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ColorEmoji" svg:font-family="AppleColorEmoji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wiss" style:font-pitch="variable"/>
    <style:font-face style:name="TimesNewRomanPSMT" svg:font-family="TimesNewRomanPSMT" style:font-family-generic="roman" style:font-pitch="variable"/>
    <style:font-face style:name="webkit-standard" svg:font-family="webkit-standard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rsid="002b896a" officeooo:paragraph-rsid="002b896a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124aa6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124aa6" style:font-size-asian="12pt" style:font-size-complex="12pt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2181be" style:font-size-asian="12pt" style:font-size-complex="12pt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2181be" officeooo:paragraph-rsid="002181be" style:font-size-asian="12pt" style:font-size-complex="12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e1c2c" officeooo:paragraph-rsid="001e1c2c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14afe7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24aa6" officeooo:paragraph-rsid="0033304c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33304c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343e8a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343e8a" officeooo:paragraph-rsid="00343e8a" style:font-size-asian="12pt" style:font-size-complex="12p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380c8e" style:font-size-asian="12pt" style:font-size-complex="12pt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3898c2" style:font-size-asian="12pt" style:font-size-complex="12pt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39438d" style:font-size-asian="12pt" style:font-size-complex="12pt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39e077" style:font-size-asian="12pt" style:font-size-complex="12pt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3c6040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1e1c2c" style:font-size-asian="12pt" style:font-size-complex="12pt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1936b7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1936b7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31f97b" style:font-size-asian="12pt" style:font-size-complex="12pt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31f97b" style:font-size-asian="12pt" style:font-size-complex="12pt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936b7" officeooo:paragraph-rsid="001936b7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1c84fb" style:font-size-asian="12pt" style:font-size-complex="12pt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1c84fb" style:font-size-asian="12pt" style:font-size-complex="12pt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c84fb" officeooo:paragraph-rsid="001c84fb" style:font-size-asian="12pt" style:font-size-complex="12pt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c84fb" officeooo:paragraph-rsid="003f06f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1fb8e7" style:font-size-asian="12pt" style:font-size-complex="12pt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1633c6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2b896a" style:font-size-asian="12pt" style:font-size-complex="12pt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2b896a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2b896a" officeooo:paragraph-rsid="002b896a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2b896a" officeooo:paragraph-rsid="002c72e6" style:font-size-asian="12pt" style:font-size-complex="12pt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2c72e6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2c72e6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2c72e6" officeooo:paragraph-rsid="002c72e6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11ad6e" style:font-size-asian="12pt" style:font-size-complex="12pt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16b0bf" style:font-size-asian="12pt" style:font-size-complex="12pt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6b0bf" officeooo:paragraph-rsid="0016b0bf" style:font-size-asian="12pt" style:font-size-complex="12pt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77583" officeooo:paragraph-rsid="001b09ac" style:font-size-asian="12pt" style:font-size-complex="12pt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77583" officeooo:paragraph-rsid="00177583" style:font-size-asian="12pt" style:font-size-complex="12pt"/>
    </style:style>
    <style:style style:name="P41" style:family="paragraph" style:parent-style-name="Standard">
      <style:paragraph-properties fo:margin-left="2.50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177583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177583" style:font-size-asian="12pt" style:font-size-complex="12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17b37d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2f57ed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30dbf1" style:font-size-asian="12pt" style:font-size-complex="12pt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3e293e" style:font-size-asian="12pt" style:font-size-complex="12pt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3f101f" officeooo:paragraph-rsid="003f101f" style:font-size-asian="12pt" style:font-size-complex="12pt"/>
    </style:style>
    <style:style style:name="P4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3f101f" officeooo:paragraph-rsid="003f101f" style:font-size-asian="12pt" style:font-size-complex="12pt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3fbfcf" style:font-size-asian="12pt" style:font-size-complex="12pt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24aa6" officeooo:paragraph-rsid="00124aa6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24aa6" officeooo:paragraph-rsid="00124aa6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24aa6" officeooo:paragraph-rsid="0030dbf1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24aa6" officeooo:paragraph-rsid="0014afe7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24aa6" officeooo:paragraph-rsid="0033304c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24aa6" officeooo:paragraph-rsid="0016b0bf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2.50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24aa6" officeooo:paragraph-rsid="001e1c2c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2.501cm" fo:margin-right="0cm" fo:line-height="100%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24aa6" officeooo:paragraph-rsid="00124aa6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24aa6" officeooo:paragraph-rsid="0017b37d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24aa6" officeooo:paragraph-rsid="0031f97b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24aa6" officeooo:paragraph-rsid="001bb91b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24aa6" officeooo:paragraph-rsid="001b7a4e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24aa6" officeooo:paragraph-rsid="001b7a4e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2c72e6" officeooo:paragraph-rsid="003681a9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2c72e6" officeooo:paragraph-rsid="00380c8e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34f4d4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34f4d4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3681a9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3681a9" officeooo:paragraph-rsid="003681a9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3681a9" officeooo:paragraph-rsid="00380c8e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3898c2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3898c2" officeooo:paragraph-rsid="003898c2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3898c2" officeooo:paragraph-rsid="003b0c25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39438d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39438d" officeooo:paragraph-rsid="0039438d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39438d" officeooo:paragraph-rsid="003b0c25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3b0c25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3c6040" officeooo:paragraph-rsid="003c6040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3c6040" officeooo:paragraph-rsid="003e293e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variant="normal" fo:text-transform="none" fo:color="#000000" loext:opacity="100%" style:font-name="Tahoma" fo:font-size="12pt" fo:letter-spacing="normal" fo:font-style="normal" fo:font-weight="normal" officeooo:rsid="0011ad6e" officeooo:paragraph-rsid="0011ad6e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1ad6e" officeooo:paragraph-rsid="0011ad6e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1ad6e" officeooo:paragraph-rsid="0011ad6e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bb91b" officeooo:paragraph-rsid="001bb91b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ca38c" officeooo:paragraph-rsid="001ca38c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2738d9" officeooo:paragraph-rsid="002738d9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2738d9" officeooo:paragraph-rsid="0030dbf1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cm" fo:margin-right="0cm" fo:line-height="100%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28e6e3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cm" fo:margin-right="0cm" fo:line-height="100%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28e6e3" officeooo:paragraph-rsid="0028e6e3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2b896a" officeooo:paragraph-rsid="002b896a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105c47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paragraph-rsid="00124aa6" style:font-size-asian="12pt" style:font-size-complex="12pt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c84fb" officeooo:paragraph-rsid="00124aa6" style:font-size-asian="12pt" style:font-size-complex="12pt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c84fb" officeooo:paragraph-rsid="001c84fb" style:font-size-asian="12pt" style:font-size-complex="12pt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c84fb" officeooo:paragraph-rsid="003f06f4" style:font-size-asian="12pt" style:font-size-complex="12pt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c84fb" officeooo:paragraph-rsid="003fbfcf" style:font-size-asian="12pt" style:font-size-complex="12pt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c440b" officeooo:paragraph-rsid="00124aa6" style:font-size-asian="12pt" style:font-size-complex="12pt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fb8e7" officeooo:paragraph-rsid="001e1c2c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paragraph-rsid="001e1c2c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e1c2c" officeooo:paragraph-rsid="001e1c2c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e1c2c" officeooo:paragraph-rsid="001fb8e7" style:font-size-asian="12pt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2181be" officeooo:paragraph-rsid="001fb8e7" style:font-size-asian="12pt" style:font-size-complex="12pt"/>
    </style:style>
    <style:style style:name="P10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219016" officeooo:paragraph-rsid="001633c6" style:font-size-asian="12pt" style:font-size-complex="12pt"/>
    </style:style>
    <style:style style:name="P10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219016" officeooo:paragraph-rsid="00219016" style:font-size-asian="12pt" style:font-size-complex="12pt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228799" officeooo:paragraph-rsid="00219016" style:font-size-asian="12pt" style:font-size-complex="12pt"/>
    </style:style>
    <style:style style:name="P104" style:family="paragraph" style:parent-style-name="Standard"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2321cc" officeooo:paragraph-rsid="002321cc" style:font-size-asian="12pt" style:font-size-complex="12pt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paragraph-rsid="002b896a" style:font-size-asian="12pt" style:font-size-complex="12pt"/>
    </style:style>
    <style:style style:name="P106" style:family="paragraph" style:parent-style-name="Standard"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2738d9" officeooo:paragraph-rsid="002738d9" style:font-size-asian="12pt" style:font-size-complex="12pt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2181be" officeooo:paragraph-rsid="002181be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24aa6" officeooo:paragraph-rsid="00124aa6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24aa6" officeooo:paragraph-rsid="00124aa6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24aa6" officeooo:paragraph-rsid="001c440b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24aa6" officeooo:paragraph-rsid="001e1c2c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24aa6" officeooo:paragraph-rsid="001fb8e7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24aa6" officeooo:paragraph-rsid="001b7a4e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c440b" officeooo:paragraph-rsid="00124aa6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4afe7" officeooo:paragraph-rsid="0014afe7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4afe7" officeooo:paragraph-rsid="0033304c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4afe7" officeooo:paragraph-rsid="0033304c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1ad6e" officeooo:paragraph-rsid="0011ad6e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6b0bf" officeooo:paragraph-rsid="001e1c2c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6b0bf" officeooo:paragraph-rsid="0016b0bf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77583" officeooo:paragraph-rsid="00177583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77583" officeooo:paragraph-rsid="0031f97b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2.50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paragraph-rsid="00177583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936b7" officeooo:paragraph-rsid="00124aa6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ca38c" officeooo:paragraph-rsid="001ca38c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ca38c" officeooo:paragraph-rsid="001ca38c" style:font-size-asian="12pt" style:font-weight-asian="normal" style:font-size-complex="12pt" style:font-weight-complex="normal"/>
    </style:style>
    <style:style style:name="P127" style:family="paragraph" style:parent-style-name="Standard"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243e50" officeooo:paragraph-rsid="00247411" style:font-size-asian="12pt" style:font-weight-asian="normal" style:font-size-complex="12pt" style:font-weight-complex="normal"/>
    </style:style>
    <style:style style:name="P128" style:family="paragraph" style:parent-style-name="Standard"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243e50" officeooo:paragraph-rsid="00243e50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margin-left="1.251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266a65" officeooo:paragraph-rsid="00266a65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0cm" fo:margin-right="0cm" fo:line-height="100%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28e6e3" officeooo:paragraph-rsid="0028e6e3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0cm" fo:margin-right="0cm" fo:line-height="100%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2adab2" officeooo:paragraph-rsid="002b896a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0cm" fo:margin-right="0cm" fo:line-height="100%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2adab2" officeooo:paragraph-rsid="002adab2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2c72e6" officeooo:paragraph-rsid="002c72e6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2b896a" officeooo:paragraph-rsid="002c72e6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e1c2c" officeooo:paragraph-rsid="001fb8e7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bold" officeooo:rsid="002181be" officeooo:paragraph-rsid="002181be" style:font-size-asian="12pt" style:font-weight-asian="bold" style:font-size-complex="12pt" style:font-weight-complex="bold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bold" officeooo:rsid="002181be" officeooo:paragraph-rsid="0030dbf1" style:font-size-asian="12pt" style:font-weight-asian="bold" style:font-size-complex="12pt" style:font-weight-complex="bold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bold" officeooo:rsid="001b7a4e" officeooo:paragraph-rsid="001b7a4e" style:font-size-asian="12pt" style:font-weight-asian="bold" style:font-size-complex="12pt" style:font-weight-complex="bold"/>
    </style:style>
    <style:style style:name="P139" style:family="paragraph" style:parent-style-name="Standard">
      <style:paragraph-properties fo:margin-left="0cm" fo:margin-right="0cm" fo:line-height="100%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bold" officeooo:rsid="0028e6e3" officeooo:paragraph-rsid="002f57ed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margin-left="0cm" fo:margin-right="0cm" fo:line-height="100%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bold" officeooo:rsid="002adab2" officeooo:paragraph-rsid="002f57ed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bold" officeooo:rsid="002b896a" officeooo:paragraph-rsid="002b896a" style:font-size-asian="12pt" style:font-weight-asian="bold" style:font-size-complex="12pt" style:font-weight-complex="bold"/>
    </style:style>
    <style:style style:name="P14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bold" officeooo:rsid="002b896a" officeooo:paragraph-rsid="002c72e6" style:font-size-asian="12pt" style:font-weight-asian="bold" style:font-size-complex="12pt" style:font-weight-complex="bold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bold" officeooo:rsid="001c84fb" officeooo:paragraph-rsid="003f06f4" style:font-size-asian="12pt" style:font-weight-asian="bold" style:font-size-complex="12pt" style:font-weight-complex="bold"/>
    </style:style>
    <style:style style:name="P14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rsid="00124aa6" officeooo:paragraph-rsid="0030dbf1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rsid="00124aa6" officeooo:paragraph-rsid="00124aa6" style:font-size-asian="12pt" style:font-weight-asian="bold" style:font-size-complex="12pt" style:font-weight-complex="bold"/>
    </style:style>
    <style:style style:name="P14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rsid="002c72e6" officeooo:paragraph-rsid="00343e8a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rsid="002c72e6" officeooo:paragraph-rsid="00343e8a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rsid="002c72e6" officeooo:paragraph-rsid="002c72e6" style:font-size-asian="12pt" style:font-weight-asian="bold" style:font-size-complex="12pt" style:font-weight-complex="bold"/>
    </style:style>
    <style:style style:name="P14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rsid="002c72e6" officeooo:paragraph-rsid="0034f4d4" style:font-size-asian="12pt" style:font-weight-asian="bold" style:font-size-complex="12pt" style:font-weight-complex="bold"/>
    </style:style>
    <style:style style:name="P15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rsid="002c72e6" officeooo:paragraph-rsid="0034f4d4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rsid="002c72e6" officeooo:paragraph-rsid="003898c2" style:font-size-asian="12pt" style:font-weight-asian="bold" style:font-size-complex="12pt" style:font-weight-complex="bold"/>
    </style:style>
    <style:style style:name="P15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rsid="002b896a" officeooo:paragraph-rsid="002b896a" style:font-size-asian="12pt" style:font-weight-asian="bold" style:font-size-complex="12pt" style:font-weight-complex="bold"/>
    </style:style>
    <style:style style:name="P15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rsid="002b896a" officeooo:paragraph-rsid="0033304c" style:font-size-asian="12pt" style:font-weight-asian="bold" style:font-size-complex="12pt" style:font-weight-complex="bold"/>
    </style:style>
    <style:style style:name="P15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rsid="002b896a" officeooo:paragraph-rsid="0031f97b" style:font-size-asian="12pt" style:font-weight-asian="bold" style:font-size-complex="12pt" style:font-weight-complex="bold"/>
    </style:style>
    <style:style style:name="P15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paragraph-rsid="00105c47" style:font-size-asian="12pt" style:font-weight-asian="bold" style:font-size-complex="12pt" style:font-weight-complex="bold"/>
    </style:style>
    <style:style style:name="P156" style:family="paragraph" style:parent-style-name="Standard">
      <style:text-properties fo:font-variant="normal" fo:text-transform="none" fo:color="#000000" loext:opacity="100%" style:font-name="Tahoma" fo:font-size="12pt" fo:letter-spacing="normal" fo:font-style="normal" fo:font-weight="bold" officeooo:paragraph-rsid="0011ad6e" style:font-size-asian="12pt" style:font-weight-asian="bold" style:font-size-complex="12pt" style:font-weight-complex="bold"/>
    </style:style>
    <style:style style:name="P15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rsid="00219016" officeooo:paragraph-rsid="00219016" style:font-size-asian="12pt" style:font-weight-asian="bold" style:font-size-complex="12pt" style:font-weight-complex="bold"/>
    </style:style>
    <style:style style:name="P15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rsid="0030dbf1" officeooo:paragraph-rsid="0030dbf1" style:font-size-asian="12pt" style:font-weight-asian="bold" style:font-size-complex="12pt" style:font-weight-complex="bold"/>
    </style:style>
    <style:style style:name="P15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rsid="0030dbf1" officeooo:paragraph-rsid="0031f97b" style:font-size-asian="12pt" style:font-weight-asian="bold" style:font-size-complex="12pt" style:font-weight-complex="bold"/>
    </style:style>
    <style:style style:name="P16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rsid="0030dbf1" officeooo:paragraph-rsid="0033304c" style:font-size-asian="12pt" style:font-weight-asian="bold" style:font-size-complex="12pt" style:font-weight-complex="bold"/>
    </style:style>
    <style:style style:name="P16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rsid="002738d9" officeooo:paragraph-rsid="0030dbf1" style:font-size-asian="12pt" style:font-weight-asian="bold" style:font-size-complex="12pt" style:font-weight-complex="bold"/>
    </style:style>
    <style:style style:name="P162" style:family="paragraph" style:parent-style-name="Standard">
      <style:paragraph-properties fo:margin-left="0cm" fo:margin-right="0cm" fo:line-height="100%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paragraph-rsid="0028e6e3" style:font-size-asian="12pt" style:font-weight-asian="bold" style:font-size-complex="12pt" style:font-weight-complex="bold"/>
    </style:style>
    <style:style style:name="P163" style:family="paragraph" style:parent-style-name="Standard">
      <style:paragraph-properties fo:margin-left="0cm" fo:margin-right="0cm" fo:line-height="100%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paragraph-rsid="00105c47" style:font-size-asian="12pt" style:font-weight-asian="bold" style:font-size-complex="12pt" style:font-weight-complex="bold"/>
    </style:style>
    <style:style style:name="P16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paragraph-rsid="0028e6e3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rsid="00343e8a" officeooo:paragraph-rsid="00343e8a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rsid="0034f4d4" officeooo:paragraph-rsid="0034f4d4" style:font-size-asian="12pt" style:font-weight-asian="bold" style:font-size-complex="12pt" style:font-weight-complex="bold"/>
    </style:style>
    <style:style style:name="P16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rsid="003898c2" officeooo:paragraph-rsid="003b0c25" style:font-size-asian="12pt" style:font-weight-asian="bold" style:font-size-complex="12pt" style:font-weight-complex="bold"/>
    </style:style>
    <style:style style:name="P16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paragraph-rsid="00219016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paragraph-rsid="0034f4d4" style:font-size-asian="12pt" style:font-size-complex="12pt"/>
    </style:style>
    <style:style style:name="P17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paragraph-rsid="003681a9" style:font-size-asian="12pt" style:font-size-complex="12pt"/>
    </style:style>
    <style:style style:name="P17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paragraph-rsid="00219016" style:font-size-asian="12pt" style:font-size-complex="12pt"/>
    </style:style>
    <style:style style:name="P17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paragraph-rsid="00219016" style:font-size-asian="12pt" style:font-size-complex="12pt"/>
    </style:style>
    <style:style style:name="P173" style:family="paragraph" style:parent-style-name="Standard">
      <style:paragraph-properties fo:margin-left="0cm" fo:margin-right="0cm" fo:line-height="100%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paragraph-rsid="002b896a" style:font-size-asian="12pt" style:font-size-complex="12pt"/>
    </style:style>
    <style:style style:name="P17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paragraph-rsid="00105c47" style:font-size-asian="12pt" style:font-size-complex="12pt"/>
    </style:style>
    <style:style style:name="P17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paragraph-rsid="003f101f" style:font-size-asian="12pt" style:font-size-complex="12pt"/>
    </style:style>
    <style:style style:name="P17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bold" officeooo:paragraph-rsid="003f101f" style:font-size-asian="12pt" style:font-size-complex="12pt"/>
    </style:style>
    <style:style style:name="P177" style:family="paragraph" style:parent-style-name="Standard">
      <style:text-properties fo:color="#000000" loext:opacity="100%" style:font-name="Tahoma" fo:font-size="12pt" style:text-underline-style="none" fo:font-weight="normal" officeooo:rsid="002321cc" officeooo:paragraph-rsid="002321cc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style:font-name="Tahoma" fo:font-size="12pt" style:text-underline-style="none" fo:font-weight="normal" officeooo:rsid="002321cc" officeooo:paragraph-rsid="0028e6e3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margin-left="1.251cm" fo:margin-right="0cm" fo:text-indent="0cm" style:auto-text-indent="false"/>
      <style:text-properties style:font-name="Tahoma" fo:font-size="12pt" officeooo:paragraph-rsid="00124aa6" style:font-size-asian="12pt" style:font-size-complex="12pt"/>
    </style:style>
    <style:style style:name="P180" style:family="paragraph" style:parent-style-name="Standard">
      <style:paragraph-properties fo:margin-left="0cm" fo:margin-right="0cm" fo:text-indent="0cm" style:auto-text-indent="false"/>
      <style:text-properties style:font-name="Tahoma" fo:font-size="12pt" officeooo:paragraph-rsid="001c440b" style:font-size-asian="12pt" style:font-size-complex="12pt"/>
    </style:style>
    <style:style style:name="P181" style:family="paragraph" style:parent-style-name="Standard">
      <style:paragraph-properties fo:margin-left="1.251cm" fo:margin-right="0cm" fo:text-indent="0cm" style:auto-text-indent="false"/>
      <style:text-properties style:font-name="Tahoma" fo:font-size="12pt" officeooo:paragraph-rsid="0039e077" style:font-size-asian="12pt" style:font-size-complex="12pt"/>
    </style:style>
    <style:style style:name="P182" style:family="paragraph" style:parent-style-name="Standard">
      <style:paragraph-properties fo:margin-left="1.251cm" fo:margin-right="0cm" fo:text-indent="0cm" style:auto-text-indent="false"/>
      <style:text-properties style:font-name="Tahoma" fo:font-size="12pt" officeooo:rsid="0039e077" officeooo:paragraph-rsid="0039e077" style:font-size-asian="12pt" style:font-size-complex="12pt"/>
    </style:style>
    <style:style style:name="P183" style:family="paragraph" style:parent-style-name="Standard">
      <style:paragraph-properties fo:margin-left="1.251cm" fo:margin-right="0cm" fo:line-height="100%" fo:text-indent="0cm" style:auto-text-indent="false"/>
      <style:text-properties style:font-name="Tahoma" fo:font-size="12pt" officeooo:paragraph-rsid="00143234" style:font-size-asian="12pt" style:font-size-complex="12pt"/>
    </style:style>
    <style:style style:name="P184" style:family="paragraph" style:parent-style-name="Standard">
      <style:paragraph-properties fo:margin-left="0cm" fo:margin-right="0cm" fo:line-height="100%" fo:text-indent="0cm" style:auto-text-indent="false"/>
      <style:text-properties style:font-name="Tahoma" fo:font-size="12pt" officeooo:paragraph-rsid="0028e6e3" style:font-size-asian="12pt" style:font-size-complex="12pt"/>
    </style:style>
    <style:style style:name="P185" style:family="paragraph" style:parent-style-name="Standard">
      <style:paragraph-properties fo:margin-left="1.251cm" fo:margin-right="0cm" fo:text-indent="0cm" style:auto-text-indent="false"/>
      <style:text-properties style:font-name="Tahoma" fo:font-size="12pt" officeooo:paragraph-rsid="00219016" style:font-size-asian="12pt" style:font-size-complex="12pt"/>
    </style:style>
    <style:style style:name="P186" style:family="paragraph" style:parent-style-name="Standard">
      <style:text-properties style:font-name="Tahoma" fo:font-size="12pt" officeooo:paragraph-rsid="00266a65" style:font-size-asian="12pt" style:font-size-complex="12pt"/>
    </style:style>
    <style:style style:name="P187" style:family="paragraph" style:parent-style-name="Standard">
      <style:paragraph-properties fo:margin-left="1.251cm" fo:text-indent="0cm" style:auto-text-indent="false"/>
      <style:text-properties style:font-name="Tahoma" fo:font-size="12pt" officeooo:paragraph-rsid="00266a65" style:font-size-asian="12pt" style:font-size-complex="12pt"/>
    </style:style>
    <style:style style:name="P188" style:family="paragraph" style:parent-style-name="Standard">
      <style:paragraph-properties fo:margin-left="1.251cm" fo:text-indent="0cm" style:auto-text-indent="false"/>
      <style:text-properties style:font-name="Tahoma" fo:font-size="12pt" officeooo:rsid="00266a65" officeooo:paragraph-rsid="00266a65" style:font-size-asian="12pt" style:font-size-complex="12pt"/>
    </style:style>
    <style:style style:name="P189" style:family="paragraph" style:parent-style-name="Standard">
      <style:paragraph-properties fo:margin-left="0cm" fo:margin-right="0cm" fo:text-indent="0cm" style:auto-text-indent="false"/>
      <style:text-properties style:font-name="Tahoma" fo:font-size="12pt" officeooo:paragraph-rsid="00143234" style:font-size-asian="12pt" style:font-size-complex="12pt"/>
    </style:style>
    <style:style style:name="P190" style:family="paragraph" style:parent-style-name="Standard">
      <style:text-properties style:font-name="Tahoma" fo:font-size="12pt" officeooo:paragraph-rsid="002738d9" style:font-size-asian="12pt" style:font-size-complex="12pt"/>
    </style:style>
    <style:style style:name="P19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ahoma" fo:font-size="12pt" officeooo:rsid="003f101f" officeooo:paragraph-rsid="003f101f" style:font-size-asian="12pt" style:font-size-complex="12pt"/>
    </style:style>
    <style:style style:name="P192" style:family="paragraph" style:parent-style-name="Standard">
      <style:paragraph-properties fo:margin-left="1.251cm" fo:margin-right="0cm" fo:text-indent="0cm" style:auto-text-indent="false"/>
      <style:text-properties style:font-name="Tahoma" fo:font-size="12pt" officeooo:paragraph-rsid="003fbfcf" style:font-size-asian="12pt" style:font-size-complex="12pt"/>
    </style:style>
    <style:style style:name="P193" style:family="paragraph" style:parent-style-name="Standard">
      <style:paragraph-properties fo:margin-left="1.251cm" fo:margin-right="0cm" fo:text-indent="0cm" style:auto-text-indent="false"/>
      <style:text-properties style:font-name="Tahoma" fo:font-size="12pt" fo:font-weight="bold" officeooo:rsid="0039e077" officeooo:paragraph-rsid="0039e077" style:font-size-asian="12pt" style:font-weight-asian="bold" style:font-size-complex="12pt" style:font-weight-complex="bold"/>
    </style:style>
    <style:style style:name="P194" style:family="paragraph" style:parent-style-name="Standard">
      <style:text-properties style:font-name="Tahoma" fo:font-size="12pt" fo:font-weight="bold" officeooo:paragraph-rsid="00105c47" style:font-size-asian="12pt" style:font-weight-asian="bold" style:font-size-complex="12pt" style:font-weight-complex="bold"/>
    </style:style>
    <style:style style:name="P195" style:family="paragraph" style:parent-style-name="Standard">
      <style:text-properties style:font-name="Tahoma" fo:font-size="12pt" fo:font-weight="bold" officeooo:rsid="002738d9" officeooo:paragraph-rsid="002f57ed" style:font-size-asian="12pt" style:font-weight-asian="bold" style:font-size-complex="12pt" style:font-weight-complex="bold"/>
    </style:style>
    <style:style style:name="P196" style:family="paragraph" style:parent-style-name="Standard">
      <style:text-properties style:font-name="Tahoma" fo:font-size="12pt" fo:font-weight="bold" officeooo:paragraph-rsid="002321cc" style:font-size-asian="12pt" style:font-weight-asian="bold" style:font-size-complex="12pt" style:font-weight-complex="bold"/>
    </style:style>
    <style:style style:name="P197" style:family="paragraph" style:parent-style-name="Standard">
      <style:text-properties style:font-name="Tahoma" fo:font-size="12pt" fo:font-weight="bold" officeooo:paragraph-rsid="002f57ed" style:font-size-asian="12pt" style:font-weight-asian="bold" style:font-size-complex="12pt" style:font-weight-complex="bold"/>
    </style:style>
    <style:style style:name="P198" style:family="paragraph" style:parent-style-name="Standard">
      <style:paragraph-properties fo:margin-left="1.251cm" fo:margin-right="0cm" fo:text-indent="0cm" style:auto-text-indent="false"/>
      <style:text-properties style:font-name="Tahoma" fo:font-size="12pt" fo:font-weight="normal" officeooo:rsid="0039e077" officeooo:paragraph-rsid="0039e077" style:font-size-asian="12pt" style:font-weight-asian="normal" style:font-size-complex="12pt" style:font-weight-complex="normal"/>
    </style:style>
    <style:style style:name="P199" style:family="paragraph" style:parent-style-name="Standard">
      <style:paragraph-properties fo:margin-left="1.251cm" fo:margin-right="0cm" fo:text-indent="0cm" style:auto-text-indent="false"/>
      <style:text-properties style:font-name="Tahoma" fo:font-size="12pt" fo:font-weight="normal" officeooo:rsid="003b0c25" officeooo:paragraph-rsid="003b0c25" style:font-size-asian="12pt" style:font-weight-asian="normal" style:font-size-complex="12pt" style:font-weight-complex="normal"/>
    </style:style>
    <style:style style:name="P200" style:family="paragraph" style:parent-style-name="Standard">
      <style:text-properties style:font-name="Tahoma" fo:font-size="12pt" fo:font-weight="normal" officeooo:paragraph-rsid="00105c47" style:font-size-asian="12pt" style:font-weight-asian="normal" style:font-size-complex="12pt" style:font-weight-complex="normal"/>
    </style:style>
    <style:style style:name="P201" style:family="paragraph" style:parent-style-name="Standard">
      <style:text-properties style:font-name="Tahoma" fo:font-size="12pt" fo:font-weight="normal" officeooo:rsid="002321cc" officeooo:paragraph-rsid="002321cc" style:font-size-asian="12pt" style:font-weight-asian="normal" style:font-size-complex="12pt" style:font-weight-complex="normal"/>
    </style:style>
    <style:style style:name="P202" style:family="paragraph" style:parent-style-name="Standard">
      <style:text-properties style:font-name="Tahoma" fo:font-size="12pt" fo:font-weight="normal" officeooo:rsid="002321cc" officeooo:paragraph-rsid="0028e6e3" style:font-size-asian="12pt" style:font-weight-asian="normal" style:font-size-complex="12pt" style:font-weight-complex="normal"/>
    </style:style>
    <style:style style:name="P203" style:family="paragraph" style:parent-style-name="Standard">
      <style:text-properties style:font-name="Tahoma" fo:font-size="12pt" fo:font-weight="normal" officeooo:rsid="002738d9" officeooo:paragraph-rsid="002738d9" style:font-size-asian="12pt" style:font-weight-asian="normal" style:font-size-complex="12pt" style:font-weight-complex="normal"/>
    </style:style>
    <style:style style:name="P204" style:family="paragraph" style:parent-style-name="Standard">
      <style:paragraph-properties fo:margin-left="0cm" fo:margin-right="0cm" fo:line-height="100%" fo:text-indent="0cm" style:auto-text-indent="false"/>
      <style:text-properties style:font-name="Tahoma" fo:font-size="12pt" fo:font-weight="normal" officeooo:paragraph-rsid="0028e6e3" style:font-size-asian="12pt" style:font-weight-asian="normal" style:font-size-complex="12pt" style:font-weight-complex="normal"/>
    </style:style>
    <style:style style:name="P205" style:family="paragraph" style:parent-style-name="Standard">
      <style:text-properties style:font-name="Tahoma" fo:font-size="12pt" fo:font-weight="normal" officeooo:paragraph-rsid="0028e6e3" style:font-size-asian="12pt" style:font-size-complex="12pt"/>
    </style:style>
    <style:style style:name="P206" style:family="paragraph" style:parent-style-name="Standard">
      <style:text-properties style:font-name="Tahoma" fo:font-size="12pt" fo:font-weight="normal" officeooo:paragraph-rsid="002321cc" style:font-size-asian="12pt" style:font-size-complex="12pt"/>
    </style:style>
    <style:style style:name="P207" style:family="paragraph" style:parent-style-name="Standard">
      <style:text-properties style:font-name="Tahoma" fo:font-size="12pt" fo:font-weight="normal" officeooo:rsid="002321cc" officeooo:paragraph-rsid="002321cc" style:font-size-asian="12pt" style:font-size-complex="12pt"/>
    </style:style>
    <style:style style:name="P208" style:family="paragraph" style:parent-style-name="Standard">
      <style:paragraph-properties fo:margin-left="0cm" fo:margin-right="0cm" fo:line-height="100%" fo:text-indent="0cm" style:auto-text-indent="false"/>
      <style:text-properties style:font-name="Tahoma" fo:font-size="12pt" fo:font-weight="normal" officeooo:paragraph-rsid="0028e6e3" style:font-size-asian="12pt" style:font-size-complex="12pt"/>
    </style:style>
    <style:style style:name="P209" style:family="paragraph" style:parent-style-name="Standard">
      <style:paragraph-properties fo:margin-left="0cm" fo:margin-right="0cm" fo:line-height="100%" fo:text-indent="0cm" style:auto-text-indent="false"/>
      <style:text-properties style:font-name="Tahoma" fo:font-size="12pt" fo:font-weight="normal" officeooo:paragraph-rsid="002adab2" style:font-size-asian="12pt" style:font-size-complex="12pt"/>
    </style:style>
    <style:style style:name="P210" style:family="paragraph" style:parent-style-name="Standard">
      <style:paragraph-properties fo:margin-left="0cm" fo:margin-right="0cm" fo:line-height="100%" fo:text-indent="0cm" style:auto-text-indent="false"/>
      <style:text-properties style:font-name="Tahoma" fo:font-size="12pt" fo:font-weight="normal" officeooo:paragraph-rsid="002f57ed" style:font-size-asian="12pt" style:font-size-complex="12pt"/>
    </style:style>
    <style:style style:name="P211" style:family="paragraph" style:parent-style-name="Standard">
      <style:paragraph-properties fo:margin-left="0cm" fo:margin-right="0cm" fo:line-height="100%" fo:text-indent="0cm" style:auto-text-indent="false"/>
      <style:text-properties style:font-name="Tahoma" fo:font-size="12pt" fo:font-weight="normal" officeooo:paragraph-rsid="002b896a" style:font-size-asian="12pt" style:font-size-complex="12pt"/>
    </style:style>
    <style:style style:name="P212" style:family="paragraph" style:parent-style-name="Standard">
      <style:paragraph-properties fo:margin-left="0cm" fo:margin-right="0cm" fo:line-height="100%" fo:text-indent="0cm" style:auto-text-indent="false"/>
      <style:text-properties style:font-name="Tahoma" fo:font-size="12pt" fo:font-weight="normal" officeooo:paragraph-rsid="003fbfcf" style:font-size-asian="12pt" style:font-size-complex="12pt"/>
    </style:style>
    <style:style style:name="P213" style:family="paragraph" style:parent-style-name="Standard">
      <style:paragraph-properties fo:margin-left="0cm" fo:margin-right="0cm" fo:line-height="100%" fo:text-indent="0cm" style:auto-text-indent="false"/>
      <style:text-properties style:font-name="Tahoma" fo:font-size="12pt" fo:font-weight="normal" officeooo:rsid="0028e6e3" officeooo:paragraph-rsid="0028e6e3" style:font-size-asian="12pt" style:font-size-complex="12pt"/>
    </style:style>
    <style:style style:name="P214" style:family="paragraph" style:parent-style-name="Standard">
      <style:paragraph-properties fo:margin-left="0cm" fo:margin-right="0cm" fo:line-height="100%" fo:text-indent="0cm" style:auto-text-indent="false"/>
      <style:text-properties style:font-name="Tahoma" fo:font-size="12pt" fo:font-weight="normal" officeooo:rsid="002adab2" officeooo:paragraph-rsid="002adab2" style:font-size-asian="12pt" style:font-size-complex="12pt"/>
    </style:style>
    <style:style style:name="P215" style:family="paragraph" style:parent-style-name="Standard">
      <style:text-properties style:font-name="Tahoma" fo:font-size="12pt" fo:font-weight="normal" officeooo:paragraph-rsid="00243e50" style:font-size-asian="12pt" style:font-size-complex="12pt"/>
    </style:style>
    <style:style style:name="P216" style:family="paragraph" style:parent-style-name="Standard">
      <style:text-properties style:font-name="Tahoma" fo:font-size="12pt" fo:font-weight="normal" officeooo:paragraph-rsid="00247411" style:font-size-asian="12pt" style:font-size-complex="12pt"/>
    </style:style>
    <style:style style:name="P217" style:family="paragraph" style:parent-style-name="Standard">
      <style:text-properties style:font-name="Tahoma" fo:font-size="12pt" fo:font-weight="normal" officeooo:rsid="00243e50" officeooo:paragraph-rsid="00243e50" style:font-size-asian="12pt" style:font-size-complex="12pt"/>
    </style:style>
    <style:style style:name="P218" style:family="paragraph" style:parent-style-name="Standard">
      <style:text-properties style:font-name="Tahoma" fo:font-size="12pt" fo:font-weight="normal" officeooo:paragraph-rsid="00266a65" style:font-size-asian="12pt" style:font-size-complex="12pt"/>
    </style:style>
    <style:style style:name="P219" style:family="paragraph" style:parent-style-name="Standard">
      <style:text-properties style:font-name="Tahoma" fo:font-size="12pt" fo:font-weight="normal" officeooo:paragraph-rsid="002738d9" style:font-size-asian="12pt" style:font-size-complex="12pt"/>
    </style:style>
    <style:style style:name="P220" style:family="paragraph" style:parent-style-name="Standard">
      <style:paragraph-properties fo:margin-left="1.251cm" fo:margin-right="0cm" fo:text-indent="0cm" style:auto-text-indent="false"/>
      <style:text-properties style:font-name="Tahoma" fo:font-size="12pt" fo:font-weight="normal" officeooo:paragraph-rsid="0039e077" style:font-size-asian="12pt" style:font-size-complex="12pt"/>
    </style:style>
    <style:style style:name="P221" style:family="paragraph" style:parent-style-name="Standard">
      <style:text-properties style:font-name="Tahoma" fo:font-size="12pt" fo:font-weight="normal" officeooo:paragraph-rsid="003e293e" style:font-size-asian="12pt" style:font-size-complex="12pt"/>
    </style:style>
    <style:style style:name="P222" style:family="paragraph" style:parent-style-name="Standard">
      <style:text-properties style:font-name="Tahoma" fo:font-size="12pt" fo:font-weight="normal" officeooo:paragraph-rsid="003f06f4" style:font-size-asian="12pt" style:font-size-complex="12pt"/>
    </style:style>
    <style:style style:name="P22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3f101f"/>
    </style:style>
    <style:style style:name="P224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rsid="001ca38c" officeooo:paragraph-rsid="001ca38c" style:font-size-asian="12pt" style:font-weight-asian="normal" style:font-size-complex="12pt" style:font-weight-complex="normal"/>
    </style:style>
    <style:style style:name="P225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1936b7" style:font-size-asian="12pt" style:font-size-complex="12pt"/>
    </style:style>
    <style:style style:name="P226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31f97b" style:font-size-asian="12pt" style:font-size-complex="12pt"/>
    </style:style>
    <style:style style:name="P22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31f97b" style:font-size-asian="12pt" style:font-size-complex="12pt"/>
    </style:style>
    <style:style style:name="P228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2e353d" style:font-size-asian="12pt" style:font-size-complex="12pt"/>
    </style:style>
    <style:style style:name="P229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1ca38c" style:font-size-asian="12pt" style:font-size-complex="12pt"/>
    </style:style>
    <style:style style:name="P230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officeooo:paragraph-rsid="0030dbf1" style:font-size-asian="12pt" style:font-size-complex="12pt"/>
    </style:style>
    <style:style style:name="P231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936b7" officeooo:paragraph-rsid="001936b7" style:font-size-asian="12pt" style:font-weight-asian="normal" style:font-size-complex="12pt" style:font-weight-complex="normal"/>
    </style:style>
    <style:style style:name="P232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bb91b" officeooo:paragraph-rsid="001bb91b" style:font-size-asian="12pt" style:font-weight-asian="normal" style:font-size-complex="12pt" style:font-weight-complex="normal"/>
    </style:style>
    <style:style style:name="P233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24aa6" officeooo:paragraph-rsid="00124aa6" style:font-size-asian="12pt" style:font-weight-asian="normal" style:font-size-complex="12pt" style:font-weight-complex="normal"/>
    </style:style>
    <style:style style:name="P234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ca38c" officeooo:paragraph-rsid="001ca38c" style:font-size-asian="12pt" style:font-weight-asian="normal" style:font-size-complex="12pt" style:font-weight-complex="normal"/>
    </style:style>
    <style:style style:name="P235" style:family="paragraph" style:parent-style-name="Text_20_body">
      <style:paragraph-properties fo:text-indent="0cm" style:auto-text-indent="false"/>
      <style:text-properties style:font-name="Tahoma" fo:font-size="12pt" officeooo:paragraph-rsid="0028e6e3" style:font-size-asian="12pt" style:font-size-complex="12pt"/>
    </style:style>
    <style:style style:name="P236" style:family="paragraph" style:parent-style-name="Text_20_body">
      <style:paragraph-properties fo:text-indent="0cm" style:auto-text-indent="false"/>
      <style:text-properties style:font-name="Tahoma" fo:font-size="12pt" fo:font-weight="normal" officeooo:paragraph-rsid="003898c2" style:font-size-asian="12pt" style:font-size-complex="12pt"/>
    </style:style>
    <style:style style:name="T1" style:family="text">
      <style:text-properties fo:font-variant="normal" fo:text-transform="none" fo:color="#000000" loext:opacity="100%" fo:letter-spacing="normal" fo:font-style="normal"/>
    </style:style>
    <style:style style:name="T2" style:family="text">
      <style:text-properties fo:font-variant="normal" fo:text-transform="none" fo:color="#000000" loext:opacity="100%" fo:letter-spacing="normal" fo:font-style="normal" style:text-underline-style="none"/>
    </style:style>
    <style:style style:name="T3" style:family="text">
      <style:text-properties fo:font-variant="normal" fo:text-transform="none" fo:color="#000000" loext:opacity="100%" fo:letter-spacing="normal" fo:font-style="normal" style:text-underline-style="none" fo:font-weight="normal" style:font-weight-asian="normal" style:font-weight-complex="normal"/>
    </style:style>
    <style:style style:name="T4" style:family="text">
      <style:text-properties fo:font-variant="normal" fo:text-transform="none" fo:color="#000000" loext:opacity="100%" fo:letter-spacing="normal" fo:font-style="normal" style:text-underline-style="none" fo:font-weight="normal" officeooo:rsid="00124aa6" style:font-weight-asian="normal" style:font-weight-complex="normal"/>
    </style:style>
    <style:style style:name="T5" style:family="text">
      <style:text-properties fo:font-variant="normal" fo:text-transform="none" fo:color="#000000" loext:opacity="100%" fo:letter-spacing="normal" fo:font-style="normal" style:text-underline-style="none" fo:font-weight="normal" officeooo:rsid="00243e50" style:font-weight-asian="normal" style:font-weight-complex="normal"/>
    </style:style>
    <style:style style:name="T6" style:family="text">
      <style:text-properties fo:font-variant="normal" fo:text-transform="none" fo:color="#000000" loext:opacity="100%" fo:letter-spacing="normal" fo:font-style="normal" style:text-underline-style="none" fo:font-weight="normal" officeooo:rsid="00266a65" style:font-weight-asian="normal" style:font-weight-complex="normal"/>
    </style:style>
    <style:style style:name="T7" style:family="text">
      <style:text-properties fo:font-variant="normal" fo:text-transform="none" fo:color="#000000" loext:opacity="100%" fo:letter-spacing="normal" fo:font-style="normal" style:text-underline-style="none" fo:font-weight="normal" officeooo:rsid="0039e077" style:font-weight-asian="normal" style:font-weight-complex="normal"/>
    </style:style>
    <style:style style:name="T8" style:family="text">
      <style:text-properties fo:font-variant="normal" fo:text-transform="none" fo:color="#000000" loext:opacity="100%" fo:letter-spacing="normal" fo:font-style="normal" style:text-underline-style="none" fo:font-weight="normal" officeooo:rsid="0017b37d" style:font-weight-asian="normal" style:font-weight-complex="normal"/>
    </style:style>
    <style:style style:name="T9" style:family="text">
      <style:text-properties fo:font-variant="normal" fo:text-transform="none" fo:color="#000000" loext:opacity="100%" fo:letter-spacing="normal" fo:font-style="normal" style:text-underline-style="none" fo:font-weight="normal" style:font-weight-asian="normal" style:font-weight-complex="normal"/>
    </style:style>
    <style:style style:name="T10" style:family="text">
      <style:text-properties fo:font-variant="normal" fo:text-transform="none" fo:color="#000000" loext:opacity="100%" fo:letter-spacing="normal" fo:font-style="normal" style:text-underline-style="none" fo:font-weight="normal" officeooo:rsid="001b7a4e" style:font-weight-asian="normal" style:font-weight-complex="normal"/>
    </style:style>
    <style:style style:name="T11" style:family="text">
      <style:text-properties fo:font-variant="normal" fo:text-transform="none" fo:color="#000000" loext:opacity="100%" fo:letter-spacing="normal" fo:font-style="normal" style:text-underline-style="none" fo:font-weight="normal" officeooo:rsid="003f101f" style:font-weight-asian="normal" style:font-weight-complex="normal"/>
    </style:style>
    <style:style style:name="T12" style:family="text">
      <style:text-properties fo:font-variant="normal" fo:text-transform="none" fo:color="#000000" loext:opacity="100%" fo:letter-spacing="normal" fo:font-style="normal" style:text-underline-style="none" fo:font-weight="normal" officeooo:rsid="00219016"/>
    </style:style>
    <style:style style:name="T13" style:family="text">
      <style:text-properties fo:font-variant="normal" fo:text-transform="none" fo:color="#000000" loext:opacity="100%" fo:letter-spacing="normal" fo:font-style="normal" style:text-underline-style="none" fo:font-weight="normal" officeooo:rsid="00228799"/>
    </style:style>
    <style:style style:name="T14" style:family="text">
      <style:text-properties fo:font-variant="normal" fo:text-transform="none" fo:color="#000000" loext:opacity="100%" fo:letter-spacing="normal" fo:font-style="normal" style:text-underline-style="none" fo:font-weight="normal" officeooo:rsid="001c84fb"/>
    </style:style>
    <style:style style:name="T15" style:family="text">
      <style:text-properties fo:font-variant="normal" fo:text-transform="none" fo:color="#000000" loext:opacity="100%" fo:letter-spacing="normal" fo:font-style="normal" style:text-underline-style="none" fo:font-weight="normal"/>
    </style:style>
    <style:style style:name="T16" style:family="text">
      <style:text-properties fo:font-variant="normal" fo:text-transform="none" fo:color="#000000" loext:opacity="100%" fo:letter-spacing="normal" fo:font-style="normal" style:text-underline-style="none" fo:font-weight="normal" officeooo:rsid="0039e077"/>
    </style:style>
    <style:style style:name="T17" style:family="text">
      <style:text-properties fo:font-variant="normal" fo:text-transform="none" fo:color="#000000" loext:opacity="100%" fo:letter-spacing="normal" fo:font-style="normal" style:text-underline-style="none" fo:font-weight="normal" officeooo:rsid="002738d9"/>
    </style:style>
    <style:style style:name="T18" style:family="text">
      <style:text-properties fo:font-variant="normal" fo:text-transform="none" fo:color="#000000" loext:opacity="100%" fo:letter-spacing="normal" fo:font-style="normal" style:text-underline-style="none" fo:font-weight="bold" officeooo:rsid="002b896a" style:font-weight-asian="bold" style:font-weight-complex="bold"/>
    </style:style>
    <style:style style:name="T19" style:family="text">
      <style:text-properties fo:font-variant="normal" fo:text-transform="none" fo:color="#000000" loext:opacity="100%" fo:letter-spacing="normal" fo:font-style="normal" style:text-underline-style="none" fo:font-weight="bold" officeooo:rsid="002f57ed" style:font-weight-asian="bold" style:font-weight-complex="bold"/>
    </style:style>
    <style:style style:name="T20" style:family="text">
      <style:text-properties fo:font-variant="normal" fo:text-transform="none" fo:color="#000000" loext:opacity="100%" fo:letter-spacing="normal" fo:font-style="normal" style:text-underline-style="none" fo:font-weight="bold" officeooo:rsid="002adab2" style:font-weight-asian="bold" style:font-weight-complex="bold"/>
    </style:style>
    <style:style style:name="T21" style:family="text">
      <style:text-properties fo:font-variant="normal" fo:text-transform="none" fo:color="#000000" loext:opacity="100%" fo:letter-spacing="normal" fo:font-style="normal" style:text-underline-style="none" fo:font-weight="bold" officeooo:rsid="002738d9" style:font-weight-asian="bold" style:font-weight-complex="bold"/>
    </style:style>
    <style:style style:name="T22" style:family="text">
      <style:text-properties fo:font-variant="normal" fo:text-transform="none" fo:color="#000000" loext:opacity="100%" fo:letter-spacing="normal" fo:font-style="normal" style:text-underline-style="none" fo:font-weight="bold" officeooo:rsid="00247411" style:font-weight-asian="bold" style:font-weight-complex="bold"/>
    </style:style>
    <style:style style:name="T23" style:family="text">
      <style:text-properties fo:font-variant="normal" fo:text-transform="none" fo:color="#000000" loext:opacity="100%" fo:letter-spacing="normal" fo:font-style="normal" style:text-underline-style="none" fo:font-weight="bold" officeooo:rsid="003e293e" style:font-weight-asian="bold" style:font-weight-complex="bold"/>
    </style:style>
    <style:style style:name="T24" style:family="text">
      <style:text-properties fo:font-variant="normal" fo:text-transform="none" fo:color="#000000" loext:opacity="100%" fo:letter-spacing="normal" fo:font-style="normal" style:text-underline-style="none" fo:font-weight="bold" officeooo:rsid="002321cc" style:font-weight-asian="bold" style:font-weight-complex="bold"/>
    </style:style>
    <style:style style:name="T25" style:family="text">
      <style:text-properties fo:font-variant="normal" fo:text-transform="none" fo:color="#000000" loext:opacity="100%" fo:letter-spacing="normal" fo:font-style="normal" style:text-underline-style="none" fo:font-weight="bold" officeooo:rsid="00343e8a"/>
    </style:style>
    <style:style style:name="T26" style:family="text">
      <style:text-properties fo:font-variant="normal" fo:text-transform="none" fo:color="#000000" loext:opacity="100%" fo:letter-spacing="normal" fo:font-style="normal" style:text-underline-style="none" fo:font-weight="bold" officeooo:rsid="003898c2"/>
    </style:style>
    <style:style style:name="T27" style:family="text">
      <style:text-properties fo:font-variant="normal" fo:text-transform="none" fo:color="#000000" loext:opacity="100%" fo:letter-spacing="normal" fo:font-style="normal" style:text-underline-style="none" fo:font-weight="bold"/>
    </style:style>
    <style:style style:name="T28" style:family="text">
      <style:text-properties fo:font-variant="normal" fo:text-transform="none" fo:color="#000000" loext:opacity="100%" fo:letter-spacing="normal" fo:font-style="normal" style:text-underline-style="none" style:font-weight-asian="normal" style:font-weight-complex="normal"/>
    </style:style>
    <style:style style:name="T29" style:family="text">
      <style:text-properties fo:font-variant="normal" fo:text-transform="none" fo:color="#000000" loext:opacity="100%" fo:letter-spacing="normal" fo:font-style="normal" style:text-underline-style="none" officeooo:rsid="002321cc" style:font-weight-asian="normal" style:font-weight-complex="normal"/>
    </style:style>
    <style:style style:name="T30" style:family="text">
      <style:text-properties fo:font-variant="normal" fo:text-transform="none" fo:color="#000000" loext:opacity="100%" fo:letter-spacing="normal" fo:font-style="normal" style:text-underline-style="none" officeooo:rsid="00266a65" style:font-weight-asian="normal" style:font-weight-complex="normal"/>
    </style:style>
    <style:style style:name="T31" style:family="text">
      <style:text-properties fo:font-variant="normal" fo:text-transform="none" fo:color="#000000" loext:opacity="100%" fo:letter-spacing="normal" fo:font-style="normal" style:text-underline-style="none" officeooo:rsid="0028e6e3" style:font-weight-asian="normal" style:font-weight-complex="normal"/>
    </style:style>
    <style:style style:name="T32" style:family="text">
      <style:text-properties fo:font-variant="normal" fo:text-transform="none" fo:color="#000000" loext:opacity="100%" fo:letter-spacing="normal" fo:font-style="normal" style:text-underline-style="none" officeooo:rsid="002adab2" style:font-weight-asian="normal" style:font-weight-complex="normal"/>
    </style:style>
    <style:style style:name="T33" style:family="text">
      <style:text-properties fo:font-variant="normal" fo:text-transform="none" fo:color="#000000" loext:opacity="100%" fo:letter-spacing="normal" fo:font-style="normal" style:text-underline-style="none" officeooo:rsid="002b896a" style:font-weight-asian="normal" style:font-weight-complex="normal"/>
    </style:style>
    <style:style style:name="T34" style:family="text">
      <style:text-properties fo:font-variant="normal" fo:text-transform="none" fo:color="#000000" loext:opacity="100%" fo:letter-spacing="normal" fo:font-style="normal" style:text-underline-style="none" officeooo:rsid="003898c2" style:font-weight-asian="normal" style:font-weight-complex="normal"/>
    </style:style>
    <style:style style:name="T35" style:family="text">
      <style:text-properties fo:font-variant="normal" fo:text-transform="none" fo:color="#000000" loext:opacity="100%" fo:letter-spacing="normal" fo:font-style="normal" style:text-underline-style="none" officeooo:rsid="003898c2" style:font-weight-asian="normal" style:font-weight-complex="normal"/>
    </style:style>
    <style:style style:name="T36" style:family="text">
      <style:text-properties fo:font-variant="normal" fo:text-transform="none" fo:color="#000000" loext:opacity="100%" fo:letter-spacing="normal" fo:font-style="normal" style:text-underline-style="none" officeooo:rsid="00243e50" style:font-weight-asian="normal" style:font-weight-complex="normal"/>
    </style:style>
    <style:style style:name="T37" style:family="text">
      <style:text-properties fo:font-variant="normal" fo:text-transform="none" fo:color="#000000" loext:opacity="100%" fo:letter-spacing="normal" fo:font-style="normal" style:text-underline-style="none" officeooo:rsid="00247411" style:font-weight-asian="normal" style:font-weight-complex="normal"/>
    </style:style>
    <style:style style:name="T38" style:family="text">
      <style:text-properties fo:font-variant="normal" fo:text-transform="none" fo:color="#000000" loext:opacity="100%" fo:letter-spacing="normal" fo:font-style="normal" style:text-underline-style="none" officeooo:rsid="0039e077" style:font-weight-asian="normal" style:font-weight-complex="normal"/>
    </style:style>
    <style:style style:name="T39" style:family="text">
      <style:text-properties fo:font-variant="normal" fo:text-transform="none" fo:color="#000000" loext:opacity="100%" fo:letter-spacing="normal" fo:font-style="normal" style:text-underline-style="none" officeooo:rsid="002738d9"/>
    </style:style>
    <style:style style:name="T40" style:family="text">
      <style:text-properties fo:font-variant="normal" fo:text-transform="none" fo:color="#000000" loext:opacity="100%" fo:letter-spacing="normal" fo:font-style="normal" style:text-underline-style="none" officeooo:rsid="0028e6e3"/>
    </style:style>
    <style:style style:name="T41" style:family="text">
      <style:text-properties fo:font-variant="normal" fo:text-transform="none" fo:color="#000000" loext:opacity="100%" fo:letter-spacing="normal" fo:font-style="normal" style:text-underline-style="none" officeooo:rsid="002f57ed"/>
    </style:style>
    <style:style style:name="T42" style:family="text">
      <style:text-properties fo:font-variant="normal" fo:text-transform="none" fo:color="#000000" loext:opacity="100%" fo:letter-spacing="normal" fo:font-style="normal" style:text-underline-style="none"/>
    </style:style>
    <style:style style:name="T43" style:family="text">
      <style:text-properties fo:font-variant="normal" fo:text-transform="none" fo:color="#000000" loext:opacity="100%" fo:letter-spacing="normal" fo:font-style="normal" style:text-underline-style="none" officeooo:rsid="00343e8a"/>
    </style:style>
    <style:style style:name="T44" style:family="text">
      <style:text-properties fo:font-variant="normal" fo:text-transform="none" fo:color="#000000" loext:opacity="100%" fo:letter-spacing="normal" fo:font-style="normal" style:text-underline-style="none" officeooo:rsid="003898c2"/>
    </style:style>
    <style:style style:name="T45" style:family="text">
      <style:text-properties fo:font-variant="normal" fo:text-transform="none" fo:color="#000000" loext:opacity="100%" fo:letter-spacing="normal" fo:font-style="normal" style:text-underline-style="none" officeooo:rsid="0039438d"/>
    </style:style>
    <style:style style:name="T46" style:family="text">
      <style:text-properties fo:font-variant="normal" fo:text-transform="none" fo:color="#000000" loext:opacity="100%" fo:letter-spacing="normal" fo:font-style="normal" style:text-underline-style="none" officeooo:rsid="00266a65"/>
    </style:style>
    <style:style style:name="T47" style:family="text">
      <style:text-properties fo:font-variant="normal" fo:text-transform="none" fo:color="#000000" loext:opacity="100%" fo:letter-spacing="normal" fo:font-style="normal" style:text-underline-style="none" officeooo:rsid="002321cc"/>
    </style:style>
    <style:style style:name="T48" style:family="text">
      <style:text-properties fo:font-variant="normal" fo:text-transform="none" fo:color="#000000" loext:opacity="100%" fo:letter-spacing="normal" fo:font-style="normal" style:text-underline-style="none" officeooo:rsid="00247411"/>
    </style:style>
    <style:style style:name="T49" style:family="text">
      <style:text-properties fo:font-variant="normal" fo:text-transform="none" fo:color="#000000" loext:opacity="100%" fo:letter-spacing="normal" fo:font-style="normal" style:text-underline-style="none" officeooo:rsid="00243e50"/>
    </style:style>
    <style:style style:name="T50" style:family="text">
      <style:text-properties fo:font-variant="normal" fo:text-transform="none" fo:color="#000000" loext:opacity="100%" fo:letter-spacing="normal" fo:font-style="normal" officeooo:rsid="0028e6e3" style:font-weight-asian="normal" style:font-weight-complex="normal"/>
    </style:style>
    <style:style style:name="T51" style:family="text">
      <style:text-properties fo:font-variant="normal" fo:text-transform="none" fo:color="#000000" loext:opacity="100%" fo:letter-spacing="normal" fo:font-style="normal" officeooo:rsid="002738d9"/>
    </style:style>
    <style:style style:name="T52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53" style:family="text">
      <style:text-properties fo:font-variant="normal" fo:text-transform="none" fo:color="#000000" loext:opacity="100%" fo:letter-spacing="normal" fo:font-style="normal" fo:font-weight="bold" officeooo:rsid="002b896a" style:font-weight-asian="bold" style:font-weight-complex="bold"/>
    </style:style>
    <style:style style:name="T54" style:family="text">
      <style:text-properties fo:font-variant="normal" fo:text-transform="none" fo:color="#000000" loext:opacity="100%" fo:letter-spacing="normal" fo:font-style="normal" fo:font-weight="normal" officeooo:rsid="0028e6e3" style:font-weight-asian="normal" style:font-weight-complex="normal"/>
    </style:style>
    <style:style style:name="T55" style:family="text">
      <style:text-properties fo:font-variant="normal" fo:text-transform="none" fo:color="#000000" loext:opacity="100%" style:font-name="Tahoma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243e50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3f101f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loext:opacity="100%" style:font-name="Tahoma" fo:font-size="12pt" fo:letter-spacing="normal" fo:font-style="normal" style:text-underline-style="none" fo:font-weight="normal" officeooo:rsid="001b7a4e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000000" loext:opacity="100%" style:font-name="Tahoma" fo:letter-spacing="normal" fo:font-style="normal" style:text-underline-style="none" fo:font-weight="normal" style:font-weight-asian="normal" style:font-weight-complex="normal"/>
    </style:style>
    <style:style style:name="T60" style:family="text">
      <style:text-properties fo:font-variant="normal" fo:text-transform="none" fo:color="#000000" loext:opacity="100%" style:font-name="Tahoma" fo:letter-spacing="normal" fo:font-style="normal" style:text-underline-style="none" fo:font-weight="normal" officeooo:rsid="001b7a4e" style:font-weight-asian="normal" style:font-weight-complex="normal"/>
    </style:style>
    <style:style style:name="T61" style:family="text">
      <style:text-properties fo:font-variant="normal" fo:text-transform="none" fo:color="#000000" loext:opacity="100%" style:font-name="Tahoma" fo:letter-spacing="normal" fo:font-style="normal" style:text-underline-style="none" fo:font-weight="normal" officeooo:rsid="003f101f" style:font-weight-asian="normal" style:font-weight-complex="normal"/>
    </style:style>
    <style:style style:name="T62" style:family="text">
      <style:text-properties fo:font-variant="normal" fo:text-transform="none" fo:color="#000000" loext:opacity="100%" style:font-name="Calibri1" fo:font-size="11pt" fo:letter-spacing="normal" fo:font-style="normal" style:text-underline-style="none" fo:font-weight="normal" style:font-size-asian="11pt" style:font-weight-asian="normal" style:font-size-complex="12pt" style:font-weight-complex="normal"/>
    </style:style>
    <style:style style:name="T63" style:family="text">
      <style:text-properties fo:font-variant="normal" fo:text-transform="none" fo:color="#000000" loext:opacity="100%" style:font-name="Calibri1" fo:letter-spacing="normal" fo:font-style="normal" style:text-underline-style="none" fo:font-weight="normal" style:font-weight-asian="normal" style:font-weight-complex="normal"/>
    </style:style>
    <style:style style:name="T64" style:family="text">
      <style:text-properties fo:font-weight="normal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11ad6e" style:font-weight-asian="normal" style:font-weight-complex="normal"/>
    </style:style>
    <style:style style:name="T67" style:family="text">
      <style:text-properties fo:font-weight="normal" officeooo:rsid="0033304c" style:font-weight-asian="normal" style:font-weight-complex="normal"/>
    </style:style>
    <style:style style:name="T68" style:family="text">
      <style:text-properties fo:font-weight="normal" officeooo:rsid="002adab2" style:font-weight-asian="normal" style:font-weight-complex="normal"/>
    </style:style>
    <style:style style:name="T69" style:family="text">
      <style:text-properties fo:font-weight="normal" officeooo:rsid="002b896a" style:font-weight-asian="normal" style:font-weight-complex="normal"/>
    </style:style>
    <style:style style:name="T70" style:family="text">
      <style:text-properties fo:font-weight="normal" officeooo:rsid="002b896a"/>
    </style:style>
    <style:style style:name="T71" style:family="text">
      <style:text-properties fo:color="#000000" loext:opacity="100%" style:font-name="Calibri" fo:font-size="11pt" style:text-underline-style="none" style:font-size-asian="11pt"/>
    </style:style>
    <style:style style:name="T72" style:family="text">
      <style:text-properties fo:color="#000000" loext:opacity="100%" style:font-name="Calibri" fo:font-size="11pt" style:text-underline-style="none" style:font-size-asian="11pt" style:font-weight-asian="normal" style:font-weight-complex="normal"/>
    </style:style>
    <style:style style:name="T73" style:family="text">
      <style:text-properties fo:color="#000000" loext:opacity="100%" style:font-name="Calibri" fo:font-size="11pt" style:text-underline-style="none" officeooo:rsid="001b7a4e" style:font-size-asian="11pt" style:font-weight-asian="normal" style:font-weight-complex="normal"/>
    </style:style>
    <style:style style:name="T74" style:family="text">
      <style:text-properties fo:color="#000000" loext:opacity="100%" style:font-name="Calibri" style:text-underline-style="none"/>
    </style:style>
    <style:style style:name="T75" style:family="text">
      <style:text-properties fo:color="#000000" loext:opacity="100%" style:font-name="Calibri" style:text-underline-style="none" officeooo:rsid="001b7a4e" style:font-weight-asian="normal" style:font-weight-complex="normal"/>
    </style:style>
    <style:style style:name="T76" style:family="text">
      <style:text-properties fo:color="#000000" loext:opacity="100%" style:text-underline-style="none"/>
    </style:style>
    <style:style style:name="T77" style:family="text">
      <style:text-properties fo:color="#000000" loext:opacity="100%" style:text-underline-style="none" officeooo:rsid="00219016"/>
    </style:style>
    <style:style style:name="T78" style:family="text">
      <style:text-properties fo:color="#000000" loext:opacity="100%" style:text-underline-style="none" officeooo:rsid="002321cc"/>
    </style:style>
    <style:style style:name="T79" style:family="text">
      <style:text-properties fo:color="#000000" loext:opacity="100%" style:text-underline-style="none" officeooo:rsid="002321cc" style:font-weight-asian="normal" style:font-weight-complex="normal"/>
    </style:style>
    <style:style style:name="T80" style:family="text">
      <style:text-properties fo:color="#000000" loext:opacity="100%" style:text-underline-style="none" officeooo:rsid="002f57ed" style:font-weight-asian="normal" style:font-weight-complex="normal"/>
    </style:style>
    <style:style style:name="T81" style:family="text">
      <style:text-properties fo:color="#000000" loext:opacity="100%" style:text-underline-style="none" officeooo:rsid="00266a65" style:font-weight-asian="normal" style:font-weight-complex="normal"/>
    </style:style>
    <style:style style:name="T82" style:family="text">
      <style:text-properties fo:color="#000000" loext:opacity="100%" style:text-underline-style="none" officeooo:rsid="002738d9" style:font-weight-asian="normal" style:font-weight-complex="normal"/>
    </style:style>
    <style:style style:name="T83" style:family="text">
      <style:text-properties fo:color="#000000" loext:opacity="100%" style:text-underline-style="none" officeooo:rsid="001b7a4e" style:font-weight-asian="normal" style:font-weight-complex="normal"/>
    </style:style>
    <style:style style:name="T84" style:family="text">
      <style:text-properties fo:color="#000000" loext:opacity="100%" style:text-underline-style="none" officeooo:rsid="00266a65"/>
    </style:style>
    <style:style style:name="T85" style:family="text">
      <style:text-properties fo:color="#000000" loext:opacity="100%" style:text-underline-style="none" officeooo:rsid="002738d9"/>
    </style:style>
    <style:style style:name="T86" style:family="text">
      <style:text-properties fo:color="#000000" loext:opacity="100%" style:text-underline-style="none" officeooo:rsid="001c440b"/>
    </style:style>
    <style:style style:name="T87" style:family="text">
      <style:text-properties fo:color="#000000" loext:opacity="100%" style:text-underline-style="none" fo:font-weight="bold" style:font-weight-asian="bold" style:font-weight-complex="bold"/>
    </style:style>
    <style:style style:name="T88" style:family="text">
      <style:text-properties fo:color="#000000" loext:opacity="100%" style:text-underline-style="none" fo:font-weight="bold" officeooo:rsid="0028e6e3" style:font-weight-asian="bold" style:font-weight-complex="bold"/>
    </style:style>
    <style:style style:name="T89" style:family="text">
      <style:text-properties fo:color="#000000" loext:opacity="100%" style:text-underline-style="none" fo:font-weight="bold" officeooo:rsid="0030dbf1" style:font-weight-asian="bold" style:font-weight-complex="bold"/>
    </style:style>
    <style:style style:name="T90" style:family="text">
      <style:text-properties fo:color="#000000" loext:opacity="100%" style:text-underline-style="none" fo:font-weight="bold" officeooo:rsid="002321cc" style:font-weight-asian="bold" style:font-weight-complex="bold"/>
    </style:style>
    <style:style style:name="T91" style:family="text">
      <style:text-properties fo:color="#000000" loext:opacity="100%" style:text-underline-style="none"/>
    </style:style>
    <style:style style:name="T92" style:family="text">
      <style:text-properties fo:color="#000000" loext:opacity="100%" style:text-underline-style="none" officeooo:rsid="00243e50"/>
    </style:style>
    <style:style style:name="T93" style:family="text">
      <style:text-properties fo:color="#000000" loext:opacity="100%" style:text-underline-style="none" fo:font-weight="normal" style:font-weight-asian="normal" style:font-weight-complex="normal"/>
    </style:style>
    <style:style style:name="T94" style:family="text">
      <style:text-properties fo:color="#000000" loext:opacity="100%" style:text-underline-style="none" officeooo:rsid="0039e077"/>
    </style:style>
    <style:style style:name="T95" style:family="text">
      <style:text-properties style:font-name="Calibri" fo:font-size="11pt" style:text-underline-style="none" officeooo:rsid="001b7a4e" style:font-size-asian="11pt" style:font-weight-asian="normal" style:font-weight-complex="normal"/>
    </style:style>
    <style:style style:name="T96" style:family="text">
      <style:text-properties style:font-name="Calibri" fo:font-size="11pt" style:text-underline-style="none" officeooo:rsid="003f101f" style:font-size-asian="11pt" style:font-weight-asian="normal" style:font-weight-complex="normal"/>
    </style:style>
    <style:style style:name="T97" style:family="text">
      <style:text-properties style:font-name="Calibri" fo:font-size="11pt" style:font-size-asian="11pt"/>
    </style:style>
    <style:style style:name="T98" style:family="text">
      <style:text-properties style:font-name="Calibri" style:text-underline-style="none" officeooo:rsid="001b7a4e" style:font-weight-asian="normal" style:font-weight-complex="normal"/>
    </style:style>
    <style:style style:name="T99" style:family="text">
      <style:text-properties style:font-name="Calibri" style:text-underline-style="none" officeooo:rsid="003f101f" style:font-weight-asian="normal" style:font-weight-complex="normal"/>
    </style:style>
    <style:style style:name="T100" style:family="text">
      <style:text-properties style:font-name="Calibri"/>
    </style:style>
    <style:style style:name="T101" style:family="text">
      <style:text-properties style:text-underline-style="none"/>
    </style:style>
    <style:style style:name="T102" style:family="text">
      <style:text-properties style:text-underline-style="none" officeooo:rsid="0014afe7"/>
    </style:style>
    <style:style style:name="T103" style:family="text">
      <style:text-properties style:text-underline-style="none" officeooo:rsid="0016b0bf"/>
    </style:style>
    <style:style style:name="T104" style:family="text">
      <style:text-properties style:text-underline-style="none" officeooo:rsid="00177583"/>
    </style:style>
    <style:style style:name="T105" style:family="text">
      <style:text-properties style:text-underline-style="none" officeooo:rsid="0017b37d"/>
    </style:style>
    <style:style style:name="T106" style:family="text">
      <style:text-properties style:text-underline-style="none" style:font-weight-asian="normal" style:font-weight-complex="normal"/>
    </style:style>
    <style:style style:name="T107" style:family="text">
      <style:text-properties style:text-underline-style="none" officeooo:rsid="001936b7" style:font-weight-asian="normal" style:font-weight-complex="normal"/>
    </style:style>
    <style:style style:name="T108" style:family="text">
      <style:text-properties style:text-underline-style="none" officeooo:rsid="001b7a4e" style:font-weight-asian="normal" style:font-weight-complex="normal"/>
    </style:style>
    <style:style style:name="T109" style:family="text">
      <style:text-properties style:text-underline-style="none" officeooo:rsid="001b7a4e" style:font-weight-asian="normal" style:font-weight-complex="normal"/>
    </style:style>
    <style:style style:name="T110" style:family="text">
      <style:text-properties style:text-underline-style="none" officeooo:rsid="001bb91b" style:font-weight-asian="normal" style:font-weight-complex="normal"/>
    </style:style>
    <style:style style:name="T111" style:family="text">
      <style:text-properties style:text-underline-style="none" officeooo:rsid="00177583" style:font-weight-asian="normal" style:font-weight-complex="normal"/>
    </style:style>
    <style:style style:name="T112" style:family="text">
      <style:text-properties style:text-underline-style="none" officeooo:rsid="00124aa6" style:font-weight-asian="normal" style:font-weight-complex="normal"/>
    </style:style>
    <style:style style:name="T113" style:family="text">
      <style:text-properties style:text-underline-style="none" officeooo:rsid="002b896a" style:font-weight-asian="normal" style:font-weight-complex="normal"/>
    </style:style>
    <style:style style:name="T114" style:family="text">
      <style:text-properties style:text-underline-style="none" officeooo:rsid="002c72e6" style:font-weight-asian="normal" style:font-weight-complex="normal"/>
    </style:style>
    <style:style style:name="T115" style:family="text">
      <style:text-properties style:text-underline-style="none" officeooo:rsid="001c84fb" style:font-weight-asian="normal" style:font-weight-complex="normal"/>
    </style:style>
    <style:style style:name="T116" style:family="text">
      <style:text-properties style:text-underline-style="none" officeooo:rsid="002181be" style:font-weight-asian="normal" style:font-weight-complex="normal"/>
    </style:style>
    <style:style style:name="T117" style:family="text">
      <style:text-properties style:text-underline-style="none" officeooo:rsid="001c440b" style:font-weight-asian="normal" style:font-weight-complex="normal"/>
    </style:style>
    <style:style style:name="T118" style:family="text">
      <style:text-properties style:text-underline-style="none" officeooo:rsid="0014afe7" style:font-weight-asian="normal" style:font-weight-complex="normal"/>
    </style:style>
    <style:style style:name="T119" style:family="text">
      <style:text-properties style:text-underline-style="none" officeooo:rsid="0031f97b" style:font-weight-asian="normal" style:font-weight-complex="normal"/>
    </style:style>
    <style:style style:name="T120" style:family="text">
      <style:text-properties style:text-underline-style="none" officeooo:rsid="001ca38c" style:font-weight-asian="normal" style:font-weight-complex="normal"/>
    </style:style>
    <style:style style:name="T121" style:family="text">
      <style:text-properties style:text-underline-style="none" officeooo:rsid="0033304c" style:font-weight-asian="normal" style:font-weight-complex="normal"/>
    </style:style>
    <style:style style:name="T122" style:family="text">
      <style:text-properties style:text-underline-style="none" officeooo:rsid="00343e8a" style:font-weight-asian="normal" style:font-weight-complex="normal"/>
    </style:style>
    <style:style style:name="T123" style:family="text">
      <style:text-properties style:text-underline-style="none" officeooo:rsid="00343e8a" style:font-weight-asian="normal" style:font-weight-complex="normal"/>
    </style:style>
    <style:style style:name="T124" style:family="text">
      <style:text-properties style:text-underline-style="none" officeooo:rsid="003898c2" style:font-weight-asian="normal" style:font-weight-complex="normal"/>
    </style:style>
    <style:style style:name="T125" style:family="text">
      <style:text-properties style:text-underline-style="none" style:font-weight-asian="normal" style:font-weight-complex="normal"/>
    </style:style>
    <style:style style:name="T126" style:family="text">
      <style:text-properties style:text-underline-style="none" officeooo:rsid="0039438d" style:font-weight-asian="normal" style:font-weight-complex="normal"/>
    </style:style>
    <style:style style:name="T127" style:family="text">
      <style:text-properties style:text-underline-style="none" officeooo:rsid="003b0c25" style:font-weight-asian="normal" style:font-weight-complex="normal"/>
    </style:style>
    <style:style style:name="T128" style:family="text">
      <style:text-properties style:text-underline-style="none" officeooo:rsid="003c6040" style:font-weight-asian="normal" style:font-weight-complex="normal"/>
    </style:style>
    <style:style style:name="T129" style:family="text">
      <style:text-properties style:text-underline-style="none" officeooo:rsid="0011ad6e" style:font-weight-asian="normal" style:font-weight-complex="normal"/>
    </style:style>
    <style:style style:name="T130" style:family="text">
      <style:text-properties style:text-underline-style="none" officeooo:rsid="0016b0bf" style:font-weight-asian="normal" style:font-weight-complex="normal"/>
    </style:style>
    <style:style style:name="T131" style:family="text">
      <style:text-properties style:text-underline-style="none" officeooo:rsid="001b09ac" style:font-weight-asian="normal" style:font-weight-complex="normal"/>
    </style:style>
    <style:style style:name="T132" style:family="text">
      <style:text-properties style:text-underline-style="none" officeooo:rsid="0017b37d" style:font-weight-asian="normal" style:font-weight-complex="normal"/>
    </style:style>
    <style:style style:name="T133" style:family="text">
      <style:text-properties style:text-underline-style="none" officeooo:rsid="001e1c2c" style:font-weight-asian="normal" style:font-weight-complex="normal"/>
    </style:style>
    <style:style style:name="T134" style:family="text">
      <style:text-properties style:text-underline-style="none" officeooo:rsid="001fb8e7" style:font-weight-asian="normal" style:font-weight-complex="normal"/>
    </style:style>
    <style:style style:name="T135" style:family="text">
      <style:text-properties style:text-underline-style="none" officeooo:rsid="0030dbf1" style:font-weight-asian="normal" style:font-weight-complex="normal"/>
    </style:style>
    <style:style style:name="T136" style:family="text">
      <style:text-properties style:text-underline-style="none" officeooo:rsid="00380c8e" style:font-weight-asian="normal" style:font-weight-complex="normal"/>
    </style:style>
    <style:style style:name="T137" style:family="text">
      <style:text-properties style:text-underline-style="none" officeooo:rsid="003e293e" style:font-weight-asian="normal" style:font-weight-complex="normal"/>
    </style:style>
    <style:style style:name="T138" style:family="text">
      <style:text-properties style:text-underline-style="none" officeooo:rsid="003f101f" style:font-weight-asian="normal" style:font-weight-complex="normal"/>
    </style:style>
    <style:style style:name="T139" style:family="text">
      <style:text-properties style:text-underline-style="none" officeooo:rsid="003f101f" style:font-weight-asian="normal" style:font-weight-complex="normal"/>
    </style:style>
    <style:style style:name="T140" style:family="text">
      <style:text-properties style:text-underline-style="none" officeooo:rsid="001936b7"/>
    </style:style>
    <style:style style:name="T141" style:family="text">
      <style:text-properties style:text-underline-style="none" officeooo:rsid="001b7a4e"/>
    </style:style>
    <style:style style:name="T142" style:family="text">
      <style:text-properties style:text-underline-style="none" officeooo:rsid="001bb91b"/>
    </style:style>
    <style:style style:name="T143" style:family="text">
      <style:text-properties style:text-underline-style="none" officeooo:rsid="00124aa6"/>
    </style:style>
    <style:style style:name="T144" style:family="text">
      <style:text-properties style:text-underline-style="none" officeooo:rsid="001c84fb"/>
    </style:style>
    <style:style style:name="T145" style:family="text">
      <style:text-properties style:text-underline-style="none" officeooo:rsid="001ca38c"/>
    </style:style>
    <style:style style:name="T146" style:family="text">
      <style:text-properties style:text-underline-style="none" officeooo:rsid="001e1c2c"/>
    </style:style>
    <style:style style:name="T147" style:family="text">
      <style:text-properties style:text-underline-style="none" officeooo:rsid="00219016"/>
    </style:style>
    <style:style style:name="T148" style:family="text">
      <style:text-properties style:text-underline-style="none" officeooo:rsid="002181be"/>
    </style:style>
    <style:style style:name="T149" style:family="text">
      <style:text-properties style:text-underline-style="none" fo:font-weight="bold" style:font-weight-asian="bold" style:font-weight-complex="bold"/>
    </style:style>
    <style:style style:name="T150" style:family="text">
      <style:text-properties style:text-underline-style="none" fo:font-weight="bold" officeooo:rsid="0030dbf1" style:font-weight-asian="bold" style:font-weight-complex="bold"/>
    </style:style>
    <style:style style:name="T151" style:family="text">
      <style:text-properties style:text-underline-style="none" fo:font-weight="bold" officeooo:rsid="001c440b" style:font-weight-asian="bold" style:font-weight-complex="bold"/>
    </style:style>
    <style:style style:name="T152" style:family="text">
      <style:text-properties style:text-underline-style="none" fo:font-weight="bold" officeooo:rsid="001e1c2c" style:font-weight-asian="bold" style:font-weight-complex="bold"/>
    </style:style>
    <style:style style:name="T153" style:family="text">
      <style:text-properties style:text-underline-style="none" fo:font-weight="bold" officeooo:rsid="0031f97b" style:font-weight-asian="bold" style:font-weight-complex="bold"/>
    </style:style>
    <style:style style:name="T154" style:family="text">
      <style:text-properties style:text-underline-style="none" fo:font-weight="bold" officeooo:rsid="0033304c" style:font-weight-asian="bold" style:font-weight-complex="bold"/>
    </style:style>
    <style:style style:name="T155" style:family="text">
      <style:text-properties style:text-underline-style="none" fo:font-weight="bold" style:font-weight-asian="bold" style:font-weight-complex="bold"/>
    </style:style>
    <style:style style:name="T156" style:family="text">
      <style:text-properties style:text-underline-style="none" fo:font-weight="bold" officeooo:rsid="00380c8e" style:font-weight-asian="bold" style:font-weight-complex="bold"/>
    </style:style>
    <style:style style:name="T157" style:family="text">
      <style:text-properties style:text-underline-style="none" fo:font-weight="bold" officeooo:rsid="0011ad6e" style:font-weight-asian="bold" style:font-weight-complex="bold"/>
    </style:style>
    <style:style style:name="T158" style:family="text">
      <style:text-properties style:text-underline-style="none" fo:font-weight="bold" officeooo:rsid="002f57ed" style:font-weight-asian="bold" style:font-weight-complex="bold"/>
    </style:style>
    <style:style style:name="T159" style:family="text">
      <style:text-properties style:text-underline-style="none" fo:font-weight="bold" officeooo:rsid="001fb8e7" style:font-weight-asian="bold" style:font-weight-complex="bold"/>
    </style:style>
    <style:style style:name="T160" style:family="text">
      <style:text-properties style:text-underline-style="none" fo:font-weight="bold" officeooo:rsid="00124aa6" style:font-weight-asian="bold" style:font-weight-complex="bold"/>
    </style:style>
    <style:style style:name="T161" style:family="text">
      <style:text-properties style:text-underline-style="none" fo:font-weight="bold" officeooo:rsid="003f06f4" style:font-weight-asian="bold" style:font-weight-complex="bold"/>
    </style:style>
    <style:style style:name="T162" style:family="text">
      <style:text-properties style:text-underline-style="none" fo:font-weight="bold" officeooo:rsid="003f101f" style:font-weight-asian="bold" style:font-weight-complex="bold"/>
    </style:style>
    <style:style style:name="T163" style:family="text">
      <style:text-properties style:text-underline-style="none" fo:font-weight="bold" officeooo:rsid="0039438d" style:font-weight-asian="normal" style:font-weight-complex="normal"/>
    </style:style>
    <style:style style:name="T164" style:family="text">
      <style:text-properties style:text-underline-style="none" fo:font-weight="bold" officeooo:rsid="00343e8a" style:font-weight-asian="normal" style:font-weight-complex="normal"/>
    </style:style>
    <style:style style:name="T165" style:family="text">
      <style:text-properties style:text-underline-style="none" fo:font-weight="bold" officeooo:rsid="003898c2" style:font-weight-asian="normal" style:font-weight-complex="normal"/>
    </style:style>
    <style:style style:name="T166" style:family="text">
      <style:text-properties style:text-underline-style="none" fo:font-weight="bold" officeooo:rsid="00343e8a"/>
    </style:style>
    <style:style style:name="T167" style:family="text">
      <style:text-properties style:text-underline-style="none" fo:font-weight="bold" officeooo:rsid="003898c2"/>
    </style:style>
    <style:style style:name="T168" style:family="text">
      <style:text-properties style:text-underline-style="none" fo:font-weight="bold" officeooo:rsid="0039438d"/>
    </style:style>
    <style:style style:name="T169" style:family="text">
      <style:text-properties style:text-underline-style="none" fo:font-weight="bold" officeooo:rsid="0039e077"/>
    </style:style>
    <style:style style:name="T170" style:family="text">
      <style:text-properties style:text-underline-style="none" officeooo:rsid="002738d9"/>
    </style:style>
    <style:style style:name="T171" style:family="text">
      <style:text-properties style:text-underline-style="none" officeooo:rsid="002b896a"/>
    </style:style>
    <style:style style:name="T172" style:family="text">
      <style:text-properties style:text-underline-style="none" officeooo:rsid="002c72e6"/>
    </style:style>
    <style:style style:name="T173" style:family="text">
      <style:text-properties style:text-underline-style="none" officeooo:rsid="0030dbf1"/>
    </style:style>
    <style:style style:name="T174" style:family="text">
      <style:text-properties style:text-underline-style="none" officeooo:rsid="001c440b"/>
    </style:style>
    <style:style style:name="T175" style:family="text">
      <style:text-properties style:text-underline-style="none" officeooo:rsid="001fb8e7"/>
    </style:style>
    <style:style style:name="T176" style:family="text">
      <style:text-properties style:text-underline-style="none" officeooo:rsid="0031f97b"/>
    </style:style>
    <style:style style:name="T177" style:family="text">
      <style:text-properties style:text-underline-style="none" officeooo:rsid="00343e8a"/>
    </style:style>
    <style:style style:name="T178" style:family="text">
      <style:text-properties style:text-underline-style="none"/>
    </style:style>
    <style:style style:name="T179" style:family="text">
      <style:text-properties style:text-underline-style="none" fo:font-weight="normal"/>
    </style:style>
    <style:style style:name="T180" style:family="text">
      <style:text-properties style:text-underline-style="none" fo:font-weight="normal"/>
    </style:style>
    <style:style style:name="T181" style:family="text">
      <style:text-properties style:text-underline-style="none" fo:font-weight="normal" officeooo:rsid="0034f4d4"/>
    </style:style>
    <style:style style:name="T182" style:family="text">
      <style:text-properties style:text-underline-style="none" fo:font-weight="normal" officeooo:rsid="00343e8a" style:font-weight-asian="normal" style:font-weight-complex="normal"/>
    </style:style>
    <style:style style:name="T183" style:family="text">
      <style:text-properties style:text-underline-style="none" fo:font-weight="normal" officeooo:rsid="0034f4d4" style:font-weight-asian="normal" style:font-weight-complex="normal"/>
    </style:style>
    <style:style style:name="T184" style:family="text">
      <style:text-properties style:text-underline-style="none" fo:font-weight="normal" officeooo:rsid="003681a9" style:font-weight-asian="normal" style:font-weight-complex="normal"/>
    </style:style>
    <style:style style:name="T185" style:family="text">
      <style:text-properties style:text-underline-style="none" fo:font-weight="normal" officeooo:rsid="0014afe7" style:font-weight-asian="normal" style:font-weight-complex="normal"/>
    </style:style>
    <style:style style:name="T186" style:family="text">
      <style:text-properties style:text-underline-style="none" fo:font-weight="normal" officeooo:rsid="0014d923" style:font-weight-asian="normal" style:font-weight-complex="normal"/>
    </style:style>
    <style:style style:name="T187" style:family="text">
      <style:text-properties style:text-underline-style="none" fo:font-weight="normal" officeooo:rsid="00343e8a"/>
    </style:style>
    <style:style style:name="T188" style:family="text">
      <style:text-properties style:text-underline-style="none" officeooo:rsid="00343e8a" style:font-weight-asian="bold" style:font-weight-complex="bold"/>
    </style:style>
    <style:style style:name="T189" style:family="text">
      <style:text-properties style:text-underline-style="none" officeooo:rsid="0034f4d4" style:font-weight-asian="bold" style:font-weight-complex="bold"/>
    </style:style>
    <style:style style:name="T190" style:family="text">
      <style:text-properties style:text-underline-style="none" officeooo:rsid="00219016" style:font-weight-asian="bold" style:font-weight-complex="bold"/>
    </style:style>
    <style:style style:name="T191" style:family="text">
      <style:text-properties style:text-underline-style="none" officeooo:rsid="0030dbf1" style:font-weight-asian="bold" style:font-weight-complex="bold"/>
    </style:style>
    <style:style style:name="T192" style:family="text">
      <style:text-properties style:text-underline-style="none" officeooo:rsid="0034f4d4"/>
    </style:style>
    <style:style style:name="T193" style:family="text">
      <style:text-properties style:text-underline-style="none" officeooo:rsid="003681a9"/>
    </style:style>
    <style:style style:name="T194" style:family="text">
      <style:text-properties style:text-underline-style="none" officeooo:rsid="00380c8e"/>
    </style:style>
    <style:style style:name="T195" style:family="text">
      <style:text-properties style:text-underline-style="none" officeooo:rsid="003898c2"/>
    </style:style>
    <style:style style:name="T196" style:family="text">
      <style:text-properties style:text-underline-style="none" officeooo:rsid="0039438d"/>
    </style:style>
    <style:style style:name="T197" style:family="text">
      <style:text-properties style:text-underline-style="none" officeooo:rsid="003b0c25"/>
    </style:style>
    <style:style style:name="T198" style:family="text">
      <style:text-properties style:text-underline-style="none" officeooo:rsid="003c6040"/>
    </style:style>
    <style:style style:name="T199" style:family="text">
      <style:text-properties style:text-underline-style="none" officeooo:rsid="0028e6e3"/>
    </style:style>
    <style:style style:name="T200" style:family="text">
      <style:text-properties style:text-underline-style="none" officeooo:rsid="0033304c"/>
    </style:style>
    <style:style style:name="T201" style:family="text">
      <style:text-properties style:text-underline-style="none" officeooo:rsid="001633c6"/>
    </style:style>
    <style:style style:name="T202" style:family="text">
      <style:text-properties style:text-underline-style="none" officeooo:rsid="003f06f4"/>
    </style:style>
    <style:style style:name="T203" style:family="text">
      <style:text-properties style:text-underline-style="none" officeooo:rsid="003f101f"/>
    </style:style>
    <style:style style:name="T204" style:family="text">
      <style:text-properties style:text-underline-style="none" officeooo:rsid="003fbfcf"/>
    </style:style>
    <style:style style:name="T205" style:family="text">
      <style:text-properties style:text-underline-style="none" officeooo:rsid="003fbfcf"/>
    </style:style>
    <style:style style:name="T206" style:family="text">
      <style:text-properties officeooo:rsid="002c72e6" style:font-weight-asian="normal" style:font-weight-complex="normal"/>
    </style:style>
    <style:style style:name="T207" style:family="text">
      <style:text-properties officeooo:rsid="002738d9" style:font-weight-asian="normal" style:font-weight-complex="normal"/>
    </style:style>
    <style:style style:name="T208" style:family="text">
      <style:text-properties officeooo:rsid="001b7a4e" style:font-weight-asian="normal" style:font-weight-complex="normal"/>
    </style:style>
    <style:style style:name="T209" style:family="text">
      <style:text-properties officeooo:rsid="003f101f" style:font-weight-asian="normal" style:font-weight-complex="normal"/>
    </style:style>
    <style:style style:name="T210" style:family="text">
      <style:text-properties officeooo:rsid="003fbfcf" style:font-weight-asian="normal" style:font-weight-complex="normal"/>
    </style:style>
    <style:style style:name="T211" style:family="text">
      <style:text-properties officeooo:rsid="0028e6e3"/>
    </style:style>
    <style:style style:name="T212" style:family="text">
      <style:text-properties officeooo:rsid="002b896a"/>
    </style:style>
    <style:style style:name="T213" style:family="text">
      <style:text-properties officeooo:rsid="002c72e6"/>
    </style:style>
    <style:style style:name="T214" style:family="text">
      <style:text-properties style:font-name="Tahoma" style:text-underline-style="none" officeooo:rsid="003fbfcf"/>
    </style:style>
    <style:style style:name="T215" style:family="text">
      <style:text-properties style:font-name="Tahoma" style:text-underline-style="none" officeooo:rsid="003fbfcf"/>
    </style:style>
    <style:style style:name="T216" style:family="text">
      <style:text-properties style:font-name="Tahoma" fo:font-size="12pt" style:text-underline-style="none" officeooo:rsid="003fbfcf" style:font-size-asian="12pt" style:font-size-complex="12pt"/>
    </style:style>
    <style:style style:name="T217" style:family="text">
      <style:text-properties style:font-name="Tahoma" fo:font-size="12pt" style:text-underline-style="none" officeooo:rsid="003fbfcf" style:font-size-asian="12pt" style:font-size-complex="12pt"/>
    </style:style>
    <style:style style:name="T218" style:family="text">
      <style:text-properties officeooo:rsid="002f57ed"/>
    </style:style>
    <style:style style:name="T219" style:family="text">
      <style:text-properties officeooo:rsid="0030dbf1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officeooo:rsid="0030dbf1" style:font-weight-asian="bold" style:font-weight-complex="bold"/>
    </style:style>
    <style:style style:name="T222" style:family="text">
      <style:text-properties fo:font-weight="bold" officeooo:rsid="0033304c" style:font-weight-asian="bold" style:font-weight-complex="bold"/>
    </style:style>
    <style:style style:name="T223" style:family="text">
      <style:text-properties fo:font-weight="bold" officeooo:rsid="003f06f4" style:font-weight-asian="bold" style:font-weight-complex="bold"/>
    </style:style>
    <style:style style:name="T224" style:family="text">
      <style:text-properties officeooo:rsid="0031f97b"/>
    </style:style>
    <style:style style:name="T225" style:family="text">
      <style:text-properties officeooo:rsid="0033304c"/>
    </style:style>
    <style:style style:name="T226" style:family="text">
      <style:text-properties officeooo:rsid="00343e8a"/>
    </style:style>
    <style:style style:name="T227" style:family="text">
      <style:text-properties officeooo:rsid="003e293e"/>
    </style:style>
    <style:style style:name="T228" style:family="text">
      <style:text-properties style:font-weight-asian="bold" style:font-weight-complex="bold"/>
    </style:style>
    <style:style style:name="T229" style:family="text">
      <style:text-properties officeooo:rsid="003f06f4"/>
    </style:style>
    <style:style style:name="T230" style:family="text">
      <style:text-properties officeooo:rsid="003f101f"/>
    </style:style>
    <style:style style:name="T231" style:family="text">
      <style:text-properties officeooo:rsid="001b7a4e"/>
    </style:style>
    <style:style style:name="T232" style:family="text">
      <style:text-properties officeooo:rsid="003fbf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ge<text:span text:style-name="T227">nkatalog </text:span></text:p>
      <text:p text:style-name="P1"/>
      <text:p text:style-name="P155"/>
      <text:p text:style-name="P155"/>
      <text:p text:style-name="P155">📋 Daten</text:p>
      <text:p text:style-name="P79">0000<text:tab/>Nachname<text:line-break/>0001<text:tab/>Vorname<text:line-break/>0002<text:tab/>Geschlecht<text:line-break/>0003<text:tab/>tag<text:line-break/>0003<text:tab/>monat<text:line-break/>0003 Jahr</text:p>
      <text:p text:style-name="P156"/>
      <text:p text:style-name="P153">Termin &gt; <text:span text:style-name="T224">1000 &gt; </text:span><text:span text:style-name="T225">2000 &gt;2001</text:span><text:line-break/>Rezept/Verordnung: <text:span text:style-name="T67">Auswahl </text:span><text:span text:style-name="T65"><text:s/></text:span><text:span text:style-name="T67">_ freitext </text:span><text:span text:style-name="T225">&gt;3003 &gt;3004</text:span></text:p>
      <text:p text:style-name="P154">sonst. Anliegen: <text:span text:style-name="T67">_ freitext </text:span><text:span text:style-name="T225"><text:s/>&gt;3003 &gt;3004</text:span></text:p>
      <text:p text:style-name="P154"/>
      <text:p text:style-name="P154"/>
      <text:p text:style-name="P155">🦵 Beschwerden<text:tab/><text:span text:style-name="T66">1000<text:tab/></text:span><text:span text:style-name="T67">Haben Sie Beschwerden? </text:span><text:span text:style-name="T66">ja/nein <text:s text:c="2"/></text:span></text:p>
      <text:p text:style-name="P80"/>
      <text:p text:style-name="P157"><text:span text:style-name="T211">wenn </text:span><text:span text:style-name="T224">1000 = ja</text:span></text:p>
      <text:p text:style-name="P80">1001<text:tab/><text:span text:style-name="T101">Wie lange bestehen Ihre Beschwerden? </text:span></text:p>
      <text:p text:style-name="P36"><text:span text:style-name="T129"><text:tab/></text:span><text:span text:style-name="T101">wenige Tage,weniger als 1 Woche,wenige Wochen,wenige Monate,länger als ein <text:tab/>halbes Jahr,seit Jahren,weiß nicht</text:span></text:p>
      <text:p text:style-name="P80"><text:span text:style-name="T101"/></text:p>
      <text:p text:style-name="P80">1002<text:tab/><text:span text:style-name="T101">Wie häufig treten diese Beschwerden auf?</text:span></text:p>
      <text:p text:style-name="P118">selten,unregelmäßig,episodisch,periodisch/regelmäßig,täglich,ständig/ununterbrochen</text:p>
      <text:p text:style-name="P80"><text:span text:style-name="T101"/></text:p>
      <text:p text:style-name="P80">1003 <text:tab/><text:span text:style-name="T101">Wodurch werden Ihre Beschwerden ausgelöst?</text:span></text:p>
      <text:p text:style-name="P118">Belastung/Gehen,Kälteexposition,Längeres Stehen oder Sitzen,Nahrungsaufnahme,Wärme,ohne Auslöser</text:p>
      <text:p text:style-name="P81"><text:span text:style-name="T101"/></text:p>
      <text:p text:style-name="P80">1004 <text:tab/><text:span text:style-name="T101">Haben sich Ihre Beschwerden verändert? </text:span><text:span text:style-name="T103">(select)</text:span></text:p>
      <text:p text:style-name="P118">abgeklungen,gebessert,unverändert,wechselnd,zunehmend</text:p>
      <text:p text:style-name="P80"><text:span text:style-name="T101"/></text:p>
      <text:p text:style-name="P55"><text:span text:style-name="T101">1005<text:tab/>Haben Sie sonstige Auffälligkeiten? </text:span><text:span text:style-name="T103">(multiselect)</text:span></text:p>
      <text:p text:style-name="P111">Fieber,Kraftlosigkeit,Nachtschweiß,ungewollter Gewichtsverlust,_(andere Auffälligkeiten)</text:p>
      <text:p text:style-name="P56"><text:span text:style-name="T143"/></text:p>
      <text:p text:style-name="P154"><text:span text:style-name="T224">wenn 1005 Fieber</text:span></text:p>
      <text:p text:style-name="P119">1105<text:tab/>Fieber Tagesprofil (multiselect)</text:p>
      <text:p text:style-name="P37"><text:span text:style-name="T130"><text:tab/></text:span><text:span text:style-name="T101">kontinuierlich,remittierend,intermittierend</text:span><text:span text:style-name="T130">, Schüttelfrost Ja/</text:span><text:span text:style-name="T131">Nein</text:span></text:p>
      <text:p text:style-name="P38"><text:span text:style-name="T106"/></text:p>
      <text:p text:style-name="P120">1205<text:tab/>Fieber -Temperatur&amp;Messmethode </text:p>
      <text:p text:style-name="P37"><text:span text:style-name="T130"><text:tab/></text:span><text:span text:style-name="T106">z. B. 39.2,rektal,oral,Gehörgang</text:span></text:p>
      <text:p text:style-name="P37"><text:span text:style-name="T106"/></text:p>
      <text:p text:style-name="P39"><text:span text:style-name="T106">1305<text:tab/>Fieber-Begleitsymptome </text:span><text:span text:style-name="T132">(muliselect)</text:span></text:p>
      <text:p text:style-name="P121"><text:tab/>Nachensteifigkeit,Lichtempfindlichkeit</text:p>
      <text:p text:style-name="P40"><text:span text:style-name="T106"/></text:p>
      <text:p text:style-name="P39"><text:span text:style-name="T106">1405 Fieber-auslösende Ursache Exposition </text:span><text:span text:style-name="T132">(muliselect)</text:span></text:p>
      <text:p text:style-name="P123"><text:soft-page-break/>Reise (letzte 4–6Wochen), Tier-/Zeckenkontakt, Insektenstiche,Rohmilch, Meeresfrüchte,Sexuelle Kontakte,i.v.-Droge</text:p>
      <text:p text:style-name="P41"><text:span text:style-name="T106"/></text:p>
      <text:p text:style-name="P154"><text:span text:style-name="T119">wenn 1005 Gewicht</text:span></text:p>
      <text:p text:style-name="P42"><text:span text:style-name="T130"><text:tab/></text:span><text:span text:style-name="T111">1505<text:tab/>Gewichtsverlust-Appetit: </text:span><text:span text:style-name="T104">normal,vermindert,frühe Sättigung </text:span></text:p>
      <text:p text:style-name="P42"><text:span text:style-name="T104"/></text:p>
      <text:p text:style-name="P42"><text:span text:style-name="T111"><text:tab/>1605 Gewichtsverlust </text:span><text:span text:style-name="T101">– mahlzeiten_tag:</text:span></text:p>
      <text:p text:style-name="P42"><text:span text:style-name="T101"/></text:p>
      <text:p text:style-name="P17"><text:span text:style-name="T101"><text:tab/>1605 </text:span><text:span text:style-name="T111">Gewichtsverlust </text:span><text:span text:style-name="T101">_trinkmenge_l:</text:span></text:p>
      <text:p text:style-name="P42"><text:span text:style-name="T101"><text:tab/><text:tab/></text:span></text:p>
      <text:p text:style-name="P122"><text:tab/>1705 Gewichtsverlust-Symptome: Heiserkeit &gt;3 Wo,Kauprobleme,neu aufgetretene <text:tab/>Hyperpigmentierung,orthostatische Beschwerden,rektaleBlutung,Schluckstörungen,<text:tab/>Schmerzhafte/tastbare Lymphknoten,Soor,TBC-Kontakt,vermehrtes Durstgefühl</text:p>
      <text:p text:style-name="P122"/>
      <text:p text:style-name="P154"><text:span text:style-name="T119">wenn 1005 Kraft</text:span></text:p>
      <text:p text:style-name="P42"><text:span text:style-name="T111"><text:tab/>1805 </text:span><text:span text:style-name="T132">Kraftlosigkeit- Erschöpfungsgefühl Ja/Nein</text:span></text:p>
      <text:p text:style-name="P42"><text:span text:style-name="T111"/></text:p>
      <text:p text:style-name="P43"><text:span text:style-name="T111"><text:tab/>1815 </text:span><text:span text:style-name="T132">Kraftlosigkeit- </text:span><text:span text:style-name="T111">spontanes ungewolltes Einschlafen </text:span><text:span text:style-name="T132">Ja/Nein</text:span></text:p>
      <text:p text:style-name="P42"><text:span text:style-name="T111"/></text:p>
      <text:p text:style-name="P43"><text:span text:style-name="T111"><text:tab/>1825 </text:span><text:span text:style-name="T132">Kraftlosigkeit - </text:span><text:span text:style-name="T111">Aufstehen vom Stuhl ohne Armeinsatz m</text:span><text:span text:style-name="T101">öglich</text:span><text:span text:style-name="T111"> </text:span><text:span text:style-name="T132">Ja/Nein</text:span></text:p>
      <text:p text:style-name="P42"><text:span text:style-name="T111"/></text:p>
      <text:p text:style-name="P43"><text:span text:style-name="T111"><text:tab/>1835</text:span><text:span text:style-name="T130"> <text:s/></text:span><text:span text:style-name="T132">Kraftlosigkeit- Stürze in <text:s/>4 Wochen</text:span></text:p>
      <text:p text:style-name="P50"><text:span text:style-name="T101"/></text:p>
      <text:p text:style-name="P189"><text:span text:style-name="T4"/></text:p>
      <text:p text:style-name="P189"><text:span text:style-name="T4">1006<text:tab/>Welche Beschwerden haben Sie? <text:s text:c="2"/></text:span><text:span text:style-name="T8">(muliselect)</text:span></text:p>
      <text:p text:style-name="P183"><text:span text:style-name="T76">Angiologische Beschwerden - Durchblutungsprobleme (Blut und Lymphgefäße),Atemwegs- und Lungenbeschwerden,</text:span><text:span text:style-name="T4">Magen-Darm-Beschwerden,</text:span><text:span text:style-name="T76">Haut und Weichteilbeschwerden (z.B. Wunden/Ekzem),Herz-Kreislaufbeschwerden,Metabolische/Hormonelle,Muskuloskelettale Beschwerden,Neurologische Beschwerden,Urologische/Gynäkologische Beschwerden,Augenbeschwerden,HNO Beschwerden,Psychische/Psychosomatische Beschwerden</text:span></text:p>
      <text:p text:style-name="P57"/>
      <text:p text:style-name="P51"><text:span text:style-name="T101"/></text:p>
      <text:p text:style-name="P158"><text:span text:style-name="T101">wenn 1006 Angio</text:span></text:p>
      <text:p text:style-name="P58"><text:span text:style-name="T101">1010<text:tab/>Welche angiologischen Beschwerden haben Sie? </text:span><text:span text:style-name="T105">(muliselect)</text:span></text:p>
      <text:p text:style-name="P3"><text:span text:style-name="T112"><text:tab/></text:span><text:span text:style-name="T101">Einschränkung der Gehstrecke,Gefühlsstörungen,Venenerkrankungen und <text:tab/>Gefäßfehlbildungen,Ödeme,Schmerzen,Wunden/Geschwüre,Shuntprobleme,_ Bitte <text:tab/>schildern Sie Ihre Beschwerden genauer</text:span></text:p>
      <text:p text:style-name="P51"><text:span text:style-name="T153"/></text:p>
      <text:p text:style-name="P59"><text:span text:style-name="T150">wenn 10</text:span><text:span text:style-name="T153">10</text:span><text:span text:style-name="T150"> </text:span><text:span text:style-name="T153">Geh</text:span><text:span text:style-name="T161">strecke</text:span></text:p>
      <text:p text:style-name="P59"><text:span text:style-name="T101"><text:tab/></text:span><text:span text:style-name="T105">1110 Gehleistung (select)</text:span></text:p>
      <text:p text:style-name="P3"><text:span text:style-name="T132"><text:tab/></text:span><text:span text:style-name="T105">Schmerzen beim Gehen ohne notwendige Unterbrechung,Gehstrecke über 200 <text:tab/>m,Gehstrecke weniger als 200 m,Schmerzen schon nach wenigen Schritten <text:tab/>(weniger als 50 m)</text:span></text:p>
      <text:p text:style-name="P3"><text:span text:style-name="T132"/></text:p>
      <text:p text:style-name="P59"><text:span text:style-name="T150">wenn 10</text:span><text:span text:style-name="T153">10</text:span><text:span text:style-name="T150"> </text:span><text:span text:style-name="T153">Venen</text:span></text:p>
      <text:p text:style-name="P19"><text:span text:style-name="T132"><text:tab/>1111 </text:span><text:span text:style-name="T107">Venenerkrankungen<text:tab/></text:span><text:span text:style-name="T132">(select)</text:span></text:p>
      <text:p text:style-name="P124"><text:soft-page-break/>Schmerzen entlang geschlängelter Venen,Juckreiz oder Brennen,Im Tagesverlauf zunehmende Schwellneigung,Schwere Beine,Optisch störend (Besenreiser),Gefäßmalformation (Blutschwamm)</text:p>
      <text:p text:style-name="P18"><text:span text:style-name="T107"/></text:p>
      <text:p text:style-name="P20"><text:span text:style-name="T150">wenn 10</text:span><text:span text:style-name="T153">10</text:span><text:span text:style-name="T150"> </text:span><text:span text:style-name="T153">Ödem</text:span></text:p>
      <text:p text:style-name="P21"><text:span text:style-name="T107">1112 Ödeme (multiselect)</text:span></text:p>
      <text:p text:style-name="P231">Arme/Hände,Gesicht,Fußrücken,Knöchel,Waden,Zehen</text:p>
      <text:p text:style-name="P20"><text:span text:style-name="T150">wenn 10</text:span><text:span text:style-name="T153">10</text:span><text:span text:style-name="T150"> </text:span><text:span text:style-name="T153">Schmerz</text:span></text:p>
      <text:p text:style-name="P22"><text:span text:style-name="T106">111</text:span><text:span text:style-name="T108">3</text:span><text:span text:style-name="T106"> Schmerzcharakter (multiselect)</text:span></text:p>
      <text:p text:style-name="P225"><text:span text:style-name="T107">bohrend,brennend,drückend,dumpf,einschnürend,elektrisierend,krampfartig, poche</text:span><text:span text:style-name="T138">n</text:span><text:span text:style-name="T107">d,schneidend,stechend<text:line-break/>_ </text:span><text:span text:style-name="T138">freitext (</text:span><text:span text:style-name="T107">machen Sie weitere Angaben z.B. </text:span><text:span text:style-name="T140">über Ausstrahlung</text:span><text:span text:style-name="T203">)</text:span></text:p>
      <text:p text:style-name="P21"><text:span text:style-name="T108"/></text:p>
      <text:p text:style-name="P192"><text:span text:style-name="T10">1114 </text:span><text:span text:style-name="T83">Ordnen Sie Ihre Schmerzen auf einer Skala von 0 </text:span><text:span text:style-name="T76">– 10 ein</text:span><text:span text:style-name="T10">:</text:span><text:span text:style-name="T11"> 0-10</text:span></text:p>
      <text:p text:style-name="P226"><text:span text:style-name="T108"/></text:p>
      <text:p text:style-name="P226"><text:span text:style-name="T108">1115 </text:span><text:span text:style-name="T107">Schmerz</text:span><text:span text:style-name="T108">lokalisation</text:span><text:span text:style-name="T107"> (multiselect)<text:line-break/>Kopf/Gesicht,Hals/Nacken,Brustkorb/Thorax,Bauch/Abdomen,Lenden-/Kreuzbereich,Becken/Genitalbereich,Schulter/Arm,Hand/Finger,Hüfte/Oberschenkel,Knie/Unterschenkel,Fuß/Zehen,diffus/ganzer Körper,_ machen Sie weitere Angaben z.B. über Ausstrahlung</text:span></text:p>
      <text:p text:style-name="P227"><text:span text:style-name="T150">wenn 10</text:span><text:span text:style-name="T153">10</text:span><text:span text:style-name="T150"> </text:span><text:span text:style-name="T153">Wund<text:line-break/><text:tab/></text:span><text:span text:style-name="T107">111</text:span><text:span text:style-name="T108">6</text:span><text:span text:style-name="T107"> Wundlokalisation (multiselect)<text:line-break/><text:tab/></text:span><text:span text:style-name="T106">Fuß,Hand,Rumpf,Unterschenkel,_ sonstiges</text:span></text:p>
      <text:p text:style-name="P228"><text:span text:style-name="T108">1117 Wunddauer </text:span><text:span text:style-name="T110">(select)<text:tab/><text:line-break/></text:span><text:span text:style-name="T108">weniger als 3 Wochen,3 Wochen bis 3 Monate,mehr als 3 Monate</text:span></text:p>
      <text:p text:style-name="P144"><text:span text:style-name="T173">wenn 1006 Atem</text:span></text:p>
      <text:p text:style-name="P52"><text:span text:style-name="T173"><text:tab/></text:span><text:span text:style-name="T101">1020<text:tab/>Welche Atembeschwerden haben Sie? </text:span><text:span text:style-name="T140">(multiselect)</text:span></text:p>
      <text:p text:style-name="P50"><text:span text:style-name="T101">Atemnot,Erkältung,Husten,Infektion mit Fieber (Bronchitis/Lungenentzündung),Nächtliche Atemaussetzer,Schnarchen,Beklemmung im Brustkor</text:span><text:span text:style-name="T142">b</text:span></text:p>
      <text:p text:style-name="P50"><text:span text:style-name="T142"/></text:p>
      <text:p text:style-name="P82"><text:span text:style-name="T101">1121 Belastungsbezug der Atemnot </text:span><text:span text:style-name="T140">(multiselect)</text:span></text:p>
      <text:p text:style-name="P232">Atemnot nur bei starker Anstrengung,Atemnot beim Eilen auf ebener Strecke oder bei leichter Steigung,Notwendigkeit auf ebener Strecke langsamer zu gehen,Pause nach ~100 m oder wenigen Minuten Gehen,Zu atemlos, um das Haus zu verlassen,Atemnot beim An-/Auskleiden,nächtliche Atemnot,Abhängigkeit vom Respirator</text:p>
      <text:p text:style-name="P60"><text:span text:style-name="T101"/></text:p>
      <text:p text:style-name="P144"><text:span text:style-name="T173">wenn 1006 Magen</text:span></text:p>
      <text:p text:style-name="P52"><text:span text:style-name="T173"><text:tab/></text:span><text:span text:style-name="T101">1030<text:tab/>Welche Verdauungs-/Bauchbeschwerden haben Sie? </text:span><text:span text:style-name="T140">(multiselect)</text:span></text:p>
      <text:p text:style-name="P108">Erbrechen,Bauchschmerz,Blähungen,Durchfall,Koliken,Reflux,Verstopfung,_ machen Sie weitere Angaben z.B. über Lokalisation und Ausdehnung</text:p>
      <text:p text:style-name="P145"><text:span text:style-name="T101"/></text:p>
      <text:p text:style-name="P50"><text:soft-page-break/><text:span text:style-name="T150">wenn 1030 </text:span><text:span text:style-name="T152">Erbrechen</text:span><text:span text:style-name="T146"><text:line-break/></text:span><text:span text:style-name="T101">1130_freq_per_day: </text:span></text:p>
      <text:p text:style-name="P50"><text:span text:style-name="T101">1131_nahrungsabhaengig: <text:s/></text:span><text:span text:style-name="T174">Ppostprandial/nüchtern</text:span></text:p>
      <text:p text:style-name="P114">1132_uebelkeit: Ja/nein</text:p>
      <text:p text:style-name="P2"><text:span text:style-name="T117">1133_inhalt: </text:span><text:span text:style-name="T174">Nahrungsreste, gallig, kaffeesatzartig, blutig</text:span></text:p>
      <text:p text:style-name="P95">1134_kolik: Ja/nein</text:p>
      <text:p text:style-name="P95">1135_stuhl: Diarrhö, Obstipation, Meteorismus</text:p>
      <text:p text:style-name="P95">1136_expo: verdorbene Speisen, Mitbetroffene, Reise, Kontakt zu Erkrankten</text:p>
      <text:p text:style-name="P95">1136_fieber: Ja/nein</text:p>
      <text:p text:style-name="P95">1136_neuro Schwindel: lagewechsel-getriggert, Doppelbilder, Nackensteifigkeit</text:p>
      <text:p text:style-name="P95">1137_schwangerschaft: Ja/nein</text:p>
      <text:p text:style-name="P95">1230_dranginko</text:p>
      <text:p text:style-name="P2"><text:span text:style-name="T174"/></text:p>
      <text:p text:style-name="P6"><text:span text:style-name="T150">wenn 1030 </text:span><text:span text:style-name="T151">D</text:span><text:span text:style-name="T149">urchfall</text:span><text:span text:style-name="T101"><text:line-break/>1230_dranginko:Ja/nein<text:line-break/>1230_durst</text:span></text:p>
      <text:p text:style-name="P6"><text:span text:style-name="T101">1230_nacht: </text:span><text:span text:style-name="T175">Ja/nein</text:span></text:p>
      <text:p text:style-name="P96">1230_oligurie: Ja/nein<text:line-break/>1230_orthostat</text:p>
      <text:p text:style-name="P96">1230_stuehle_24h</text:p>
      <text:p text:style-name="P96">1230_tenesmen</text:p>
      <text:p text:style-name="P96">1231_char:Blut, Schleim, Eiter, wässrig, breiig, fettig/ölig, übel riechend, „klebt“ (Steatorrhoe), hell, schwarz</text:p>
      <text:p text:style-name="P96">1232_expo: Reise letzte 4 Wochen, Trinkwasser/Eiswürfel, Street-Food, Geflügel, Eier, Meeresfrüchte, Rohmilch</text:p>
      <text:p text:style-name="P2"><text:span text:style-name="T117">1233_umfeld: </text:span><text:span text:style-name="T174">Erkrankte im Umfeld, Gemeinschaftsverpflegung, Kita/Heim, Tierkontakte (insb. Reptilien)</text:span></text:p>
      <text:p text:style-name="P50"><text:span text:style-name="T101"/></text:p>
      <text:p text:style-name="P137"><text:span text:style-name="T218">wenn 10</text:span><text:span text:style-name="T219">30 </text:span>Koliken</text:p>
      <text:p text:style-name="P4"><text:span text:style-name="T116">1330_ausstrahl: </text:span><text:span text:style-name="T101">Rücken, rechte Schulter, Leiste, Genitale</text:span></text:p>
      <text:p text:style-name="P4"><text:span text:style-name="T116">1330_lokal:</text:span><text:span text:style-name="T101">rechter Oberbauch, </text:span><text:span text:style-name="T148">Oberbauch</text:span><text:span text:style-name="T101">, Flanke, Mittelbauch, Unterbauch</text:span></text:p>
      <text:p text:style-name="P4"><text:span text:style-name="T116">1331_begleit:</text:span><text:span text:style-name="T101">Gelbe Bindehäute, dunkler Urin, heller Stuhl, Hautjucken, Harndrang, verminderte Urinmenge</text:span></text:p>
      <text:p text:style-name="P4"><text:span text:style-name="T116">1332_vor: </text:span><text:span text:style-name="T101">Gallensteine, Nierensteine, Bauchspeicheldrüseentzündung, Hernien, Darm-OP, Verwachsungen</text:span></text:p>
      <text:p text:style-name="P107">wenn weiblich<text:line-break/>1334_gyn: vaginale Blutung, Ausfluss, Schwangerschaftstest positiv</text:p>
      <text:p text:style-name="P4"><text:span text:style-name="T116"/></text:p>
      <text:p text:style-name="P136"><text:span text:style-name="T219">wenn 1030 </text:span>Verstopfung</text:p>
      <text:p text:style-name="P107">1430_freq_woche:<text:line-break/>1430_letzte_normale_entleerung</text:p>
      <text:p text:style-name="P4"><text:span text:style-name="T116">1431_sympt </text:span><text:span text:style-name="T106">harte Klumpen, schmerzhafte Defäkation, dünner „Bleistiftstuhl“, Blutauflagerung, unvollständige Entleerung, fehlende Windabgänge, Blähbauch, Harnverhalt</text:span></text:p>
      <text:p text:style-name="P5"><text:span text:style-name="T106"/></text:p>
      <text:p text:style-name="P50"><text:span text:style-name="T101"/></text:p>
      <text:p text:style-name="P144"><text:span text:style-name="T173">wenn 1006 Haut</text:span></text:p>
      <text:p text:style-name="P52"><text:span text:style-name="T101"><text:tab/>1040<text:tab/>Welche Hautveränderungen haben Sie? </text:span><text:span text:style-name="T140">(multiselect)</text:span></text:p>
      <text:p text:style-name="P108">Ausschlag,Ekzem,Juckreiz,Wunden/Geschwüre,_ machen Sie weitere Angaben z.B. über Lokalisation und Ausdehnung</text:p>
      <text:p text:style-name="P180"><text:soft-page-break/><text:span text:style-name="T4"><text:tab/></text:span><text:span text:style-name="T76">1141_select </text:span><text:span text:style-name="T86">Dauer</text:span><text:span text:style-name="T76">: </text:span><text:span text:style-name="T4">weniger als 3 Wochen, 3 Wochen bis 3 Monate, mehr als 3 <text:tab/>Monate, seit Jahren</text:span></text:p>
      <text:p text:style-name="P110"><text:tab/></text:p>
      <text:p text:style-name="P51"><text:span text:style-name="T101"><text:tab/></text:span></text:p>
      <text:p text:style-name="P51"><text:span text:style-name="T101"/></text:p>
      <text:p text:style-name="P51"><text:span text:style-name="T101"/></text:p>
      <text:p text:style-name="P144"><text:span text:style-name="T173">wenn 1006 Herz</text:span></text:p>
      <text:p text:style-name="P52"><text:span text:style-name="T173"><text:tab/></text:span><text:span text:style-name="T101">1050<text:tab/>Welche Herz-Kreislauf Beschwerden haben Sie? </text:span><text:span text:style-name="T140">(multiselect)</text:span></text:p>
      <text:p text:style-name="P108">Bluthochdruck,Brustschmerz/Angina Pectoris,Herzstolpern,Hypotonie/niedriger Blutdruck,Ohnmachtsanfälle/Schwindel</text:p>
      <text:p text:style-name="P2"><text:span text:style-name="T112">1150_ausstrahlung:</text:span><text:span text:style-name="T101">linker Arm, rechter Arm, Schulter, Rücken, Hals/Kiefer, epigastrisch</text:span></text:p>
      <text:p text:style-name="P90">1150_qualitaet: drückend, beklemmend, brennend, stechend</text:p>
      <text:p text:style-name="P90">1150_redflags: Anhaltender Druck &gt;20 Minuten, rasch progredient, Ruheangina neu, schlimmster Schmerz, neu aufgetretene Dyspnoe, Synkope</text:p>
      <text:p text:style-name="P2"><text:span text:style-name="T101">1151_ntg </text:span><text:span text:style-name="T144">Wirkung</text:span><text:span text:style-name="T101">: </text:span><text:span text:style-name="T144">Ja/nein</text:span></text:p>
      <text:p text:style-name="P91">1151_ntg Wirkeintritt_min:</text:p>
      <text:p text:style-name="P91">1151_ruhebesserung: Ja/nein</text:p>
      <text:p text:style-name="P91">1151_trigger:körperliche Belastung, emotionaler Stress, Kälte, Wind, schwere Mahlzeiten, Ruheangina vorhanden, morgens in Ruhe, nachts in Ruhe</text:p>
      <text:p text:style-name="P91">1152_dauer_min:</text:p>
      <text:p text:style-name="P91">1152_erstauftreten_select: akut, wenige Tage, länger als 1 Woche</text:p>
      <text:p text:style-name="P91">1152_verlauf_select: neu, progredient, gleichbleibend</text:p>
      <text:p text:style-name="P91">1153_begleit: Dyspnoe, Schwitzen, Übelkeit/Erbrechen, Schwindel/Präsynkope/Synkope, Palpitationen</text:p>
      <text:p text:style-name="P179"><text:span text:style-name="T14">1153_nicht_isch:</text:span><text:span text:style-name="T144">atemabhängig, lageabhängig, Palpationsschmerz, Hustenassoziation, Schluckassoziation, Sodbrennen</text:span></text:p>
      <text:p text:style-name="P50"><text:span text:style-name="T101"/></text:p>
      <text:p text:style-name="P51"><text:span text:style-name="T101"/></text:p>
      <text:p text:style-name="P144"><text:span text:style-name="T173">wenn 1006 Hormon</text:span></text:p>
      <text:p text:style-name="P52"><text:span text:style-name="T173"><text:tab/></text:span><text:span text:style-name="T101">1060<text:tab/>Welche hormonell bedingten Beschwerden haben Sie? </text:span><text:span text:style-name="T140">(multiselect)</text:span></text:p>
      <text:p text:style-name="P108">Gewichtsschwankungen,Appetitstörungen,Osteoporose,polyzystisches Ovar,Hitzewallungen,Wechseljahrbeschwerden,_ machen Sie weitere Angaben</text:p>
      <text:p text:style-name="P51"><text:span text:style-name="T101"/></text:p>
      <text:p text:style-name="P51"><text:span text:style-name="T101"/></text:p>
      <text:p text:style-name="P144"><text:span text:style-name="T173">wenn 1006 Musk</text:span><text:span text:style-name="T202">ul</text:span></text:p>
      <text:p text:style-name="P52"><text:span text:style-name="T173"><text:tab/></text:span><text:span text:style-name="T101">1070<text:tab/></text:span><text:span text:style-name="T141">Wo b</text:span><text:span text:style-name="T101">estehen Beschwerden im Bewegungsapparat? </text:span><text:span text:style-name="T140">(multiselect)</text:span></text:p>
      <text:p text:style-name="P233">Gelenke,Muskeln,Wirbelsäule</text:p>
      <text:p text:style-name="P23"><text:span text:style-name="T112"><text:tab/></text:span><text:span text:style-name="T115">1171 Art der Gelenkeschwerden</text:span></text:p>
      <text:p text:style-name="P92">Berührungsschmerz, Bewegungsschmerz, Formabweichung/Auftreibung, Instabilität, Schmerzen, Schwellungen, Steifigkeit, Überwärmung</text:p>
      <text:p text:style-name="P24"><text:span text:style-name="T144"/></text:p>
      <text:p text:style-name="P143"><text:span text:style-name="T229">wenn 1171 Schmerz</text:span></text:p>
      <text:p text:style-name="P93"><text:tab/>1172 Schmerzcharakter: bohrend, brennend, drückend, dumpf, <text:tab/>einschnürend, elektrisierend, krampfartig, pochend, schneidend, stechend</text:p>
      <text:p text:style-name="P93"/>
      <text:p text:style-name="P94"><text:tab/><text:span text:style-name="T208">11</text:span><text:span text:style-name="T210">73</text:span><text:span text:style-name="T208"> Ordnen Sie Ihre Schmerzen auf einer Skala von 0 </text:span>– 10 ein<text:span text:style-name="T208">:</text:span><text:span text:style-name="T209"> 0-10</text:span></text:p>
      <text:p text:style-name="P25"><text:span text:style-name="T101"/></text:p>
      <text:p text:style-name="P93"><text:span text:style-name="T223">wenn 1170 Muskel</text:span></text:p>
      <text:p text:style-name="P93"><text:soft-page-break/><text:span text:style-name="T223"><text:tab/></text:span>1174 Art der Muskelbeschwerden: Kraftverlust, Muskelkrämpfe, <text:tab/>Muskelschwund, Muskelverhärtung, plötzliche Formänderung</text:p>
      <text:p text:style-name="P25"><text:span text:style-name="T101"/></text:p>
      <text:p text:style-name="P26"><text:span text:style-name="T161">wenn 1170 Wirbel</text:span></text:p>
      <text:p text:style-name="P26"><text:span text:style-name="T161"><text:tab/></text:span><text:span text:style-name="T101">117</text:span><text:span text:style-name="T145">5</text:span><text:span text:style-name="T101"> Art der </text:span><text:span text:style-name="T145">Wirbelsäulenb</text:span><text:span text:style-name="T101">eschwerden: Bekannte Osteoporose, <text:tab/>Bewegungsschmerz, Fehlhaltung (Skoliose), Heben und Bücken <text:tab/>eingeschränkt, Instabilitätsgefühl, Muskelverspannung, Probleme beim <text:tab/>Wasserlassen oder Stuhlgang (Harnverhalt, Inkontinenz), Plötzlich und sehr <text:tab/>stark aufgetretener Schmerz, Schmerzverstärkung beim Husten oder Niesen, <text:tab/>Schwäche oder Gefühlsstörung in den Beinen, Steifigkeit</text:span></text:p>
      <text:p text:style-name="P25"><text:span text:style-name="T101"/></text:p>
      <text:p text:style-name="P158"><text:span text:style-name="T101">wenn 1006 Neuro</text:span></text:p>
      <text:p text:style-name="P61"><text:span text:style-name="T101"><text:tab/>1080<text:tab/>Welche neurologischen Beeinträchtigungen haben Sie? </text:span><text:span text:style-name="T140">(multiselect)</text:span></text:p>
      <text:p text:style-name="P108">Kopfschmerzen,Gefühlsstörungen,Kontrollverlust,Gleichgewicht/Schwindel,Konzentration/Merkfähigkeit</text:p>
      <text:p text:style-name="P109"><text:tab/></text:p>
      <text:p text:style-name="P159">wenn <text:span text:style-name="T224">1080</text:span> <text:span text:style-name="T224">Kopf</text:span></text:p>
      <text:p text:style-name="P125"><text:tab/>1181<text:tab/>Was begleitet den Kofschmerz</text:p>
      <text:p text:style-name="P126">Fieber, Nackensteife oder Bewusstseinsstörungen, Halbseitenkopfschmerz, Hinterhauptschmerz, Krampfanfälle, Kopfschmerz nach Trauma, Licht- oder Lärmempfindlichkeit während des Schmerzes, Plötzlicher, heftigster Kopfschmerz (Donnerschlagkopfschmerz), Sehstörungen, Sprachstörungen oder Lähmungserscheinungen, Spannungsgefühl, Stirnkopfschmerz, Schläfenschmerz, Übelkeit und Erbrechen</text:p>
      <text:p text:style-name="P83"><text:span text:style-name="T101"/></text:p>
      <text:p text:style-name="P126">1182 Schmerzcharakter</text:p>
      <text:p text:style-name="P234">bohrend, drückend, dumpf, pochend, stechend</text:p>
      <text:p text:style-name="P192"><text:span text:style-name="T231">11</text:span><text:span text:style-name="T232">83</text:span><text:span text:style-name="T231"> Ordnen Sie Ihre Schmerzen auf einer Skala von 0 </text:span>– 10 ein<text:span text:style-name="T231">:</text:span><text:span text:style-name="T230"> 0-10</text:span></text:p>
      <text:p text:style-name="P192"><text:span text:style-name="T230"/></text:p>
      <text:p text:style-name="P159"><text:span text:style-name="T101">wenn 10</text:span><text:span text:style-name="T176">80 Gefühl</text:span></text:p>
      <text:p text:style-name="P224"><text:span text:style-name="T101">1184 Gefühlsstörungen<text:line-break/>herabgesetzte Empfindung, vollständiger Empfindungsausfall/Taubheitsgefühl, übersteigerte Empfindlichkeit, unangenehm veränderte Wahrnehmung (z. B. Berührung schmerzhaft), Missempfindungen ohne adäquaten Reiz (Kribbeln, Ameisenlaufen), übermäßiges Schmerzempfinden durch normalerweise nicht schmerzhafte Reize</text:span></text:p>
      <text:p text:style-name="P159"><text:span text:style-name="T120">wenn 10</text:span><text:span text:style-name="T119">80 Kontroll</text:span></text:p>
      <text:p text:style-name="P229"><text:span text:style-name="T120">1185 Kontrollstörung<text:line-break/></text:span><text:span text:style-name="T101">Bewusstseinsverlust, Gang- und Standunsicherheit, Harn- und/oder Stuhlinkontinenz, Impulskontrollverlust/Enthemmung, Lähmungserscheinungen, Sprachkontrollverlust</text:span></text:p>
      <text:p text:style-name="P160"><text:span text:style-name="T120">wenn 10</text:span><text:span text:style-name="T119">80 </text:span><text:span text:style-name="T121">Schwindel</text:span></text:p>
      <text:p text:style-name="P229"><text:span text:style-name="T145">1186 Art des Schwindels<text:line-break/>Drehschwindel (wie im Karussell), Liftschwindel (wie im Aufzug), Schwankschwindel (wie auf einem Schiff), Benommenheit, Schwarzwerden vor den Augen, Unsicher auf den Beinen, Wie auf Watte gehen</text:span></text:p>
      <text:p text:style-name="P229"><text:soft-page-break/><text:span text:style-name="T145">1187 Schwindelauslöser<text:line-break/></text:span><text:span text:style-name="T101">Dunkelheit, Flackerlicht, Lagewechsel (z. B. Aufstehen), Lärm, Kopfbewegungen, körperliche Anstrengung, Stress/Schlafmangel, Überkopfarbeiten, sonstige (z. B. bestimmte Nahrungsmittel)</text:span></text:p>
      <text:p text:style-name="P230"><text:span text:style-name="T145">1188 Auftreten<text:line-break/></text:span><text:span text:style-name="T101">Plötzlich einsetzend, Langsam, allmählich, schleichend, Sekunden bis Minuten, Minuten bis Stunden, Mehrere Tage, Wochen bis Monate, Schwindelattacken, Dauerschwindel<text:line-break/><text:line-break/></text:span><text:span text:style-name="T145">1189 Schwindelbegleitsymptomatik<text:line-break/>Bewusstseinsverlust, Gefühlsstörungen, Herzrasen, Hörminderung, Kopfschmerzen, Kribbelmissempfindungen, Lähmungen, Nystagmus/Augenpendeln, Ohrgeräusche, Sprachstörungen, Schweißausbruch, Verwirrtheit<text:line-break/></text:span></text:p>
      <text:p text:style-name="P158"><text:span text:style-name="T101">wenn 1006 Uro</text:span></text:p>
      <text:p text:style-name="P109"><text:tab/>1090<text:tab/>Welche urologischen/gynäkologischen Störungen treten auf?</text:p>
      <text:p text:style-name="P62"><text:span text:style-name="T141"/></text:p>
      <text:p text:style-name="P138"><text:span text:style-name="T218">Wenn </text:span><text:span text:style-name="T219">0002 = </text:span>Weiblich</text:p>
      <text:p text:style-name="P112">Schwangerschaftsprobleme,Abschwächung oder erschwertes Wasserlassen,Blutiger Urin,Brennen beim Wasserlassen,Dranginkontinenz,Harndrang,Häufiges Wasserlassen in kleinen Mengen,Nierenkolik,Restharngefühl,Sekretion der Harnröhre,Übelriechender Urin,klimakterische Beschwerden,Zyklusstörungen,Vaginaler Ausfluss,Juckreiz im Genitalbereich,Dyspareunie (Schmerzen beim Geschlechtsverkehr),Postmenopausale Blutung,Zwischenblutungen,starke oder verlängerte Regelblutungen,schmerzhafte Menstruation,</text:p>
      <text:p text:style-name="P112">1190_lmp</text:p>
      <text:p text:style-name="P112">1190_menarche_j</text:p>
      <text:p text:style-name="P135"><text:tab/></text:p>
      <text:p text:style-name="P27"><text:span text:style-name="T133"/></text:p>
      <text:p text:style-name="P44"><text:span text:style-name="T133"><text:tab/></text:span><text:span text:style-name="T158">wenn 1090 </text:span><text:span text:style-name="T159">Blutung/Menstruation</text:span><text:span text:style-name="T134"><text:line-break/><text:tab/></text:span><text:span text:style-name="T133">1191_flags: </text:span><text:span text:style-name="T101">Länge 24–38 Tage, Schwankung &gt;7–9 Tage, Dauer der Blutung &gt;8 <text:tab/>Tage</text:span></text:p>
      <text:p text:style-name="P97"><text:tab/>1193_pads_per_day:</text:p>
      <text:p text:style-name="P97"><text:tab/>1194_abbrueche:</text:p>
      <text:p text:style-name="P17"><text:span text:style-name="T101"><text:tab/>1194_endo: </text:span><text:span text:style-name="T146">Ja/Nein</text:span></text:p>
      <text:p text:style-name="P98"><text:tab/>1194_geburten:</text:p>
      <text:p text:style-name="P98"><text:tab/>1194_myome: Ja/nein</text:p>
      <text:p text:style-name="P98"><text:tab/>1194_ops: Ja/Nein</text:p>
      <text:p text:style-name="P98"><text:tab/>1194_pcos: Ja/nein</text:p>
      <text:p text:style-name="P17"><text:span text:style-name="T146"/></text:p>
      <text:p text:style-name="P27"><text:span text:style-name="T146"><text:tab/></text:span><text:span text:style-name="T158">wenn 1090 </text:span><text:span text:style-name="T160">Schwanger</text:span></text:p>
      <text:p text:style-name="P27"><text:span text:style-name="T112"><text:tab/></text:span><text:span text:style-name="T146">1290_flags: Vaginale Blutung, starke Unterbauchschmerzen/Wehen vor SSW 37, <text:tab/>Flüssigkeitsabgang <text:tab/>(Verdacht Blasensprung), Deutlich weniger/keine <text:tab/>Kindsbewegungen ab SSW 24, Starke <text:tab/>Kopfschmerzen, Sehstörungen, plötzliche <text:tab/>Ödeme, Symphysenschmerz, Sodbrennen, Hämorrhoiden</text:span></text:p>
      <text:p text:style-name="P99"><text:tab/>1390_abortus</text:p>
      <text:p text:style-name="P27"><text:soft-page-break/><text:span text:style-name="T146"><text:tab/>1390_gdm: </text:span><text:span text:style-name="T148">Ja/nein</text:span></text:p>
      <text:p text:style-name="P27"><text:span text:style-name="T148"><text:tab/></text:span></text:p>
      <text:p text:style-name="P100"><text:tab/><text:tab/>1390_gravida: </text:p>
      <text:p text:style-name="P100"><text:tab/><text:tab/>1390_preeclampsia: Ja/nein</text:p>
      <text:p text:style-name="P100"><text:tab/><text:tab/>1390_preterm</text:p>
      <text:p text:style-name="P27"><text:span text:style-name="T148"><text:tab/><text:tab/>1390_rh: Ja/nein<text:line-break/><text:tab/><text:tab/>1390_sectio:Ja/nein</text:span></text:p>
      <text:p text:style-name="P51"><text:span text:style-name="T101"/></text:p>
      <text:p text:style-name="P138"/>
      <text:p text:style-name="P138"><text:span text:style-name="T219">wenn 0002 =</text:span>Männlich</text:p>
      <text:p text:style-name="P113">Abschwächung oder erschwertes Wasserlassen,Blutiger Urin,Brennen beim Wasserlassen,Dranginkontinenz,Erektionsstörungen,Harndrang,Häufiges Wasserlassen in kleinen Mengen,Hodenbeschwerden,Nierenkolik,Restharngefühl,Retrograder Samenerguss,Sekretion der Harnröhre,Übelriechender Urin,Varikozele/Hodenkrampfader,häufiges nächtliches Wasserlassen,Juckreiz im Genitalbereich</text:p>
      <text:p text:style-name="P51"><text:span text:style-name="T101"/></text:p>
      <text:p text:style-name="P109"><text:tab/><text:tab/></text:p>
      <text:p text:style-name="P158"><text:span text:style-name="T101">wenn 1006 Auge</text:span></text:p>
      <text:p text:style-name="P109"><text:tab/>1A00<text:tab/>Welche Augenbeschwerden haben Sie?</text:p>
      <text:p text:style-name="P233">Aderhautrötung,Blendempfindlichkeit,Doppelbilder,eingeschränkte Beweglichkeit,Gesichtsfeldausfälle,Lichtblitze,Lidschluss nicht möglich,Rotes schmerzhaftes Auge,Rußregen,plötzlicher Sehverlust,Schmerz hinter dem Auge,Schwellung und Rötung,vermehrter Tränenfluss,verminderte Augenbeweglichkeit,verschwommenes/unscharfes Sehen,Schleiersehen</text:p>
      <text:p text:style-name="P51"><text:span text:style-name="T101"/></text:p>
      <text:p text:style-name="P144"><text:span text:style-name="T173">wenn 1006 HNO</text:span></text:p>
      <text:p text:style-name="P52"><text:span text:style-name="T101"><text:tab/>1B00<text:tab/>Welche HNO-Beschwerden haben Sie? </text:span></text:p>
      <text:p text:style-name="P3"><text:span text:style-name="T112"><text:tab/></text:span><text:span text:style-name="T101">Hörstörung,Nase,Ohren,Rachen,Schlucken,Schwindel,Stimmstörung</text:span></text:p>
      <text:p text:style-name="P54"><text:span text:style-name="T101"><text:tab/></text:span></text:p>
      <text:p text:style-name="P54"><text:span text:style-name="T150"><text:tab/>wenn </text:span><text:span text:style-name="T154">1B00</text:span><text:span text:style-name="T150"> </text:span><text:span text:style-name="T154">Hör</text:span></text:p>
      <text:p text:style-name="P8"><text:span text:style-name="T150"><text:tab/></text:span><text:span text:style-name="T118">1B01 </text:span><text:span text:style-name="T102">Hörsturz,Überempfindlichkeit,vermindertes Hörvermögen,<text:tab/>Ohrgeräusche/Tinnitus,Tonhöhenverzerrung</text:span></text:p>
      <text:p text:style-name="P51"><text:span text:style-name="T101"/></text:p>
      <text:p text:style-name="P54"><text:span text:style-name="T101"><text:tab/></text:span><text:span text:style-name="T150">wenn </text:span><text:span text:style-name="T154">1B00</text:span><text:span text:style-name="T150"> </text:span><text:span text:style-name="T154">Nase</text:span></text:p>
      <text:p text:style-name="P9"><text:span text:style-name="T154"><text:tab/></text:span><text:span text:style-name="T118">1B02 <text:tab/></text:span><text:span text:style-name="T102">Geruchsstörung,Borkenbildung,Eiterabsonderung,Formveränderung,Laufende <text:tab/>Nase,Nasenbluten,Verstopfte Nase</text:span></text:p>
      <text:p text:style-name="P53"><text:span text:style-name="T102"/></text:p>
      <text:p text:style-name="P116"><text:tab/><text:span text:style-name="T221">wenn </text:span><text:span text:style-name="T222">1B00</text:span><text:span text:style-name="T221"> </text:span><text:span text:style-name="T222">Nase</text:span></text:p>
      <text:p text:style-name="P9"><text:span text:style-name="T154"><text:tab/></text:span><text:span text:style-name="T118">1B03 </text:span><text:span text:style-name="T102">Ausfluss,Fremdkörper,Ohrenbluten,Ohrmuschelentzündung,Verstopfte Ohren</text:span></text:p>
      <text:p text:style-name="P53"><text:span text:style-name="T102"/></text:p>
      <text:p text:style-name="P116"><text:tab/><text:span text:style-name="T221">wenn </text:span><text:span text:style-name="T222">1B00</text:span><text:span text:style-name="T221"> </text:span><text:span text:style-name="T222">Rachen</text:span></text:p>
      <text:p text:style-name="P9"><text:span text:style-name="T154"><text:tab/></text:span><text:span text:style-name="T118">1B04 </text:span><text:span text:style-name="T102">Beläge,Blutung,Geschwollene Rachenmandeln,Kratzen,Halslymphknoten <text:tab/><text:tab/>(Schwellung/Schmerzen),Heiserkeit,Hustenreiz,Mundgeruch,Räusperzwang</text:span></text:p>
      <text:p text:style-name="P53"><text:span text:style-name="T102"/></text:p>
      <text:p text:style-name="P116"><text:tab/><text:span text:style-name="T221">wenn </text:span><text:span text:style-name="T222">1B00</text:span><text:span text:style-name="T221"> </text:span><text:span text:style-name="T220">Schlucken</text:span></text:p>
      <text:p text:style-name="P117">1B0<text:span text:style-name="T225">5</text:span>Regurgitation,Fremdkörpergefühl,Kloßgefühl,Schluckschmerz,Steckenbleiben,Verschlucken,Würgreiz</text:p>
      <text:p text:style-name="P115"><text:soft-page-break/><text:tab/></text:p>
      <text:p text:style-name="P116"><text:tab/><text:span text:style-name="T221">wenn </text:span><text:span text:style-name="T222">1B00</text:span><text:span text:style-name="T221"> </text:span><text:span text:style-name="T222">Stimm<text:line-break/><text:tab/></text:span>1B06 Abhusten erschwert,Heiserkeit,Kraftlose Stimme,Rauhe Stimme,Totaler <text:tab/>Stimmverlust</text:p>
      <text:p text:style-name="P54"><text:span text:style-name="T102"><text:tab/></text:span></text:p>
      <text:p text:style-name="P54"><text:span text:style-name="T102"><text:tab/></text:span><text:span text:style-name="T150">wenn </text:span><text:span text:style-name="T154">1B00</text:span><text:span text:style-name="T150"> </text:span><text:span text:style-name="T154">Schwindel </text:span></text:p>
      <text:p text:style-name="P54"><text:span text:style-name="T154"><text:tab/></text:span><text:span text:style-name="T102">1186 Schwindel <text:s/>&gt; </text:span><text:span text:style-name="T145">1187 &gt; 1188 &gt; 1189</text:span></text:p>
      <text:p text:style-name="P7"><text:span text:style-name="T135"/></text:p>
      <text:p text:style-name="P45"><text:span text:style-name="T135"/></text:p>
      <text:p text:style-name="P175"><text:span text:style-name="T191">wenn 1006 Psych</text:span></text:p>
      <text:p text:style-name="P176"><text:span text:style-name="T185">1</text:span><text:span text:style-name="T186">C00 </text:span><text:span text:style-name="T179">Fühlten Sie sich in den letzten 2 Wochen häufig traurig oder hoffnungslos? </text:span></text:p>
      <text:p text:style-name="P28"><text:span text:style-name="T201">1C01 </text:span><text:span text:style-name="T101">Hatten Sie deutlich weniger Freude an Aktivitäten? </text:span></text:p>
      <text:p text:style-name="P28"><text:span text:style-name="T201">1C02 </text:span><text:span text:style-name="T101">Fühlten Sie sich oft antriebslos oder erschöpft? </text:span></text:p>
      <text:p text:style-name="P28"><text:span text:style-name="T201">1C03 </text:span><text:span text:style-name="T101">Leiden Sie unter ständiger Nervosität oder Sorgen? </text:span></text:p>
      <text:p text:style-name="P28"><text:span text:style-name="T201">1C04 </text:span><text:span text:style-name="T101">Hatten Sie schon einmal plötzliche Angstanfälle (Herzrasen, Atemnot, Schwindel)? </text:span><text:span text:style-name="T201">1C05 </text:span><text:span text:style-name="T101">Vermeiden Sie Orte oder Situationen aus Angst? </text:span></text:p>
      <text:p text:style-name="P28"><text:span text:style-name="T201">1C06 </text:span><text:span text:style-name="T101">Haben Sie Ein- oder Durchschlafstörungen? </text:span></text:p>
      <text:p text:style-name="P28"><text:span text:style-name="T201">1C07 </text:span><text:span text:style-name="T101">Fühlen Sie sich morgens unausgeruht? </text:span></text:p>
      <text:p text:style-name="P28"><text:span text:style-name="T201">1C08 </text:span><text:span text:style-name="T101">Haben Sie Schwierigkeiten, sich zu konzentrieren? </text:span></text:p>
      <text:p text:style-name="P28"><text:span text:style-name="T201">1C09 </text:span><text:span text:style-name="T101">Vergessen Sie häufiger Dinge? </text:span></text:p>
      <text:p text:style-name="P28"><text:span text:style-name="T201">1C10 </text:span><text:span text:style-name="T101">Hören oder sehen Sie Dinge, die andere nicht wahrnehmen? </text:span></text:p>
      <text:p text:style-name="P28"><text:span text:style-name="T201">1C11 </text:span><text:span text:style-name="T101">Haben Sie Überzeugungen, die andere als ungewöhnlich ansehen? </text:span></text:p>
      <text:p text:style-name="P28"><text:span text:style-name="T201">1C12 </text:span><text:span text:style-name="T101">Trinken Sie regelmäßig Alkohol oder nehmen Sie Drogen/Medikamente außerhalb ärztlicher Vorgaben? </text:span></text:p>
      <text:p text:style-name="P28"><text:span text:style-name="T201">1C13 </text:span><text:span text:style-name="T101">Haben Sie das Gefühl, die Kontrolle über den Konsum zu verlieren? </text:span></text:p>
      <text:p text:style-name="P28"><text:span text:style-name="T201">1C14 </text:span><text:span text:style-name="T101">Hatten Sie schon einmal Gedanken, nicht mehr leben zu wollen? </text:span></text:p>
      <text:p text:style-name="P28"><text:span text:style-name="T201">1C15</text:span><text:span text:style-name="T101">Haben Sie konkrete Pläne, sich etwas anzutun?</text:span></text:p>
      <text:p text:style-name="P172"><text:span text:style-name="T190"/></text:p>
      <text:p text:style-name="P171"><text:span text:style-name="T190"/></text:p>
      <text:p text:style-name="P171"><text:span text:style-name="T190">wenn </text:span><text:span text:style-name="T191">Alter </text:span><text:span text:style-name="T190">&lt; 7 Jahre</text:span></text:p>
      <text:p text:style-name="P28"><text:span text:style-name="T101">1P00_ernaehrung1LJ: Stillen, Mischform (Stillen/Flasche), Flasche, Beikost altersgerecht,</text:span><text:span text:style-name="T147">_freitext</text:span></text:p>
      <text:p text:style-name="P101">1P00_frueh_neonatal: Startprobleme Ja/nein</text:p>
      <text:p text:style-name="P101">1P00_geburtsgewicht_g:</text:p>
      <text:p text:style-name="P101">1P00_geburtslaenge_cm:</text:p>
      <text:p text:style-name="P101">1P00_geburtsmodus: Spontan, Sectio, Saugglocke, Forceps</text:p>
      <text:p text:style-name="P101">1P00_ssw:</text:p>
      <text:p text:style-name="P101">1P10_freitext (Auffälligkeiten):</text:p>
      <text:p text:style-name="P185"><text:span text:style-name="T12">1P10_</text:span><text:span text:style-name="T77">Lern- oder Konzentrationsprobleme?</text:span><text:span text:style-name="T12">:</text:span></text:p>
      <text:p text:style-name="P102">1P10_motorik: Unauffällig, Verzögert, Unsicher</text:p>
      <text:p text:style-name="P102">1P10_sprache: unauffällig,verzögert</text:p>
      <text:p text:style-name="P102">1P10_wachstum: unauffällig,verzögert</text:p>
      <text:p text:style-name="P102">1P20_bronchitiden: Bronchitiden wiederkehrend? ja/nein</text:p>
      <text:p text:style-name="P102">1P20_freitext zu Impfungen:</text:p>
      <text:p text:style-name="P185"><text:span text:style-name="T12">1P20_hno: Ohrentz</text:span><text:span text:style-name="T76">ündungen wiederkehrend? </text:span><text:span text:style-name="T77">ja/nein</text:span></text:p>
      <text:p text:style-name="P102">1P20_infekte: Mehr als 6 Infekte pro Jahr? ja/nein</text:p>
      <text:p text:style-name="P185"><text:span text:style-name="T12">1P20_mmrw_</text:span><text:span text:style-name="T13">stiko</text:span><text:span text:style-name="T12">:Vollständig, Unvollständig, Unbekannt</text:span></text:p>
      <text:p text:style-name="P185"><text:span text:style-name="T12">1P20_tonsillitis: </text:span><text:span text:style-name="T13">wiederkehrend? ja/nein</text:span></text:p>
      <text:p text:style-name="P185"><text:span text:style-name="T13">1P30_allergien: Allergien/Nahrungsmittelunvertr</text:span><text:span text:style-name="T76">äglichkeiten?</text:span><text:span text:style-name="T13"> </text:span></text:p>
      <text:p text:style-name="P103">1P30_asthma: ja/nein</text:p>
      <text:p text:style-name="P103"><text:soft-page-break/>1P30_dermatitis:ja/nein</text:p>
      <text:p text:style-name="P103">1P30_fehlbildungen: ja/nein _freitext</text:p>
      <text:p text:style-name="P103">1P30_herz: herzfehler ja/nein _freitext</text:p>
      <text:p text:style-name="P103">1P30_medikation: _freitext</text:p>
      <text:p text:style-name="P103">1P30_stoffwechsel: _freitext</text:p>
      <text:p text:style-name="P103">1P40_aengste: ja/nein</text:p>
      <text:p text:style-name="P103">1P40_betreuung: Kindergarten, Schule, Tagesstätte, Keine Einrichtung</text:p>
      <text:p text:style-name="P185"><text:span text:style-name="T13">1P40_bewegung: ausreichend, zu wenig</text:span></text:p>
      <text:p text:style-name="P103">1P40_ernaehrung: ausgewogen,verbesserungsbedürftig</text:p>
      <text:p text:style-name="P103">1P40_familie: besondere Belastung</text:p>
      <text:p text:style-name="P103">1P40_schlaf: Störungen ja/nein</text:p>
      <text:p text:style-name="P103">1P51_beatmung: Beatmung/intensivaufenthalt? ja/nein</text:p>
      <text:p text:style-name="P49"><text:span text:style-name="T204">1P15_</text:span><text:span text:style-name="T204">pgar_1min: </text:span>0–3 (Poor), 4–6 (Mittelgradig beeinträchtigt), 7–10 (Gut)</text:p>
      <text:p text:style-name="P49"><text:span text:style-name="T204">1P15_pgar_5min: </text:span>0–3 (Poor), 4–6 (Mittelgradig beeinträchtigt), 7–10 (Gut)</text:p>
      <text:p text:style-name="P49"><text:span text:style-name="T204">1P15_pgar_10min: </text:span>0–3 (Poor), 4–6 (Mittelgradig beeinträchtigt), 7–10 (Gut)</text:p>
      <text:p text:style-name="P103">1P53_atopie_familie: ja/nein</text:p>
      <text:p text:style-name="P168"/>
      <text:p text:style-name="P155"/>
      <text:p text:style-name="P194">📅 Terminvereinbarung</text:p>
      <text:p text:style-name="P200"><text:span text:style-name="T76">2000 </text:span><text:span text:style-name="T78">Versicherungsstatus:<text:tab/>Privat/selbstzahler – gesetzlich</text:span></text:p>
      <text:p text:style-name="P177">2001 Haben Sie bereits einen Termin bei uns? <text:s/>Ja/nein</text:p>
      <text:p text:style-name="P201"><text:span text:style-name="T76"/></text:p>
      <text:p text:style-name="P202"><text:span text:style-name="T88">wenn </text:span><text:span text:style-name="T89">2001 </text:span><text:span text:style-name="T87">ja</text:span><text:span text:style-name="T76"><text:tab/></text:span></text:p>
      <text:p text:style-name="P178"><text:tab/>2002 Termin am: Datumauswahl </text:p>
      <text:p text:style-name="P201"><text:span text:style-name="T76"/></text:p>
      <text:p text:style-name="P205"><text:span text:style-name="T88">wenn </text:span><text:span text:style-name="T89">2001 </text:span><text:span text:style-name="T90">nein</text:span><text:span text:style-name="T79"><text:tab/></text:span></text:p>
      <text:p text:style-name="P205"><text:span text:style-name="T79"><text:tab/>2003 Welche Uhrzeit kommt für Ihren Terminwunsch in Frage?: </text:span><text:span text:style-name="T2">vormittags, <text:tab/><text:tab/><text:tab/>nachmittags, egal</text:span></text:p>
      <text:p text:style-name="P206"><text:span text:style-name="T2"/></text:p>
      <text:p text:style-name="P206"><text:span text:style-name="T79"><text:tab/>2004 Welche Wochentage bevorzugen Sie? </text:span><text:span text:style-name="T80">(multriselct) </text:span><text:span text:style-name="T79">: </text:span><text:span text:style-name="T2">Montag, Dienstag, <text:tab/><text:tab/>Mittwoch, Donnerstag, Freitag, egal</text:span></text:p>
      <text:p text:style-name="P206"><text:span text:style-name="T2"/></text:p>
      <text:p text:style-name="P104">2005 Waren Sie schon einmal bei uns? ja/nein</text:p>
      <text:p text:style-name="P207"><text:span text:style-name="T2"/></text:p>
      <text:p text:style-name="P206"><text:span text:style-name="T47">2006 Weshalb kommen Sie zu uns? </text:span><text:span text:style-name="T2">Abklärung oben genannter Beschwerden, Kontrolluntersuchung, Vorsorge/Prävention, Abklärung auffälliger Befunde, Abklärung chron. Erkrankungen, Tumorverdacht, Neurologische Symptome, Orthopädische Probleme, Therapieanpassung/Medikamentenkontrolle, Unfallfolgen (Arbeitsunfall), Begutachtung/Anträge, Einholung einer Zweitmeinung, anderer Anlass z. B. Behandlung, neues Symptom </text:span><text:span text:style-name="T47">_(Freitext)</text:span></text:p>
      <text:p text:style-name="P206"><text:span text:style-name="T47"/></text:p>
      <text:p text:style-name="P206"><text:span text:style-name="T47"/></text:p>
      <text:p text:style-name="P196"><text:span text:style-name="T39">wenn </text:span><text:span text:style-name="T41">2006 </text:span><text:span text:style-name="T47">Kontrolluntersuchung</text:span></text:p>
      <text:p text:style-name="P206"><text:span text:style-name="T29"><text:tab/></text:span><text:span text:style-name="T36">2010: Blutzucker/Diabeteskontrolle, Laborwerte allgemein, sonstige <text:tab/><text:tab/>Kontrolle_freitext</text:span></text:p>
      <text:p text:style-name="P206"><text:span text:style-name="T29"/></text:p>
      <text:p text:style-name="P197"><text:span text:style-name="T39">wenn </text:span><text:span text:style-name="T41">2006 </text:span><text:span text:style-name="T47">Vorsorge</text:span></text:p>
      <text:p text:style-name="P215"><text:span text:style-name="T29"><text:tab/></text:span><text:span text:style-name="T36">2020: Aortenaneurysma-Screening (für Männer ab 65), Gefäßalter-Bestimmung <text:tab/>(IgeL), Kontrolle periphere arterielle Verschlusskrankheit (pAVK), Schlaganfallrisiko-<text:tab/>Check (IgeL), Thrombose-Risikoeinschätzung, Gesundheits-Check-up (IgeL), </text:span><text:soft-page-break/><text:span text:style-name="T36"><text:tab/>Impfstatus-Kontrolle, Bluthochdruck-Screening, Blutzucker-/Diabetes-Screening, <text:tab/>Lipidstoffwechsel-/Cholesterin-Screening, Hautkrebs-Screening, Darmkrebs-<text:tab/>Screening, Prostata-Vorsorge (PSA, Tastuntersuchung), Gynäkologische Vorsorge, <text:tab/>Osteoporose-/Knochendichte-Messung, Lungengesundheit (z. B. COPD-/Raucher-<text:tab/>Screening), Lebensstil-Check (Bewegung, Ernährung, Gewicht, Stress)</text:span></text:p>
      <text:p text:style-name="P206"><text:span text:style-name="T29"/></text:p>
      <text:p text:style-name="P221"><text:span text:style-name="T21">wenn </text:span><text:span text:style-name="T19">2006 </text:span><text:span text:style-name="T23">Befunde</text:span><text:span text:style-name="T36"><text:line-break/><text:tab/>2030: Bildgebung (Röntgen, CT, MRT, Ultraschall), Laborauffälligkeiten, weitere <text:tab/>Vorbefunde </text:span><text:span text:style-name="T37">_freitext</text:span></text:p>
      <text:p text:style-name="P206"><text:span text:style-name="T36"/></text:p>
      <text:p text:style-name="P127"><text:tab/></text:p>
      <text:p text:style-name="P197"><text:span text:style-name="T39">wenn </text:span><text:span text:style-name="T41">2006 </text:span><text:span text:style-name="T48">chronisch</text:span></text:p>
      <text:p text:style-name="P216"><text:span text:style-name="T37"><text:tab/></text:span><text:span text:style-name="T36">2040 Herz-Kreislauf (Hypertonie, KHK, Herzrhythmus), Gefäßerkrankung, <text:tab/><text:tab/>Stoffwechsel (Diabetes, Schilddrüse), Atemwege (Asthma, COPD), sonstige <text:tab/><text:tab/>Erkrankungen </text:span></text:p>
      <text:p text:style-name="P206"><text:span text:style-name="T36"/></text:p>
      <text:p text:style-name="P221"><text:span text:style-name="T21">wenn </text:span><text:span text:style-name="T19">2006 </text:span><text:span text:style-name="T23">Tumor</text:span></text:p>
      <text:p text:style-name="P221"><text:span text:style-name="T24"><text:tab/></text:span><text:span text:style-name="T37">2045 </text:span><text:span text:style-name="T36">Tumor</text:span><text:span text:style-name="T37">verdacht</text:span><text:span text:style-name="T36">: Knoten/Schwellung, Blut im Stuhl, Gewichtsverlust, <text:tab/><text:tab/>andere Anhaltspunkte </text:span><text:span text:style-name="T37">_freitext</text:span></text:p>
      <text:p text:style-name="P221"><text:span text:style-name="T56"/></text:p>
      <text:p text:style-name="P221"><text:span text:style-name="T21">wenn </text:span><text:span text:style-name="T19">2006 </text:span><text:span text:style-name="T23">Neurologie</text:span></text:p>
      <text:p text:style-name="P222"><text:span text:style-name="T23"><text:tab/></text:span><text:span text:style-name="T30">2060 </text:span><text:span text:style-name="T36">Neuro</text:span><text:span text:style-name="T30">logische Symptome: Schwindel, Lähmungen, Sensibilitätsstörungen, <text:tab/><text:tab/>Krampfanfälle, sonstige Symptome _freitext</text:span></text:p>
      <text:p text:style-name="P221"><text:span text:style-name="T23"/></text:p>
      <text:p text:style-name="P221"><text:span text:style-name="T36"><text:tab/></text:span><text:span text:style-name="T21">wenn </text:span><text:span text:style-name="T23">2040</text:span><text:span text:style-name="T19"> </text:span><text:span text:style-name="T23">Herz</text:span></text:p>
      <text:p text:style-name="P221"><text:span text:style-name="T36"><text:tab/></text:span><text:span text:style-name="T37">2041 </text:span><text:span text:style-name="T36">Herz-Kreislauferkrankung: Bluthochdruck, Angina pectoris, <text:tab/><text:tab/><text:tab/><text:tab/>Herzrhythmusstörung, andere Herz-Kreislauferkrankungen </text:span><text:span text:style-name="T37">_freitext </text:span></text:p>
      <text:p text:style-name="P206"><text:span text:style-name="T36"/></text:p>
      <text:p text:style-name="P221"><text:span text:style-name="T36"><text:tab/></text:span><text:span text:style-name="T21">wenn </text:span><text:span text:style-name="T23">2040</text:span><text:span text:style-name="T19"> </text:span><text:span text:style-name="T23">Gefäß</text:span></text:p>
      <text:p text:style-name="P221"><text:span text:style-name="T36"><text:tab/></text:span><text:span text:style-name="T37">2042 </text:span><text:span text:style-name="T36">Gef</text:span><text:span text:style-name="T92">äßerkrankung: </text:span><text:span text:style-name="T2">Aneurysma, pAVK, Krampfadern, Lymphödem, <text:tab/><text:tab/><text:tab/>Lipödem, Raynaud-Syndrom, Thrombose, Vaskulitis, andere <text:tab/><text:tab/><text:tab/><text:tab/>Gefäßerkrankungen</text:span><text:span text:style-name="T49"> </text:span><text:span text:style-name="T48">_freitext</text:span></text:p>
      <text:p text:style-name="P128"><text:tab/></text:p>
      <text:p text:style-name="P221"><text:span text:style-name="T36"><text:tab/></text:span><text:span text:style-name="T21">wenn </text:span><text:span text:style-name="T23">2040</text:span><text:span text:style-name="T19"> </text:span><text:span text:style-name="T23">Stoffwechsel</text:span></text:p>
      <text:p text:style-name="P221"><text:span text:style-name="T23"><text:tab/></text:span><text:span text:style-name="T37">2043 </text:span><text:span text:style-name="T36">Stoffwechselst</text:span><text:span text:style-name="T92">örung: </text:span><text:span text:style-name="T2">Diabeteseinstellung, Fettstoffwechseleinstellung, <text:tab/><text:tab/>Überwachung/Kontrolle der Schilddrüsenfunktion, andere<text:tab/><text:tab/><text:tab/><text:tab/><text:tab/>Stoffwechselerkrankungen </text:span><text:span text:style-name="T48">_freitext</text:span></text:p>
      <text:p text:style-name="P217"/>
      <text:p text:style-name="P221"><text:span text:style-name="T36"><text:tab/></text:span><text:span text:style-name="T21">wenn </text:span><text:span text:style-name="T23">2040</text:span><text:span text:style-name="T19"> </text:span><text:span text:style-name="T23">Asthma</text:span><text:span text:style-name="T36"><text:tab/></text:span></text:p>
      <text:p text:style-name="P221"><text:span text:style-name="T36"><text:tab/></text:span><text:span text:style-name="T37">2044 </text:span><text:span text:style-name="T36">Asthma/COPD: </text:span><text:span text:style-name="T28">Verschlechterung der Atemfunktion, Inhalationstechnik, <text:tab/><text:tab/>Nebenwirkungen, Rauchstopp-Intervention, andere Probleme</text:span><text:span text:style-name="T36"> </text:span><text:span text:style-name="T37">_freitext</text:span></text:p>
      <text:p text:style-name="P206"><text:span text:style-name="T36"/></text:p>
      <text:p text:style-name="P222"><text:span text:style-name="T21">wenn </text:span><text:span text:style-name="T19">2006 </text:span><text:span text:style-name="T23">Neurologie</text:span></text:p>
      <text:p text:style-name="P222"><text:span text:style-name="T36"><text:tab/></text:span><text:span text:style-name="T30">2070 </text:span><text:span text:style-name="T36">Ortho</text:span><text:span text:style-name="T30">pädische Probleme: Arthrose, Bandscheibenbeschwerden, <text:tab/>Fehlstellungen/Bewegungseinschränkung, Deformitäten/Mißbildungen, sonstige <text:tab/>Probleme _freitext</text:span><text:span text:style-name="T36"><text:tab/></text:span></text:p>
      <text:p text:style-name="P206"><text:span text:style-name="T36"/></text:p>
      <text:p text:style-name="P206"><text:span text:style-name="T30"/></text:p>
      <text:p text:style-name="P195"><text:span text:style-name="T2">wenn </text:span><text:span text:style-name="T41">2006 </text:span><text:span text:style-name="T46">U</text:span><text:span text:style-name="T2">nfall</text:span></text:p>
      <text:p text:style-name="P218"><text:soft-page-break/><text:span text:style-name="T30"><text:tab/>2080 Unfallfolgen (Arbeitsunfall): Welchen Beruf bzw. welche T</text:span><text:span text:style-name="T76">ätigkeit üben Sie <text:tab/>aus?</text:span></text:p>
      <text:p text:style-name="P218"><text:span text:style-name="T76"/></text:p>
      <text:p text:style-name="P206"><text:span text:style-name="T36"><text:tab/></text:span><text:span text:style-name="T30">2081 </text:span><text:span text:style-name="T36">Wer ist Ihr Arbeitgeber (Name, Anschrift)?</text:span></text:p>
      <text:p text:style-name="P206"><text:span text:style-name="T36"/></text:p>
      <text:p text:style-name="P186"><text:span text:style-name="T5"><text:tab/></text:span><text:span text:style-name="T6">2082 </text:span><text:span text:style-name="T30">Seit wann sind Sie bei diesem Arbeitgeber besch</text:span><text:span text:style-name="T76">äftigt?</text:span></text:p>
      <text:p text:style-name="P186"><text:span text:style-name="T76"/></text:p>
      <text:p text:style-name="P187"><text:span text:style-name="T6">2083 Welche Berufsgenossenschaft ist f</text:span><text:span text:style-name="T76">ür Sie zuständig?</text:span><text:span text:style-name="T6"> (select)</text:span></text:p>
      <text:p text:style-name="P187"><text:span text:style-name="T6">Berufsgenossenschaft der Bauwirtschaft, Berufsgenossenschaft Energie Textil Elektro Medienerzeugnisse, Berufsgenossenschaft Holz und Metall, Berufsgenossenschaft Handel und Warenlogistik, Berufsgenossenschaft Nahrungsmittel und Gastgewerbe, Berufsgenossenschaft Rohstoffe und chemische Industrie, Berufsgenossenschaft Verkehrswirtschaft Post-Logistik Telekommunikation, Berufsgenossenschaft für Gesundheitsdienst und Wohlfahrtspflege, Verwaltungs-Berufsgenossenschaft, Sozialversicherung für Landwirtschaft Forsten und Gartenbau (Landwirtschaftliche Berufsgenossenschaft), Unfallversicherung Bund und Bahn, Unfallkassen der Länder, Gemeindeunfallversicherungsverbände/Kommunale Unfallkassen, Feuerwehr-Unfallkasse</text:span><text:span text:style-name="T5"><text:tab/></text:span></text:p>
      <text:p text:style-name="P187"><text:span text:style-name="T5"/></text:p>
      <text:p text:style-name="P188"><text:span text:style-name="T5">2</text:span><text:span text:style-name="T3">084 An welchem Tag ist der Unfall passiert?</text:span></text:p>
      <text:p text:style-name="P188"><text:span text:style-name="T3"/></text:p>
      <text:p text:style-name="P129">2085 Zu welcher Uhrzeit ist der Unfall passiert?</text:p>
      <text:p text:style-name="P187"><text:span text:style-name="T6">2086 Es handelt sich um: </text:span><text:span text:style-name="T3">Arbeitszeit, Wegeunfall, Pause</text:span></text:p>
      <text:p text:style-name="P188"><text:span text:style-name="T3"/></text:p>
      <text:p text:style-name="P206"><text:span text:style-name="T79"><text:tab/></text:span><text:span text:style-name="T81">208</text:span><text:span text:style-name="T82">7</text:span><text:span text:style-name="T81"> Unfallort? </text:span><text:span text:style-name="T46">Betriebsgelände, Baustelle, Arbeitsweg, anderer Ort </text:span><text:span text:style-name="T39">_freitext</text:span></text:p>
      <text:p text:style-name="P206"><text:span text:style-name="T39"/></text:p>
      <text:p text:style-name="P106"><text:tab/>2088<text:tab/>Unfallhergang? </text:p>
      <text:p text:style-name="P219"><text:span text:style-name="T39"/></text:p>
      <text:p text:style-name="P190"><text:span text:style-name="T17"><text:tab/>2089 </text:span><text:span text:style-name="T39"><text:s/>Beschreiben Sie hier Ihre Verletzungen</text:span><text:span text:style-name="T17"><text:tab/></text:span></text:p>
      <text:p text:style-name="P201"><text:span text:style-name="T84"/></text:p>
      <text:p text:style-name="P201"><text:span text:style-name="T84"><text:tab/></text:span><text:span text:style-name="T85">2090 Wurde der Unfall im Betrieb gemeldet? ja/nein</text:span></text:p>
      <text:p text:style-name="P201"><text:span text:style-name="T85"/></text:p>
      <text:p text:style-name="P201"><text:span text:style-name="T85"><text:tab/>2091<text:tab/>Wurde eine </text:span><text:span text:style-name="T76">ärztliche Erstversorgung durchgeführt? </text:span><text:span text:style-name="T85">ja/nein</text:span></text:p>
      <text:p text:style-name="P201"><text:span text:style-name="T85"/></text:p>
      <text:p text:style-name="P201"><text:span text:style-name="T85"><text:tab/>2092<text:tab/>Wer hat die </text:span><text:span text:style-name="T76">ärztliche Erstversorgung durchgeführt?</text:span></text:p>
      <text:p text:style-name="P194"/>
      <text:p text:style-name="P195">Wenn <text:span text:style-name="T41">2006 </text:span>Begutachtung</text:p>
      <text:p text:style-name="P219"><text:span text:style-name="T207"><text:tab/>2100 </text:span><text:span text:style-name="T1">Freies Gutachten/Versicherungsgutachten, GdB Gutachten, Reha Antrag, <text:tab/></text:span><text:span text:style-name="T51">_</text:span><text:span text:style-name="T1">machen Sie hier nähere Angaben</text:span></text:p>
      <text:p text:style-name="P203"/>
      <text:p text:style-name="P203"/>
      <text:p text:style-name="P194"/>
      <text:p text:style-name="P155">🏠 <text:s/>– Adressdaten </text:p>
      <text:p text:style-name="P155"/>
      <text:p text:style-name="P158">wenn 2005 = nein</text:p>
      <text:p text:style-name="P84">3000 <text:span text:style-name="T101">Wie lautet Ihre PLZ? <text:s text:c="2"/></text:span></text:p>
      <text:p text:style-name="P84"/>
      <text:p text:style-name="P85"><text:span text:style-name="T221">wenn 2005 = nein</text:span></text:p>
      <text:p text:style-name="P85">3001 <text:span text:style-name="T101">Wohnort <text:s text:c="2"/></text:span></text:p>
      <text:p text:style-name="P84"><text:soft-page-break/></text:p>
      <text:p text:style-name="P85"><text:span text:style-name="T221">wenn 2005 = nein</text:span></text:p>
      <text:p text:style-name="P85">3002 <text:span text:style-name="T101">Wohnanschrift </text:span></text:p>
      <text:p text:style-name="P84"/>
      <text:p text:style-name="P161"><text:span text:style-name="T219">immer</text:span></text:p>
      <text:p text:style-name="P85">3003 <text:span text:style-name="T101">E‑Mail für Ihre Terminbestätigung</text:span></text:p>
      <text:p text:style-name="P84"/>
      <text:p text:style-name="P161"><text:span text:style-name="T219">immer</text:span></text:p>
      <text:p text:style-name="P85">3004 <text:span text:style-name="T101">Mobilrufnummer für Rückfragen?</text:span></text:p>
      <text:p text:style-name="P84"/>
      <text:p text:style-name="P84">3005 <text:span text:style-name="T101">Geben Sie hier – wenn bekannt – Ihre Patienten-ID ein <text:s/></text:span><text:span text:style-name="T199">(optiona</text:span><text:span text:style-name="T200">l</text:span><text:span text:style-name="T199">)</text:span></text:p>
      <text:p text:style-name="P155"/>
      <text:p text:style-name="P162">📏Körpermaße-Rauchverhalten <text:s/><text:span text:style-name="T212">(</text:span><text:span text:style-name="T170">nur wenn 2005 = nein)</text:span></text:p>
      <text:p text:style-name="P162"><text:span text:style-name="T170"/></text:p>
      <text:p text:style-name="P86"><text:span text:style-name="T170">4000 Wie gro</text:span><text:span text:style-name="T101">ß sind Sie?</text:span></text:p>
      <text:p text:style-name="P86"><text:span text:style-name="T101"/></text:p>
      <text:p text:style-name="P87"><text:span text:style-name="T170">4</text:span><text:span text:style-name="T101">001 Wie schwer sind Sie (in kg)?</text:span></text:p>
      <text:p text:style-name="P87"><text:span text:style-name="T101"/></text:p>
      <text:p text:style-name="P130">4002 Haben Sie jemals geraucht?</text:p>
      <text:p text:style-name="P87"><text:span text:style-name="T101"/></text:p>
      <text:p text:style-name="P139">Wenn 4002 ja</text:p>
      <text:p text:style-name="P184"><text:span text:style-name="T52"><text:tab/></text:span><text:span text:style-name="T54">4003 </text:span><text:span text:style-name="T93">Durchschnittlich wie viele Zigaretten pro Tag?</text:span></text:p>
      <text:p text:style-name="P204"><text:span text:style-name="T2"><text:tab/></text:span><text:span text:style-name="T40">4004 Wie viele Jahre haben Sie geraucht?</text:span></text:p>
      <text:p text:style-name="P130"><text:tab/>4005 Rauchen Sie immer noch?</text:p>
      <text:p text:style-name="P204"><text:span text:style-name="T40"><text:tab/></text:span></text:p>
      <text:p text:style-name="P139">Wenn 4002 nein</text:p>
      <text:p text:style-name="P204"><text:span text:style-name="T40"><text:tab/>4006 Wann (Jahr) haben Sie aufgeh</text:span><text:span text:style-name="T76">ört?</text:span><text:span text:style-name="T1"><text:tab/></text:span></text:p>
      <text:p text:style-name="P204"><text:span text:style-name="T1"/></text:p>
      <text:p text:style-name="P204"><text:span text:style-name="T1"/></text:p>
      <text:p text:style-name="P208"><text:span text:style-name="T50">4100 </text:span><text:span text:style-name="T31">Haben Sie eine der folgenden Impfungen erhalten? </text:span><text:span text:style-name="T2">COVID-19, Diphtherie, FSME, Hepatitis B, Herpes Zoster (Gürtelrose), Influenza (Grippe), Masern, Mumps, Röteln (MMR), Pneumokokken, RSV, Tetanus, keine der </text:span><text:span text:style-name="T40">aufgeführten</text:span><text:span text:style-name="T2"> Impfungen erhalten, </text:span><text:span text:style-name="T40">_freitext</text:span></text:p>
      <text:p text:style-name="P208"><text:span text:style-name="T31"/></text:p>
      <text:p text:style-name="P208"><text:span text:style-name="T31">4120 Berufliche Situation: </text:span><text:span text:style-name="T28">Vollzeit, Teilzeit, Rentner/in, arbeitslos, in Ausbildung/Studium, keine Angabe</text:span></text:p>
      <text:p text:style-name="P213"><text:span text:style-name="T28"/></text:p>
      <text:p text:style-name="P208"><text:span text:style-name="T31">4121 Stressbelastung: </text:span><text:span text:style-name="T28">nicht gestresst, leicht gestresst, mäßig gestresst, stark gestresst</text:span></text:p>
      <text:p text:style-name="P208"><text:span text:style-name="T28"/></text:p>
      <text:p text:style-name="P208"><text:span text:style-name="T31">4122 Schlafqualität: </text:span><text:span text:style-name="T28">erholsam, keine Probleme, gelegentlich Probleme, häufig Probleme, starke Schlafstörungen</text:span></text:p>
      <text:p text:style-name="P213"><text:span text:style-name="T28"/></text:p>
      <text:p text:style-name="P209"><text:span text:style-name="T32">4123 Bewegung im Alltag: </text:span><text:span text:style-name="T28">unter 150 Minuten/Woche, 150–300 Minuten/Woche, über 300 Minuten/Woche, keine Angabe</text:span></text:p>
      <text:p text:style-name="P209"><text:span text:style-name="T32"/></text:p>
      <text:p text:style-name="P209"><text:span text:style-name="T32">4130 Alkoholkonsum: </text:span><text:span text:style-name="T28">nie, selten, 1–2× pro Woche, fast täglich, täglich</text:span></text:p>
      <text:p text:style-name="P214"><text:span text:style-name="T28"/></text:p>
      <text:p text:style-name="P209"><text:span text:style-name="T32">4131 Drogen: </text:span><text:span text:style-name="T28">nie konsumiert, früher, aktuell nicht mehr, gelegentlich, regelmäßig</text:span></text:p>
      <text:p text:style-name="P212"><text:span text:style-name="T32"><text:line-break/></text:span></text:p>
      <text:p text:style-name="P212"><text:soft-page-break/><text:span text:style-name="T19">nach Bedingung (Alter, Geschlecht)</text:span></text:p>
      <text:p text:style-name="P210"><text:span text:style-name="T32">4140 Vorsorgeuntersuchungen: </text:span><text:span text:style-name="T28">Gesundheits-Check-up alle 3 Jahre ab 35, Krebsfrüherkennung Abstrich Gebärmutterhals jährlich, Hautkrebs-Screening alle 2 Jahre ab 35 Jahren, Mammographie alle 2 Jahre ab 50, Prostata Tastuntersuchung ab 45 Jahren jährlich, Darmkrebsvorsorge ab 55 Jahren, Bauchaortenaneurysma-Screening Männer über 65, Hepatitis B/C Screening einmalig ab 35 Jahren möglich</text:span><text:span text:style-name="T32"> <text:s text:c="2"/></text:span></text:p>
      <text:p text:style-name="P209"><text:span text:style-name="T32"/></text:p>
      <text:p text:style-name="P211"><text:span text:style-name="T20">💉 Diabetes </text:span><text:span text:style-name="T18">(</text:span><text:span text:style-name="T21">nur wenn 2005 = nein</text:span><text:span text:style-name="T18">)</text:span></text:p>
      <text:p text:style-name="P131">5000 Leiden Sie an Diabetes? </text:p>
      <text:p text:style-name="P140">Wenn 5000 Ja</text:p>
      <text:p text:style-name="P132"><text:tab/>5001 Typ: Typ-1-Diabetes, Typ-2-Diabetes, Gestationsdiabetes, Spezifische <text:tab/>Diabetesformen (MODY; Pankreaserkrankung; Endokrinopathien; <text:tab/>medikamenteninduziert), Prädiabetes, Unklar / in Abklärung </text:p>
      <text:p text:style-name="P163"><text:tab/></text:p>
      <text:p text:style-name="P173"><text:span text:style-name="T228"><text:tab/></text:span><text:span text:style-name="T68">5002 Behandlung </text:span><text:span text:style-name="T69">(multiselect)</text:span><text:span text:style-name="T68">: </text:span><text:span text:style-name="T64">Metformin (Glucophage; Metformin AL; Siofor), <text:tab/>SGLT2-Hemmer (Jardiance; Forxiga; Invokana; Steglatro), GLP-1-Rezeptor-<text:tab/>Agonisten (Ozempic; Rybelsus; Victoza; Trulicity; Byetta), DPP-4-Hemmer (Januvia; <text:tab/>Xelevia; Trajenta; <text:tab/>Onglyza; Galvus), Sulfonylharnstoffe (Amaryl; Gliben-HEXAL; <text:tab/>Euglucon N), Glinide (NovoNorm; Starlix), Thiazolidindione (Actos), Basalinsulin <text:tab/>(Lantus; Toujeo; Levemir; Tresiba; Insulatard), Bolusinsulin (NovoRapid; Humalog; <text:tab/>Fiasp; Apidra), Mischinsulin (NovoMix; Humalog Mix; Insuman Comb), Insulinpumpe <text:tab/>(Omnipod; Accu-Chek Insight; Medtronic MiniMed), Sensorunterstützte <text:tab/>Insulintherapie (Dexcom; FreeStyle Libre; Medtronic Guardian), <text:tab/>Kombinationstherapie oral <text:tab/>(Janumet; Jentadueto; Segluromet; Xigduo), Insulin + <text:tab/>Tablette (z. B. Basalinsulin + Metformin oder GLP-1-Analogon), Andere Antidiabetika <text:tab/>(Setmelanotid; Imeglimin), Keine medikamentöse Therapie, Diät, Forxiga, <text:tab/>Glibenclamid, Insulin, Januvia, <text:tab/>Jardiance, Metformin, weitere Präparate oder <text:tab/>Kombinationen eingeben</text:span><text:span text:style-name="T70">_freitext</text:span></text:p>
      <text:p text:style-name="P164"><text:span text:style-name="T170"/></text:p>
      <text:p text:style-name="P174"><text:span text:style-name="T228"><text:tab/></text:span><text:span text:style-name="T69">5003 Komplikationen: </text:span><text:span text:style-name="T65">Diabetisches Fußsyndrom, Retinopathie, Neuropathie, <text:tab/>Nephropathie</text:span></text:p>
      <text:p text:style-name="P174"><text:span text:style-name="T65"/></text:p>
      <text:p text:style-name="P155"/>
      <text:p text:style-name="P164">🦽 Mobilität, Implantate, Blutverdünner, Allergien <text:span text:style-name="T212">(</text:span><text:span text:style-name="T170">nur wenn 2005 = nein</text:span><text:span text:style-name="T171">)</text:span></text:p>
      <text:p text:style-name="P164"><text:span text:style-name="T171"/></text:p>
      <text:p text:style-name="P88"><text:span text:style-name="T101">6000 Haben Sie körperliche Beeinträchtigungen?</text:span></text:p>
      <text:p text:style-name="P141">Wenn <text:span text:style-name="T218">6000 </text:span>Ja</text:p>
      <text:p text:style-name="P88"><text:span text:style-name="T101"><text:tab/>6000_gdb: _</text:span></text:p>
      <text:p text:style-name="P29"><text:span text:style-name="T113"/></text:p>
      <text:p text:style-name="P29"><text:span text:style-name="T113"><text:tab/>6000_merkzeichen (multiselct): </text:span><text:span text:style-name="T101">G – erhebliche Gehbeeinträchtigung, aG – <text:tab/>außergewöhnliche Gehbehinderung, B – Begleitperson erforderlich, H – hilflos, Bl – <text:tab/>blind, Gl – gehörlos, TBl – taubblind, RF – Ermäßigung beim Rundfunkbeitrag</text:span></text:p>
      <text:p text:style-name="P30"><text:span text:style-name="T101"/></text:p>
      <text:p text:style-name="P105">6000_pflegegrad: Pflegegrad 1 – geringe Beeinträchtigung der Selbstständigkeit, Pflegegrad 2 – erhebliche Beeinträchtigung der Selbstständigkeit, Pflegegrad 3 – schwere Beeinträchtigung der Selbstständigkeit, Pflegegrad 4 – schwerste Beeinträchtigung der Selbstständigkeit, Pflegegrad 5 – schwerste Beeinträchtigung der Selbstständigkeit mit besonderen Anforderungen an die pflegerische Versorgung</text:p>
      <text:p text:style-name="P30"><text:span text:style-name="T101"/></text:p>
      <text:p text:style-name="P30"><text:soft-page-break/><text:span text:style-name="T171">6001 Welche Beeinträchtigungen haben Sie? (multiselect): </text:span><text:span text:style-name="T101">Künstlicher Darmausgang, Am Rollator mobil, Auf Rollstuhl angewiesen, Gehbehinderung, Oberschenkel-Amputiert, Unterschenkel-Amputiert, Hilfe beim An- und Auskleiden benötigt, (Teil)Lähmung an den Extremitäten, Schwerhörigkeit/Ertaubung, Sehkraftverlust, Urininkontinenz, Stuhlinkontinenz, andere Beeinträchtigungen</text:span></text:p>
      <text:p text:style-name="P30"><text:span text:style-name="T101"/></text:p>
      <text:p text:style-name="P31"><text:span text:style-name="T101">6002 Tragen Sie Implantate? </text:span><text:span text:style-name="T172">(multiselct)</text:span></text:p>
      <text:p text:style-name="P142">Wenn <text:span text:style-name="T218">6002 </text:span>Ja</text:p>
      <text:p text:style-name="P33"><text:span text:style-name="T114">6003 </text:span><text:span text:style-name="T101">Blasensphinkter, Cochleaimplantat, Defibrillator, Gelenkendoprothese, Herzschrittmacher, Künstliche Herzklappe, andere Implantate</text:span></text:p>
      <text:p text:style-name="P33"><text:span text:style-name="T101"/></text:p>
      <text:p text:style-name="P32"><text:span text:style-name="T101">600</text:span><text:span text:style-name="T172">4</text:span><text:span text:style-name="T101"> Erhalten Sie blutverdünnende Medikamente? </text:span><text:span text:style-name="T172">(multiselect)</text:span></text:p>
      <text:p text:style-name="P142">Wenn <text:span text:style-name="T218">6004 </text:span>Ja</text:p>
      <text:p text:style-name="P133">6005 ASS, Brilique, Clopidogrel, Efient, Eliquis, Lixiana, Marcumar, Pradaxa, Xarelto</text:p>
      <text:p text:style-name="P33"><text:span text:style-name="T114"/></text:p>
      <text:p text:style-name="P35"><text:span text:style-name="T106">6006 Leiden Sie unter Allergien?</text:span><text:span text:style-name="T106"/></text:p>
      <text:p text:style-name="P134">Wenn <text:span text:style-name="T218">6006 </text:span>Ja</text:p>
      <text:p text:style-name="P33"><text:span text:style-name="T114">6007 (multiselect): </text:span><text:span text:style-name="T172">Antibiotika, Latex, Röntgenkontrastmittel, Schmerzmedikamente, Glutenunverträglichkeit, Lactoseintoleranz, Pollen, Milben, Tierhaare, Nahrungsmittel (z. B. Nüsse, Obst, Gluten, Milch), _Andere Allergien hier eintragen</text:span></text:p>
      <text:p text:style-name="P31"><text:span text:style-name="T101"/></text:p>
      <text:p text:style-name="P148"><text:span text:style-name="T226">wenn Alter &gt;</text:span> 60 Jahre</text:p>
      <text:p text:style-name="P34"><text:span text:style-name="T206">6008 Mobilität: </text:span>ohne Hilfsmittel mobil, Gehstock, Rollator, Rollstuhl, bettlägerig, <text:span text:style-name="T213">_</text:span>weitere Angaben zur Mobilität</text:p>
      <text:p text:style-name="P34"/>
      <text:p text:style-name="P11">6009 Stürze im letzten Jahr: keine Stürze,1-2 Stürze,≥3 Stürze</text:p>
      <text:p text:style-name="P11"/>
      <text:p text:style-name="P10"><text:span text:style-name="T226">6010 </text:span><text:span text:style-name="T177">Selbstversorgung (z. B. Waschen, Ankleiden, Essen): </text:span><text:span text:style-name="T101">vollständig selbstständig, teilweise auf Hilfe angewiesen, weitgehend hilfsbedürftig</text:span></text:p>
      <text:p text:style-name="P10"><text:span text:style-name="T101"/></text:p>
      <text:p text:style-name="P10"><text:span text:style-name="T177">6011 Kognitive Einschränkung (Gedächtnis / Orientierung): </text:span><text:span text:style-name="T101">keine Einschränkungen bekannt, Gedächtnisprobleme, Orientierungsprobleme, Konzentrations-/Aufmerksamkeitsstörungen, </text:span><text:span text:style-name="T177">_</text:span><text:span text:style-name="T101">weitere Angaben (z. B. Demenzdiagnose)</text:span></text:p>
      <text:p text:style-name="P11"><text:span text:style-name="T101"/></text:p>
      <text:p text:style-name="P155"/>
      <text:p text:style-name="P155"/>
      <text:p text:style-name="P164">❤️ Gesundheitliche Störungen &amp; Begleiterkrankungen <text:span text:style-name="T212">(</text:span><text:span text:style-name="T170">nur wenn 2005 = nein</text:span><text:span text:style-name="T171">)</text:span></text:p>
      <text:p text:style-name="P165"><text:span text:style-name="T171"/></text:p>
      <text:p text:style-name="P10"><text:span text:style-name="T113">7</text:span><text:span text:style-name="T122">000 </text:span><text:span text:style-name="T122">Haben Sie eine der folgenden Gesundheitsstörungen? (multiselect): </text:span><text:span text:style-name="T101">Bluthochdruck, Blutung/Gerinnungsstörung, Chronische Lungenerkrankung (Asthma/COPD), Dialyseabhängigkeit, Depression/Gemütsstörung, Herzschwäche/Herzrhythmusstörung, Leber/Magen-Darm-Erkrankungen, MRSA-Infektion in der Vergangenheit, Nierenfunktionsstörung, Erkrankung des Nervensystems, Rheuma, Schilddrüsenerkrankung, Weitere Diagnosen oder Vorerkrankungen hier eintragen <text:s/></text:span><text:span text:style-name="T177">_freitext</text:span></text:p>
      <text:p text:style-name="P10"><text:span text:style-name="T101"/></text:p>
      <text:p text:style-name="P146"><text:span text:style-name="T177"><text:tab/>wenn 7000 Gerinnung</text:span></text:p>
      <text:p text:style-name="P170"><text:span text:style-name="T182">7001 (</text:span><text:span text:style-name="T184">checkbox</text:span><text:span text:style-name="T182">): </text:span><text:span text:style-name="T187">Antiphospholipidsyndrom, Antithrombin-III-Mangel, Faktor-V-Leiden-Mutation (APC-Resistenz), Hämophilie A, Heparin-induzierte </text:span><text:soft-page-break/><text:span text:style-name="T187">Thrombozytopenie, Hyperhomocysteinämie, Protein-C-Mangel, Protein-S-Mangel, Von-Willebrand-Syndrom </text:span></text:p>
      <text:p text:style-name="P170"><text:span text:style-name="T187">andere Gerinnungsstörungen _freitext</text:span></text:p>
      <text:p text:style-name="P147"><text:span text:style-name="T177"/></text:p>
      <text:p text:style-name="P147"><text:span text:style-name="T177">wenn 7000 Lunge</text:span></text:p>
      <text:p text:style-name="P67"><text:span text:style-name="T177">7002 (</text:span><text:span text:style-name="T193">checkbox</text:span><text:span text:style-name="T177">): </text:span><text:span text:style-name="T101">Asthma bronchiale, Chronisch obstruktive Lungenerkrankung (COPD), Lungenemphysem, Bronchiektasen, Chronische Bronchitis (nicht obstruktiv), Idiopathische pulmonale Fibrose (IPF), Pneumokoniosen (z. B. Silikose, Asbestose), Sarkoidose (Lunge)</text:span></text:p>
      <text:p text:style-name="P67"><text:span text:style-name="T101">weitere Lungenerkrankung </text:span><text:span text:style-name="T193">_freitext</text:span></text:p>
      <text:p text:style-name="P68"><text:span text:style-name="T101"><text:tab/></text:span><text:span text:style-name="T149">wenn 7002 Asthma</text:span></text:p>
      <text:p text:style-name="P68"><text:span text:style-name="T149"><text:tab/></text:span><text:span text:style-name="T194">7102_activity: Aktivität </text:span><text:span text:style-name="T195">(select)</text:span><text:span text:style-name="T194">: nein,leicht deutlich</text:span></text:p>
      <text:p text:style-name="P68"><text:span text:style-name="T194"/></text:p>
      <text:p text:style-name="P68"><text:span text:style-name="T194"><text:tab/>7102_exac_count: Exacerbation/Jahr:</text:span></text:p>
      <text:p text:style-name="P68"><text:span text:style-name="T194"/></text:p>
      <text:p text:style-name="P69"><text:span text:style-name="T194"><text:tab/>7102_exac_hosp: Klinikaufnahme ja/nein</text:span></text:p>
      <text:p text:style-name="P69"><text:span text:style-name="T194"/></text:p>
      <text:p text:style-name="P69"><text:span text:style-name="T194"><text:tab/>7102_exac_intub: Intubation/Beatmung ja/nein</text:span></text:p>
      <text:p text:style-name="P69"><text:span text:style-name="T194"/></text:p>
      <text:p text:style-name="P69"><text:span text:style-name="T194"><text:tab/>7102_exac_ocs: Asthmaspray Ja/nein</text:span></text:p>
      <text:p text:style-name="P69"><text:span text:style-name="T194"/></text:p>
      <text:p text:style-name="P69"><text:span text:style-name="T194"><text:tab/></text:span><text:span text:style-name="T156">wenn <text:s/>7102_exac_ocs = ja</text:span></text:p>
      <text:p text:style-name="P12"><text:span text:style-name="T136"><text:tab/><text:tab/>7102_freq_day </text:span><text:span text:style-name="T124">(select)</text:span><text:span text:style-name="T136">: </text:span><text:span text:style-name="T194">täglich, ≤2×/Woche, &gt;2×/Woche</text:span></text:p>
      <text:p text:style-name="P12"><text:span text:style-name="T194"/></text:p>
      <text:p text:style-name="P12"><text:span text:style-name="T136"><text:tab/>7102_hustenart </text:span><text:span text:style-name="T124">(selcct)</text:span><text:span text:style-name="T136">: </text:span><text:span text:style-name="T194">trocken, produktiv, wechselnd</text:span></text:p>
      <text:p text:style-name="P12"><text:span text:style-name="T194"/></text:p>
      <text:p text:style-name="P12"><text:span text:style-name="T194"><text:tab/>7102_leitsymptome </text:span><text:span text:style-name="T195">(checkbox)</text:span><text:span text:style-name="T194">: Husten, pfeifende Atmung, Luftnot, <text:tab/>Brustenge</text:span></text:p>
      <text:p text:style-name="P12"><text:span text:style-name="T194"/></text:p>
      <text:p text:style-name="P12"><text:span text:style-name="T194"><text:tab/>7102_pneumothorax: Pneumothorax in der Vergangenheit? ja/nein</text:span></text:p>
      <text:p text:style-name="P12"><text:span text:style-name="T194"/></text:p>
      <text:p text:style-name="P12"><text:span text:style-name="T194"><text:tab/></text:span><text:span text:style-name="T136">7102_saison </text:span><text:span text:style-name="T124">(Checkbox)</text:span><text:span text:style-name="T136">: Frühling, Sommer, Herbst, Winter</text:span></text:p>
      <text:p text:style-name="P12"><text:span text:style-name="T194"/></text:p>
      <text:p text:style-name="P12"><text:span text:style-name="T194"><text:tab/>7102_trigger_allergie </text:span><text:span text:style-name="T195">(Checkbox): Anstrengung, Arbeit, Pollen, Hausstaub, <text:tab/>Tier, Schimmel/Feuchte, Kälte, Reizstoffe, Wetterwechsel, Infekte, Allergene <text:tab/>(Pollen/Tier/Staub), Rauch/Dämpfe</text:span></text:p>
      <text:p text:style-name="P69"><text:span text:style-name="T194"/></text:p>
      <text:p text:style-name="P64"><text:span text:style-name="T177"/></text:p>
      <text:p text:style-name="P169"><text:span text:style-name="T188">wenn 7000 </text:span><text:span text:style-name="T189">Dialyse<text:line-break/></text:span><text:span text:style-name="T183">7003 (</text:span><text:span text:style-name="T184">checkbox</text:span><text:span text:style-name="T183">): Hämodialyse, Peritonealdialyse, über funktionierenden AV-Shunt, über Dialysekatheter</text:span></text:p>
      <text:p text:style-name="P169"><text:span text:style-name="T183"/></text:p>
      <text:p text:style-name="P149"><text:span text:style-name="T177">wenn 7000 </text:span><text:span text:style-name="T192">Gemüt</text:span></text:p>
      <text:p text:style-name="P63"><text:span text:style-name="T192">7004 (</text:span><text:span text:style-name="T193">Checkbox</text:span><text:span text:style-name="T192">): Major Depression (rezidivierende depressive Störung) Dysthymie - anhaltende depressive Störung Schizoaffektive Störung, depressive Form Saisonal abhängige Depression (Winterdepression) Bipolare affektive Störung (manisch-depressiv) Anpassungsstörung mit depressiver Reaktion Major Depression (rezidivierende depressive Störung) Dysthymie - anhaltende depressive Störung Schizoaffektive Störung, depressive Form Saisonal abhängige Depression </text:span><text:soft-page-break/><text:span text:style-name="T192">(Winterdepression) Bipolare affektive Störung (manisch-depressiv) Anpassungsstörung mit depressiver Reaktion</text:span></text:p>
      <text:p text:style-name="P63"><text:span text:style-name="T192">_ weitere Gemütsstörung (Freitext)</text:span></text:p>
      <text:p text:style-name="P150"><text:span text:style-name="T192"/></text:p>
      <text:p text:style-name="P149"><text:span text:style-name="T177">wenn 7000 </text:span><text:span text:style-name="T192">Herz</text:span></text:p>
      <text:p text:style-name="P170"><text:span text:style-name="T183">7005 (</text:span><text:span text:style-name="T184">checkbox</text:span><text:span text:style-name="T183">): </text:span><text:span text:style-name="T179">Herzklappenerkrankung, Kardiomyopathie, Offenes Foramen ovale, Vorhofflimmern</text:span></text:p>
      <text:p text:style-name="P170"><text:span text:style-name="T179">weitere Herzerkrankung </text:span><text:span text:style-name="T181">_freietxt</text:span></text:p>
      <text:p text:style-name="P150"><text:span text:style-name="T192"/></text:p>
      <text:p text:style-name="P149"><text:span text:style-name="T177">wenn 7000 </text:span><text:span text:style-name="T192">Magen<text:tab/></text:span></text:p>
      <text:p text:style-name="P65"><text:span text:style-name="T192">7006 (</text:span><text:span text:style-name="T193">checkbox</text:span><text:span text:style-name="T192">): </text:span><text:span text:style-name="T101">biliäre Zirrhose, chron. Hepatitis, Colitis ulcerosa, Divertikelentzündungen, Fettleber, GERD – Gastroösophagealer Reflux, Gallensteinleiden, Leberzirrhose, Morbus Crohn, Pankreatitis, Pfortaderthrombose weitere Magen-Darm-Erkrankung</text:span><text:span text:style-name="T192"> </text:span><text:span text:style-name="T193">_freitext</text:span></text:p>
      <text:p text:style-name="P66"/>
      <text:p text:style-name="P149"><text:span text:style-name="T177">wenn 7000 </text:span><text:span text:style-name="T192">MRSA<text:tab/></text:span></text:p>
      <text:p text:style-name="P65"><text:span text:style-name="T192">7007 (</text:span><text:span text:style-name="T193">select</text:span><text:span text:style-name="T192">): </text:span><text:span text:style-name="T101">erfolgreich eradiziert, weiterhin vorhanden, </text:span><text:span text:style-name="T193">weiß nicht</text:span></text:p>
      <text:p text:style-name="P166"><text:span text:style-name="T101"/></text:p>
      <text:p text:style-name="P149"><text:span text:style-name="T177">wenn 7000 </text:span><text:span text:style-name="T192">Niere<text:tab/></text:span></text:p>
      <text:p text:style-name="P67"><text:span text:style-name="T192">7008 (</text:span><text:span text:style-name="T193">checkbox</text:span><text:span text:style-name="T192">): </text:span><text:span text:style-name="T193">Nieren</text:span><text:span text:style-name="T101">insuffizienz (nicht dialysepflichtig), Zystennieren, Nierenbeckenentzündungen rezidivierend, Glomerulonephritis </text:span></text:p>
      <text:p text:style-name="P67"><text:span text:style-name="T101">weitere Nierenerkrankung </text:span><text:span text:style-name="T193">_freitext</text:span></text:p>
      <text:p text:style-name="P166"><text:span text:style-name="T101"/></text:p>
      <text:p text:style-name="P149"><text:span text:style-name="T177">wenn 7000 </text:span><text:span text:style-name="T192">Nerven<text:tab/></text:span></text:p>
      <text:p text:style-name="P67"><text:span text:style-name="T192">7009 (</text:span><text:span text:style-name="T193">Checkbox</text:span><text:span text:style-name="T192">): </text:span><text:span text:style-name="T101">Krampfleiden/Epilepsie, Migräne, Morbus Parkinson, Multiple Sklerose, Neuropathische Schmerzen, Polyneuropathie</text:span></text:p>
      <text:p text:style-name="P67"><text:span text:style-name="T101">weitere Nervenerkrankung</text:span><text:span text:style-name="T192"> </text:span><text:span text:style-name="T193">_freitext</text:span></text:p>
      <text:p text:style-name="P166"><text:span text:style-name="T101"/></text:p>
      <text:p text:style-name="P149"><text:span text:style-name="T177">wenn 7000 </text:span><text:span text:style-name="T192">Rheuma<text:tab/></text:span></text:p>
      <text:p text:style-name="P65"><text:span text:style-name="T192">7010 (</text:span><text:span text:style-name="T193">checkbox</text:span><text:span text:style-name="T192">): </text:span><text:span text:style-name="T101">Rheumatoide Arthritis (chronische Polyarthritis), Morbus Bechterew, Psoriasis-Arthritis, Systemischer Lupus erythematodes (SLE), Gichtarthritis<text:line-break/>weitere Rheumaerkrankung </text:span><text:span text:style-name="T193">_freitext</text:span></text:p>
      <text:p text:style-name="P166"><text:span text:style-name="T101"/></text:p>
      <text:p text:style-name="P149"><text:span text:style-name="T177">wenn 7000 </text:span><text:span text:style-name="T192">Schild<text:tab/></text:span></text:p>
      <text:p text:style-name="P65"><text:span text:style-name="T192">7011 (</text:span><text:span text:style-name="T193">checkbox</text:span><text:span text:style-name="T192">): </text:span><text:span text:style-name="T101">Autonomie, Hashimoto, Morbus Basedow, Schilddrüsenvergrößerung, Überfunktion, Unterfunktion<text:line-break/>weitere Schilddrüsenerkrankung </text:span><text:span text:style-name="T193">_freitext</text:span></text:p>
      <text:p text:style-name="P166"><text:span text:style-name="T101"/></text:p>
      <text:p text:style-name="P166"><text:span text:style-name="T101"/></text:p>
      <text:p text:style-name="P89"/>
      <text:p text:style-name="P235"><text:span text:style-name="T52">🏥 Vorerkrankungen, Operationen &amp; Medikamente </text:span><text:span text:style-name="T53">(</text:span><text:span text:style-name="T21">nur wenn 2005 = nein</text:span><text:span text:style-name="T18">)</text:span></text:p>
      <text:p text:style-name="P236"><text:span text:style-name="T33">8</text:span><text:span text:style-name="T34">000 (Checkbox) </text:span><text:span text:style-name="T34">Gab es bei Ihnen bereits folgende Erkrankungen oder Eingriffe? </text:span><text:span text:style-name="T2">Aneurysma, Arterielle Durchblutungsstörung, Beinvenenthrombose, Gefäßeingriffe/Herzoperation (OP), Herzinfarkt, Infektionskrankheiten, Krebs, Lungenarterienembolie, Organtransplantation, Schlaganfall, keine, Freitextfeld – hier können Sie weitere Angaben machen</text:span></text:p>
      <text:p text:style-name="P151"><text:span text:style-name="T122">wenn </text:span><text:span text:style-name="T124">8000</text:span><text:span text:style-name="T122"> </text:span><text:span text:style-name="T124">Aneurysma</text:span></text:p>
      <text:p text:style-name="P70"><text:soft-page-break/><text:span text:style-name="T195">8001 (checkbox) wo befand sich das Aneurysma? </text:span><text:span text:style-name="T101">Bauch, Brustkorb, Leiste, Kniekehle, Kopf<text:line-break/>an anderer Stelle </text:span><text:span text:style-name="T195">_freitext </text:span></text:p>
      <text:p text:style-name="P13"><text:span text:style-name="T124">8002 (select) Wie wurde das Aneurysma behandelt? </text:span><text:span text:style-name="T101">Operation, Endoprothese, ohne Behandlung – Beobachtung</text:span></text:p>
      <text:p text:style-name="P13"><text:span text:style-name="T101"/></text:p>
      <text:p text:style-name="P14"><text:span text:style-name="T164">wenn </text:span><text:span text:style-name="T165">8000</text:span><text:span text:style-name="T164"> </text:span><text:span text:style-name="T165">A</text:span><text:span text:style-name="T163">rteriell<text:line-break/></text:span><text:span text:style-name="T126">8003 (checkbox) </text:span><text:span text:style-name="T106">Welche Arterienerkrankung hatten Sie? Arterienverkalkung (Gefäßverengung/-verschluss), Dissektion, Schaufensterkrankheit, Embolie<text:line-break/></text:span><text:span text:style-name="T126">_freitext (andere Gefäßerkrankung)</text:span></text:p>
      <text:p text:style-name="P14"><text:span text:style-name="T126">8004 (checkbox) Welche Behandlungen wurden durchgef</text:span><text:span text:style-name="T196">ührt?</text:span><text:span text:style-name="T126"> </text:span><text:span text:style-name="T106">Gefäßausschälung (TEA) Bypassoperation Embolektomie Gefäßaufdehnung mit Ballon (PTA) Stent Y-Prothese </text:span></text:p>
      <text:p text:style-name="P14"><text:span text:style-name="T106">_ </text:span><text:span text:style-name="T126">freitext (</text:span><text:span text:style-name="T106">Andere Behandlung</text:span><text:span text:style-name="T126">)</text:span></text:p>
      <text:p text:style-name="P14"><text:span text:style-name="T126"/></text:p>
      <text:p text:style-name="P14"><text:span text:style-name="T164">wenn </text:span><text:span text:style-name="T165">8000</text:span><text:span text:style-name="T164"> </text:span><text:span text:style-name="T163">thrombose</text:span></text:p>
      <text:p text:style-name="P73"><text:span text:style-name="T196">8005 Wie oft hatten Sie eine Thrombose?</text:span></text:p>
      <text:p text:style-name="P74"><text:span text:style-name="T101">8006 Wann und wo (Bein/Arm) hatten Sie eine Thrombose? _Texteingabe (z. B. 05/2021, linkes Bein – V. Poplitea)</text:span></text:p>
      <text:p text:style-name="P74"><text:span text:style-name="T101"/></text:p>
      <text:p text:style-name="P14"><text:span text:style-name="T166">wenn </text:span><text:span text:style-name="T167">8000</text:span><text:span text:style-name="T166"> </text:span><text:span text:style-name="T168">eingriffe</text:span></text:p>
      <text:p text:style-name="P74"><text:span text:style-name="T101">8007 (checkbox) Welche Gefäß- oder Herzoperationen wurden durchgeführt?</text:span></text:p>
      <text:p text:style-name="P74"><text:span text:style-name="T101">Krampfaderoperation (Stripping/Laser), Operation an der Halsschlagader (TEA/Stent), ACVB (Herzbypass), Herzklappenersatz</text:span></text:p>
      <text:p text:style-name="P74"><text:span text:style-name="T101">_freiext (andere Operationen)</text:span></text:p>
      <text:p text:style-name="P74"><text:span text:style-name="T101"/></text:p>
      <text:p text:style-name="P14"><text:span text:style-name="T166">wenn </text:span><text:span text:style-name="T167">8000</text:span><text:span text:style-name="T166"> </text:span><text:span text:style-name="T168">infarkt</text:span></text:p>
      <text:p text:style-name="P75"><text:span text:style-name="T101">8008 Wann hatten Sie einen Herzinfarkt? </text:span><text:span text:style-name="T197">(z.</text:span><text:span text:style-name="T101"> B. 05/2021 </text:span><text:span text:style-name="T197">Mehrfachnennung möglich)</text:span></text:p>
      <text:p text:style-name="P14"><text:span text:style-name="T126">8009 (checkbox): Welche Behandlung wurde durchgeführt? </text:span><text:span text:style-name="T101">Stent Bypassoperation Lysetherapie Stent Bypassoperation Lysetherapie <text:line-break/>_ Freitextfeld</text:span></text:p>
      <text:p text:style-name="P74"><text:span text:style-name="T101"/></text:p>
      <text:p text:style-name="P15"><text:span text:style-name="T166">wenn </text:span><text:span text:style-name="T167">8000</text:span><text:span text:style-name="T166"> </text:span><text:span text:style-name="T169">Krebs</text:span></text:p>
      <text:p text:style-name="P181"><text:span text:style-name="T7">8010 (checkbox): </text:span><text:span text:style-name="T94">Welche Krebserkrankungen hatten Sie?</text:span><text:span text:style-name="T7"> </text:span><text:span text:style-name="T3">Blutkrebs, Brustkrebs, Bronchialkrebs, Darmkrebs, Gebärmutterhalskrebs, Hautkrebs, Lymphdrüsenkrebs, Magenkrebs, Ovarialkrebs, Prostatakrebs<text:line-break/></text:span><text:span text:style-name="T7">_freitext (</text:span><text:span text:style-name="T3">andere Krebserkrankungen</text:span><text:span text:style-name="T7">)</text:span></text:p>
      <text:p text:style-name="P181"><text:span text:style-name="T7"/></text:p>
      <text:p text:style-name="P181"><text:span text:style-name="T7">8011 (checkbox): Welche Behandlung wurde durchgef</text:span><text:span text:style-name="T76">ührt? </text:span><text:span text:style-name="T15">Chemotherapie, Immuntherapie, Operation, Strahlentherapie</text:span></text:p>
      <text:p text:style-name="P181"><text:span text:style-name="T16">_ </text:span><text:span text:style-name="T15">Freitextfeld</text:span></text:p>
      <text:p text:style-name="P181"><text:span text:style-name="T15"/></text:p>
      <text:p text:style-name="P182"><text:span text:style-name="T15">8012 Ist die Krebsbehandlung abgeschlossen? ja/nein</text:span></text:p>
      <text:p text:style-name="P182"><text:span text:style-name="T15"/></text:p>
      <text:p text:style-name="P182"><text:span text:style-name="T25">wenn </text:span><text:span text:style-name="T26">8000</text:span><text:span text:style-name="T25"> </text:span><text:span text:style-name="T27">embolie</text:span></text:p>
      <text:p text:style-name="P198"><text:span text:style-name="T2">8013 Wann hatten Sie eine Lungenarterienembolie? <text:s text:c="2"/>(Mehrfachnennung möglich z.</text:span><text:span text:style-name="T76"> B. 07/2019; 01/2024)</text:span></text:p>
      <text:p text:style-name="P198"><text:span text:style-name="T76"/></text:p>
      <text:p text:style-name="P198"><text:span text:style-name="T76"/></text:p>
      <text:p text:style-name="P193"><text:span text:style-name="T43">wenn </text:span><text:span text:style-name="T44">8000</text:span><text:span text:style-name="T43"> </text:span><text:span text:style-name="T2">transplant</text:span></text:p>
      <text:p text:style-name="P220"><text:soft-page-break/><text:span text:style-name="T38">8014 (Checkbox) Welches Organ wurde transplantiert? </text:span><text:span text:style-name="T2">Herz, Leber, Lunge, Niere, Pankreas</text:span></text:p>
      <text:p text:style-name="P199"><text:span text:style-name="T2">_ergänzende Angabe (Jahr)</text:span></text:p>
      <text:p text:style-name="P199"><text:span text:style-name="T2"/></text:p>
      <text:p text:style-name="P199"><text:span text:style-name="T2"/></text:p>
      <text:p text:style-name="P199"><text:span text:style-name="T25">wenn </text:span><text:span text:style-name="T26">8000</text:span><text:span text:style-name="T25"> </text:span><text:span text:style-name="T27">Schlaganfall</text:span></text:p>
      <text:p text:style-name="P199"><text:span text:style-name="T2">8015 Wann hatten Sie Ihren Schlaganfall? <text:s/>(z.</text:span><text:span text:style-name="T45"> B. 05/2021 </text:span><text:span text:style-name="T2">Mehrfachnennung möglich)</text:span></text:p>
      <text:p text:style-name="P181"><text:span text:style-name="T76"/></text:p>
      <text:p text:style-name="P71"><text:span text:style-name="T101"/></text:p>
      <text:p text:style-name="P167"><text:span text:style-name="T122">wenn </text:span><text:span text:style-name="T106">8000</text:span><text:span text:style-name="T122"> </text:span><text:span text:style-name="T127">Infektion</text:span></text:p>
      <text:p text:style-name="P76"><text:span text:style-name="T197">8016 (checkbox) </text:span><text:span text:style-name="T195">Welche Infektionskrankheiten hatten Sie? </text:span><text:span text:style-name="T101">Borreliose, Hepatitis B, Hepatitis C, HIV-Infektion / AIDS, Malaria, Tuberkulose</text:span></text:p>
      <text:p text:style-name="P76"><text:span text:style-name="T197">_freitext (andere</text:span><text:span text:style-name="T101"> Infektionskrankheiten</text:span><text:span text:style-name="T197">)</text:span></text:p>
      <text:p text:style-name="P72"><text:span text:style-name="T101"/></text:p>
      <text:p text:style-name="P72"><text:span text:style-name="T101"/></text:p>
      <text:p text:style-name="P77"><text:span text:style-name="T149">wenn </text:span><text:span text:style-name="T157">0002 </text:span><text:span text:style-name="T149">weiblich Alter ≥ 50 Jahre</text:span><text:span text:style-name="T101"> </text:span></text:p>
      <text:p text:style-name="P16"><text:span text:style-name="T128">8501 (select) Mammographie-Screening: </text:span><text:span text:style-name="T101">Teilnahme in den letzten 2 Jahren, keine Teilnahme in den letzten 2 Jahren, Hinweise/Wunsch nach Terminvermittlung</text:span></text:p>
      <text:p text:style-name="P16"><text:span text:style-name="T101"/></text:p>
      <text:p text:style-name="P77"><text:span text:style-name="T149">wenn </text:span><text:span text:style-name="T157">0002 </text:span><text:span text:style-name="T149">männlich Alter ≥ 45 Jahre</text:span><text:span text:style-name="T101"> </text:span></text:p>
      <text:p text:style-name="P16"><text:span text:style-name="T128">8502 (select) Prostata-Tastuntersuchung: </text:span><text:span text:style-name="T101">in den letzten 12 Monaten erfolgt, &gt; 12 Monate oder noch nie, Beschwerden/Anmerkungen</text:span></text:p>
      <text:p text:style-name="P16"><text:span text:style-name="T101"/></text:p>
      <text:p text:style-name="P77"><text:span text:style-name="T149">wenn </text:span><text:span text:style-name="T157">0002 </text:span><text:span text:style-name="T149">männlich Alter ≥ 65 Jahre</text:span></text:p>
      <text:p text:style-name="P16"><text:span text:style-name="T198">8503 </text:span><text:span text:style-name="T128">(select) </text:span><text:span text:style-name="T101">Bauchaortenaneurysma-Screening: bereits durchgeführt (einmalig), noch nicht durchgeführt, Befunde/Terminwunsch</text:span></text:p>
      <text:p text:style-name="P16"><text:span text:style-name="T101"/></text:p>
      <text:p text:style-name="P77"><text:span text:style-name="T149">wenn </text:span><text:span text:style-name="T157">0002 </text:span><text:span text:style-name="T149">weiblich Alter ≥ 45 Jahre</text:span><text:span text:style-name="T101"> </text:span></text:p>
      <text:p text:style-name="P16"><text:span text:style-name="T128">8504 (select) Menopausen-Status (optional): </text:span><text:span text:style-name="T101">prämenopausal, perimenopausal, postmenopausal, nicht angeben</text:span></text:p>
      <text:p text:style-name="P77"><text:span text:style-name="T101"/></text:p>
      <text:p text:style-name="P77"><text:span text:style-name="T149">wenn </text:span><text:span text:style-name="T157">0002 </text:span><text:span text:style-name="T149">weiblich Alter 16- 45 Jahre</text:span></text:p>
      <text:p text:style-name="P77"><text:span text:style-name="T101">8800 Nehmen Sie die Antibabypille? ja/nein</text:span></text:p>
      <text:p text:style-name="P77"><text:span text:style-name="T101"/></text:p>
      <text:p text:style-name="P77"><text:span text:style-name="T101"/></text:p>
      <text:p text:style-name="P78"><text:span text:style-name="T101">💊 <text:s/>Medikamente </text:span></text:p>
      <text:p text:style-name="P78"><text:span text:style-name="T101"/></text:p>
      <text:p text:style-name="P46"><text:span text:style-name="T137">8900 (checkbox) Welche Medikamente erhalten Sie?: </text:span><text:span text:style-name="T101">Keine Medikamente, Antihypertensiva (ACE-Hemmer; AT1-Blocker; Betablocker; Calciumantagonisten; Diuretika), Lipidsenker (Statine; Ezetimib), Antikoagulanzien (DOAK; Marcumar), Thrombozytenaggregationshemmer (ASS; Clopidogrel), Antidiabetika (Metformin; Insulin; SGLT2-Hemmer; GLP-1-Analoga), Schilddrüsenpräparate (Levothyroxin), Kortikosteroide (systemisch; inhalativ), Osteoporosemittel (Bisphosphonate; Denosumab), Inhalative Glukokortikoide, Beta-2-Sympathomimetika (langwirksam), Anticholinergika (LAMA), Leukotrienantagonisten (Lukaste), Protonenpumpenhemmer (Pantoprazol; Omeprazol), Analgetika (NSAR; Paracetamol; Metamizol), Opioide (chronische Schmerztherapie), Antidepressiva (SSRI; SNRI; trizyklisch), Antipsychotika, Antiepileptika, Sedativa / Hypnotika, Antidementiva, Prostatamedikamente (Alphablocker; 5-Alpha-Reduktasehemmer), </text:span><text:soft-page-break/><text:span text:style-name="T101">Hormonpräparate (Östrogene; Gestagene; Testosteron; Schilddrüsenhormone), Immunsuppressiva / Immunmodulatoren (Methotrexat; Biologika), Vitamine / Mineralstoffe (Vitamin D; Calcium; B12)<text:line-break/><text:line-break/></text:span><text:span text:style-name="T162">Hinweis: Bitte bringen Sie Ihren Medikamentenplan zum Besuch mit <text:line-break/></text:span></text:p>
      <text:p text:style-name="P46"><text:span text:style-name="T162"/></text:p>
      <text:p text:style-name="P46"><text:span text:style-name="T162"/></text:p>
      <text:p text:style-name="P47"><text:span text:style-name="T149">Kontaktdaten vor Versand prüfen</text:span></text:p>
      <text:p text:style-name="P48"><text:span text:style-name="T106">9000 email </text:span><text:a xlink:type="simple" xlink:href="mailto:name@example.com" text:style-name="Internet_20_link" text:visited-style-name="Visited_20_Internet_20_Link">name@example.com</text:a><text:span text:style-name="T106"> <text:s text:c="2"/>Abgleich mit 3003</text:span></text:p>
      <text:p text:style-name="P223"><text:span text:style-name="T57">9001 mobil </text:span><text:span text:style-name="T72">+49 </text:span><text:span text:style-name="T71">…</text:span><text:span text:style-name="T57"> <text:s text:c="2"/>Abgleich mit 3004</text:span></text:p>
      <text:p text:style-name="P223"><text:span text:style-name="T57"/></text:p>
      <text:p text:style-name="P191"><text:span text:style-name="T3">9900 Wie zufrieden sind Sie mit diesem Fragebogen?: Skala 1-5 Stern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ColorEmoji" svg:font-family="AppleColorEmoji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wiss" style:font-pitch="variable"/>
    <style:font-face style:name="TimesNewRomanPSMT" svg:font-family="TimesNewRomanPSMT" style:font-family-generic="roman" style:font-pitch="variable"/>
    <style:font-face style:name="webkit-standard" svg:font-family="webkit-standar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6T05:15:17.724965027</meta:creation-date>
    <dc:date>2025-12-16T21:57:26.480243365</dc:date>
    <meta:editing-duration>PT15M1S</meta:editing-duration>
    <meta:editing-cycles>2</meta:editing-cycles>
    <meta:generator>LibreOffice/24.2.6.2$MacOSX_AARCH64 LibreOffice_project/ef66aa7e36a1bb8e65bfbc63aba53045a14d0871</meta:generator>
    <meta:document-statistic meta:table-count="0" meta:image-count="0" meta:object-count="0" meta:page-count="20" meta:paragraph-count="451" meta:word-count="3440" meta:character-count="35198" meta:non-whitespace-character-count="31855"/>
  </office:meta>
</office:document-meta>
</file>